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47945363" calcext:value-type="float">
            <text:p>0.024794536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411113033" calcext:value-type="float">
            <text:p>0.04111130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563935187" calcext:value-type="float">
            <text:p>0.056393518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712703495" calcext:value-type="float">
            <text:p>0.071270349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859334967" calcext:value-type="float">
            <text:p>0.085933496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004673626" calcext:value-type="float">
            <text:p>0.100467362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149170308" calcext:value-type="float">
            <text:p>0.114917030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293096923" calcext:value-type="float">
            <text:p>0.129309692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436631626" calcext:value-type="float">
            <text:p>0.143663162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579898198" calcext:value-type="float">
            <text:p>0.157989819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1722986352" calcext:value-type="float">
            <text:p>0.172298635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1865962967" calcext:value-type="float">
            <text:p>0.186596296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008878901" calcext:value-type="float">
            <text:p>0.200887890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151773143" calcext:value-type="float">
            <text:p>0.215177314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294675714" calcext:value-type="float">
            <text:p>0.229467571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2437609495" calcext:value-type="float">
            <text:p>0.243760949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2580591714" calcext:value-type="float">
            <text:p>0.258059171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2723634945" calcext:value-type="float">
            <text:p>0.272363494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2866747956" calcext:value-type="float">
            <text:p>0.286674795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3009936374" calcext:value-type="float">
            <text:p>0.300993637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3153203253" calcext:value-type="float">
            <text:p>0.315320325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3296549538" calcext:value-type="float">
            <text:p>0.329654953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3439974484" calcext:value-type="float">
            <text:p>0.343997448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3583476088" calcext:value-type="float">
            <text:p>0.358347608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3727051319" calcext:value-type="float">
            <text:p>0.372705131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3870696549" calcext:value-type="float">
            <text:p>0.387069654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4014407714" calcext:value-type="float">
            <text:p>0.401440771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4158180615" calcext:value-type="float">
            <text:p>0.415818061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4302011099" calcext:value-type="float">
            <text:p>0.430201109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4445895275" calcext:value-type="float">
            <text:p>0.444589527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4589829648" calcext:value-type="float">
            <text:p>0.458982964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4733811253" calcext:value-type="float">
            <text:p>0.473381125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4877837736" calcext:value-type="float">
            <text:p>0.487783773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5021907495" calcext:value-type="float">
            <text:p>0.502190749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5166019692" calcext:value-type="float">
            <text:p>0.516601969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5310174264" calcext:value-type="float">
            <text:p>0.531017426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5454371956" calcext:value-type="float">
            <text:p>0.545437195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5598614286" calcext:value-type="float">
            <text:p>0.559861428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574290356" calcext:value-type="float">
            <text:p>0.57429035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5887242769" calcext:value-type="float">
            <text:p>0.588724276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6031635538" calcext:value-type="float">
            <text:p>0.603163553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6176086066" calcext:value-type="float">
            <text:p>0.617608606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6320599011" calcext:value-type="float">
            <text:p>0.632059901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6465179429" calcext:value-type="float">
            <text:p>0.646517942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6609832637" calcext:value-type="float">
            <text:p>0.660983263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6754564132" calcext:value-type="float">
            <text:p>0.675456413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6899379516" calcext:value-type="float">
            <text:p>0.689937951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704428433" calcext:value-type="float">
            <text:p>0.70442843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7189284022" calcext:value-type="float">
            <text:p>0.718928402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7334383802" calcext:value-type="float">
            <text:p>0.733438380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7479588593" calcext:value-type="float">
            <text:p>0.747958859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7624902989" calcext:value-type="float">
            <text:p>0.7624902989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7770331099" calcext:value-type="float">
            <text:p>0.777033109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7915876615" calcext:value-type="float">
            <text:p>0.791587661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8061542659" calcext:value-type="float">
            <text:p>0.806154265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8207331846" calcext:value-type="float">
            <text:p>0.820733184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8353246198" calcext:value-type="float">
            <text:p>0.835324619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8499287187" calcext:value-type="float">
            <text:p>0.849928718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8645455736" calcext:value-type="float">
            <text:p>0.864545573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879175222" calcext:value-type="float">
            <text:p>0.87917522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8938176484" calcext:value-type="float">
            <text:p>0.8938176484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9084727912" calcext:value-type="float">
            <text:p>0.908472791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9231405473" calcext:value-type="float">
            <text:p>0.923140547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9378207736" calcext:value-type="float">
            <text:p>0.937820773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9525132967" calcext:value-type="float">
            <text:p>0.952513296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9672179143" calcext:value-type="float">
            <text:p>0.967217914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9819344066" calcext:value-type="float">
            <text:p>0.981934406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9966625385" calcext:value-type="float">
            <text:p>0.996662538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.0114020703" calcext:value-type="float">
            <text:p>1.011402070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0261527582" calcext:value-type="float">
            <text:p>1.026152758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.040914367" calcext:value-type="float">
            <text:p>1.04091436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.0556866703" calcext:value-type="float">
            <text:p>1.055686670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0704694593" calcext:value-type="float">
            <text:p>1.070469459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.0852625451" calcext:value-type="float">
            <text:p>1.085262545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.1000657626" calcext:value-type="float">
            <text:p>1.100065762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.1148789736" calcext:value-type="float">
            <text:p>1.114878973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.1297020703" calcext:value-type="float">
            <text:p>1.1297020703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.1445349758" calcext:value-type="float">
            <text:p>1.144534975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.159377644" calcext:value-type="float">
            <text:p>1.15937764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1742300571" calcext:value-type="float">
            <text:p>1.174230057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.1890922308" calcext:value-type="float">
            <text:p>1.189092230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.2039642044" calcext:value-type="float">
            <text:p>1.203964204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.2188460418" calcext:value-type="float">
            <text:p>1.218846041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2337378286" calcext:value-type="float">
            <text:p>1.233737828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.2486396637" calcext:value-type="float">
            <text:p>1.248639663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.2635516593" calcext:value-type="float">
            <text:p>1.263551659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.2784739297" calcext:value-type="float">
            <text:p>1.278473929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.2934065912" calcext:value-type="float">
            <text:p>1.2934065912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.308349756" calcext:value-type="float">
            <text:p>1.30834975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3233035209" calcext:value-type="float">
            <text:p>1.3233035209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.3382679648" calcext:value-type="float">
            <text:p>1.3382679648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3532431451" calcext:value-type="float">
            <text:p>1.353243145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3682290879" calcext:value-type="float">
            <text:p>1.3682290879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.3832257868" calcext:value-type="float">
            <text:p>1.3832257868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.3982331978" calcext:value-type="float">
            <text:p>1.398233197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413251233" calcext:value-type="float">
            <text:p>1.41325123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.4282797626" calcext:value-type="float">
            <text:p>1.428279762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.4433186044" calcext:value-type="float">
            <text:p>1.443318604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.4583675319" calcext:value-type="float">
            <text:p>1.458367531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4734262659" calcext:value-type="float">
            <text:p>1.473426265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.4884944769" calcext:value-type="float">
            <text:p>1.488494476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.503571789" calcext:value-type="float">
            <text:p>1.503571789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.5186577758" calcext:value-type="float">
            <text:p>1.5186577758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.5337519648" calcext:value-type="float">
            <text:p>1.533751964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.5488538418" calcext:value-type="float">
            <text:p>1.5488538418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.5639628549" calcext:value-type="float">
            <text:p>1.5639628549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.5790784132" calcext:value-type="float">
            <text:p>1.5790784132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.5941998989" calcext:value-type="float">
            <text:p>1.5941998989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.6093266637" calcext:value-type="float">
            <text:p>1.6093266637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.6244580396" calcext:value-type="float">
            <text:p>1.624458039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.6395933407" calcext:value-type="float">
            <text:p>1.6395933407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.6547318703" calcext:value-type="float">
            <text:p>1.654731870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.6698729253" calcext:value-type="float">
            <text:p>1.669872925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6850158022" calcext:value-type="float">
            <text:p>1.685015802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.7001597956" calcext:value-type="float">
            <text:p>1.7001597956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.7153042088" calcext:value-type="float">
            <text:p>1.715304208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.7304483582" calcext:value-type="float">
            <text:p>1.7304483582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.7455915714" calcext:value-type="float">
            <text:p>1.745591571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.7607331934" calcext:value-type="float">
            <text:p>1.760733193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.7758725912" calcext:value-type="float">
            <text:p>1.775872591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.7910091516" calcext:value-type="float">
            <text:p>1.7910091516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.8061422835" calcext:value-type="float">
            <text:p>1.8061422835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.8212714242" calcext:value-type="float">
            <text:p>1.821271424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.836396033" calcext:value-type="float">
            <text:p>1.83639603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.8515156" calcext:value-type="float">
            <text:p>1.851515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.8666296374" calcext:value-type="float">
            <text:p>1.8666296374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.8817376835" calcext:value-type="float">
            <text:p>1.881737683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.8968393055" calcext:value-type="float">
            <text:p>1.8968393055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.9119340945" calcext:value-type="float">
            <text:p>1.911934094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.9270216659" calcext:value-type="float">
            <text:p>1.927021665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.9421016637" calcext:value-type="float">
            <text:p>1.9421016637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.9571737516" calcext:value-type="float">
            <text:p>1.957173751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.9722376176" calcext:value-type="float">
            <text:p>1.972237617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.9872929736" calcext:value-type="float">
            <text:p>1.987292973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.0023395538" calcext:value-type="float">
            <text:p>2.002339553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.0173771121" calcext:value-type="float">
            <text:p>2.017377112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.0324054264" calcext:value-type="float">
            <text:p>2.0324054264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2.0474242901" calcext:value-type="float">
            <text:p>2.0474242901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.0624335187" calcext:value-type="float">
            <text:p>2.062433518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.0774329473" calcext:value-type="float">
            <text:p>2.0774329473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.0924224264" calcext:value-type="float">
            <text:p>2.0924224264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.1074018242" calcext:value-type="float">
            <text:p>2.107401824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.1223710242" calcext:value-type="float">
            <text:p>2.122371024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.1373299231" calcext:value-type="float">
            <text:p>2.137329923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.1522784286" calcext:value-type="float">
            <text:p>2.152278428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.1672164615" calcext:value-type="float">
            <text:p>2.1672164615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2.1821439473" calcext:value-type="float">
            <text:p>2.182143947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.197060822" calcext:value-type="float">
            <text:p>2.197060822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.2119670242" calcext:value-type="float">
            <text:p>2.211967024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.2268624923" calcext:value-type="float">
            <text:p>2.226862492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.2417471648" calcext:value-type="float">
            <text:p>2.2417471648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.256620978" calcext:value-type="float">
            <text:p>2.256620978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.2714838615" calcext:value-type="float">
            <text:p>2.271483861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2.2863357407" calcext:value-type="float">
            <text:p>2.286335740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.3011765297" calcext:value-type="float">
            <text:p>2.3011765297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.3160061341" calcext:value-type="float">
            <text:p>2.316006134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.3308244484" calcext:value-type="float">
            <text:p>2.3308244484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2.3456313516" calcext:value-type="float">
            <text:p>2.345631351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.3604267165" calcext:value-type="float">
            <text:p>2.360426716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.3752104" calcext:value-type="float">
            <text:p>2.375210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2.3899822527" calcext:value-type="float">
            <text:p>2.3899822527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.4047421165" calcext:value-type="float">
            <text:p>2.404742116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.4194898242" calcext:value-type="float">
            <text:p>2.419489824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.434225211" calcext:value-type="float">
            <text:p>2.43422521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.4489481077" calcext:value-type="float">
            <text:p>2.4489481077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.4636583538" calcext:value-type="float">
            <text:p>2.463658353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.4783557934" calcext:value-type="float">
            <text:p>2.4783557934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.4930402901" calcext:value-type="float">
            <text:p>2.493040290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.5077117187" calcext:value-type="float">
            <text:p>2.507711718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.5223699824" calcext:value-type="float">
            <text:p>2.522369982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.537015011" calcext:value-type="float">
            <text:p>2.53701501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2.5516467626" calcext:value-type="float">
            <text:p>2.5516467626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2.5662652352" calcext:value-type="float">
            <text:p>2.566265235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.5808704637" calcext:value-type="float">
            <text:p>2.580870463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.5954625209" calcext:value-type="float">
            <text:p>2.5954625209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.6100415275" calcext:value-type="float">
            <text:p>2.610041527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.624607644" calcext:value-type="float">
            <text:p>2.624607644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.6391610747" calcext:value-type="float">
            <text:p>2.639161074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.6537020659" calcext:value-type="float">
            <text:p>2.6537020659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.6682309033" calcext:value-type="float">
            <text:p>2.6682309033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2.6827479055" calcext:value-type="float">
            <text:p>2.682747905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.6972534242" calcext:value-type="float">
            <text:p>2.697253424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2.711747833" calcext:value-type="float">
            <text:p>2.711747833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.7262315253" calcext:value-type="float">
            <text:p>2.7262315253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.7407049055" calcext:value-type="float">
            <text:p>2.740704905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2.7551683824" calcext:value-type="float">
            <text:p>2.7551683824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.7696223604" calcext:value-type="float">
            <text:p>2.7696223604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.7840672308" calcext:value-type="float">
            <text:p>2.7840672308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.798503367" calcext:value-type="float">
            <text:p>2.79850336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.8129311165" calcext:value-type="float">
            <text:p>2.812931116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.827350789" calcext:value-type="float">
            <text:p>2.827350789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.8417626593" calcext:value-type="float">
            <text:p>2.8417626593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2.856166956" calcext:value-type="float">
            <text:p>2.85616695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2.8705638571" calcext:value-type="float">
            <text:p>2.870563857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2.8849534945" calcext:value-type="float">
            <text:p>2.884953494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.8993359451" calcext:value-type="float">
            <text:p>2.899335945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.9137112352" calcext:value-type="float">
            <text:p>2.9137112352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2.9280793451" calcext:value-type="float">
            <text:p>2.9280793451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2.9424402044" calcext:value-type="float">
            <text:p>2.942440204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.9567937055" calcext:value-type="float">
            <text:p>2.956793705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.9711397055" calcext:value-type="float">
            <text:p>2.971139705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.985478033" calcext:value-type="float">
            <text:p>2.985478033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.9998084989" calcext:value-type="float">
            <text:p>2.9998084989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.0141309033" calcext:value-type="float">
            <text:p>3.0141309033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3.0284450484" calcext:value-type="float">
            <text:p>3.0284450484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.0427507495" calcext:value-type="float">
            <text:p>3.042750749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.0570478418" calcext:value-type="float">
            <text:p>3.057047841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3.0713361978" calcext:value-type="float">
            <text:p>3.0713361978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3.0856157363" calcext:value-type="float">
            <text:p>3.0856157363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3.0998864352" calcext:value-type="float">
            <text:p>3.0998864352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.1141483407" calcext:value-type="float">
            <text:p>3.1141483407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3.1284015802" calcext:value-type="float">
            <text:p>3.1284015802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.142646378" calcext:value-type="float">
            <text:p>3.142646378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3.1568830659" calcext:value-type="float">
            <text:p>3.1568830659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.1711120901" calcext:value-type="float">
            <text:p>3.171112090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3.1853340374" calcext:value-type="float">
            <text:p>3.1853340374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3.1995496418" calcext:value-type="float">
            <text:p>3.1995496418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3.213759811" calcext:value-type="float">
            <text:p>3.213759811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3.2279656505" calcext:value-type="float">
            <text:p>3.227965650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3.2421685011" calcext:value-type="float">
            <text:p>3.2421685011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3.2563699824" calcext:value-type="float">
            <text:p>3.2563699824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3.2705720747" calcext:value-type="float">
            <text:p>3.2705720747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.2847772154" calcext:value-type="float">
            <text:p>3.284777215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.2989884769" calcext:value-type="float">
            <text:p>3.2989884769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3.3132098352" calcext:value-type="float">
            <text:p>3.3132098352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.3274466484" calcext:value-type="float">
            <text:p>3.3274466484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3.3417065187" calcext:value-type="float">
            <text:p>3.3417065187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.3560010198" calcext:value-type="float">
            <text:p>3.3560010198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3.3703495538" calcext:value-type="float">
            <text:p>3.3703495538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.3847895011" calcext:value-type="float">
            <text:p>3.3847895011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3.399410956" calcext:value-type="float">
            <text:p>3.399410956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.414554444" calcext:value-type="float">
            <text:p>3.414554444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.4510688396" calcext:value-type="float">
            <text:p>3.451068839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3.4639065846" calcext:value-type="float">
            <text:p>3.463906584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3.4773907077" calcext:value-type="float">
            <text:p>3.4773907077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.4910840484" calcext:value-type="float">
            <text:p>3.4910840484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3.5048842154" calcext:value-type="float">
            <text:p>3.5048842154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3.5187517363" calcext:value-type="float">
            <text:p>3.5187517363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3.5326675692" calcext:value-type="float">
            <text:p>3.5326675692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.5466212637" calcext:value-type="float">
            <text:p>3.5466212637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.5606065824" calcext:value-type="float">
            <text:p>3.5606065824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3.574619578" calcext:value-type="float">
            <text:p>3.574619578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3.588657622" calcext:value-type="float">
            <text:p>3.588657622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.6027188835" calcext:value-type="float">
            <text:p>3.602718883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.6168020154" calcext:value-type="float">
            <text:p>3.6168020154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3.6309059714" calcext:value-type="float">
            <text:p>3.6309059714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.6450298769" calcext:value-type="float">
            <text:p>3.6450298769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3.6591729516" calcext:value-type="float">
            <text:p>3.6591729516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3.6733344527" calcext:value-type="float">
            <text:p>3.673334452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.6875136418" calcext:value-type="float">
            <text:p>3.6875136418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.701709756" calcext:value-type="float">
            <text:p>3.701709756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.715922" calcext:value-type="float">
            <text:p>3.715922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3.7301495385" calcext:value-type="float">
            <text:p>3.730149538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.7443914901" calcext:value-type="float">
            <text:p>3.7443914901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.7586469429" calcext:value-type="float">
            <text:p>3.7586469429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.7729149516" calcext:value-type="float">
            <text:p>3.7729149516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3.787194556" calcext:value-type="float">
            <text:p>3.787194556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3.8014847934" calcext:value-type="float">
            <text:p>3.8014847934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3.8157847099" calcext:value-type="float">
            <text:p>3.8157847099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.8300933802" calcext:value-type="float">
            <text:p>3.8300933802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.8444099253" calcext:value-type="float">
            <text:p>3.8444099253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3.8587335253" calcext:value-type="float">
            <text:p>3.8587335253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3.8730634352" calcext:value-type="float">
            <text:p>3.8730634352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3.8873990022" calcext:value-type="float">
            <text:p>3.8873990022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.9017396681" calcext:value-type="float">
            <text:p>3.9017396681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3.9160849912" calcext:value-type="float">
            <text:p>3.9160849912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.9304346418" calcext:value-type="float">
            <text:p>3.9304346418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3.9447884132" calcext:value-type="float">
            <text:p>3.9447884132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3.9591462154" calcext:value-type="float">
            <text:p>3.9591462154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3.9735080813" calcext:value-type="float">
            <text:p>3.9735080813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3.9878741516" calcext:value-type="float">
            <text:p>3.9878741516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4.0022446769" calcext:value-type="float">
            <text:p>4.0022446769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4.0166199956" calcext:value-type="float">
            <text:p>4.0166199956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4.0310005319" calcext:value-type="float">
            <text:p>4.0310005319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4.045386778" calcext:value-type="float">
            <text:p>4.045386778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4.0597792747" calcext:value-type="float">
            <text:p>4.0597792747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4.0741786022" calcext:value-type="float">
            <text:p>4.0741786022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4.0885853626" calcext:value-type="float">
            <text:p>4.0885853626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4.1030001604" calcext:value-type="float">
            <text:p>4.1030001604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4.1174235956" calcext:value-type="float">
            <text:p>4.117423595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4.1318562462" calcext:value-type="float">
            <text:p>4.1318562462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4.1462986571" calcext:value-type="float">
            <text:p>4.1462986571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4.1607513341" calcext:value-type="float">
            <text:p>4.1607513341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4.1752147297" calcext:value-type="float">
            <text:p>4.1752147297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4.1896892505" calcext:value-type="float">
            <text:p>4.189689250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4.2041752418" calcext:value-type="float">
            <text:p>4.2041752418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4.2186729934" calcext:value-type="float">
            <text:p>4.2186729934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4.2331827407" calcext:value-type="float">
            <text:p>4.2331827407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4.2477046681" calcext:value-type="float">
            <text:p>4.2477046681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4.2622389099" calcext:value-type="float">
            <text:p>4.2622389099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4.2767855582" calcext:value-type="float">
            <text:p>4.2767855582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4.2913446681" calcext:value-type="float">
            <text:p>4.2913446681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4.3059162637" calcext:value-type="float">
            <text:p>4.3059162637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4.3205003451" calcext:value-type="float">
            <text:p>4.3205003451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.3350968945" calcext:value-type="float">
            <text:p>4.335096894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4.3497058835" calcext:value-type="float">
            <text:p>4.3497058835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4.3643272769" calcext:value-type="float">
            <text:p>4.3643272769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4.3789610352" calcext:value-type="float">
            <text:p>4.3789610352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4.3936071187" calcext:value-type="float">
            <text:p>4.393607118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.4082654901" calcext:value-type="float">
            <text:p>4.408265490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4.4229361165" calcext:value-type="float">
            <text:p>4.422936116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4.437618967" calcext:value-type="float">
            <text:p>4.437618967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4.4523140132" calcext:value-type="float">
            <text:p>4.4523140132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4.4670212264" calcext:value-type="float">
            <text:p>4.4670212264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4.4817405714" calcext:value-type="float">
            <text:p>4.4817405714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4.496472011" calcext:value-type="float">
            <text:p>4.496472011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4.5112154923" calcext:value-type="float">
            <text:p>4.5112154923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4.5259709538" calcext:value-type="float">
            <text:p>4.5259709538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4.5407383077" calcext:value-type="float">
            <text:p>4.5407383077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4.5555174484" calcext:value-type="float">
            <text:p>4.5555174484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4.5703082418" calcext:value-type="float">
            <text:p>4.5703082418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4.5851105209" calcext:value-type="float">
            <text:p>4.5851105209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4.5999240901" calcext:value-type="float">
            <text:p>4.5999240901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4.6147487187" calcext:value-type="float">
            <text:p>4.6147487187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4.6295841385" calcext:value-type="float">
            <text:p>4.629584138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4.644430044" calcext:value-type="float">
            <text:p>4.644430044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4.6592861011" calcext:value-type="float">
            <text:p>4.6592861011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4.6741519385" calcext:value-type="float">
            <text:p>4.674151938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4.6890271538" calcext:value-type="float">
            <text:p>4.6890271538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.7039113231" calcext:value-type="float">
            <text:p>4.7039113231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4.7188039978" calcext:value-type="float">
            <text:p>4.7188039978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4.7337047121" calcext:value-type="float">
            <text:p>4.7337047121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4.748612989" calcext:value-type="float">
            <text:p>4.748612989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4.7635283473" calcext:value-type="float">
            <text:p>4.763528347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4.7784503077" calcext:value-type="float">
            <text:p>4.7784503077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4.7933783978" calcext:value-type="float">
            <text:p>4.7933783978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4.808312156" calcext:value-type="float">
            <text:p>4.808312156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4.8232511407" calcext:value-type="float">
            <text:p>4.8232511407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4.8381949341" calcext:value-type="float">
            <text:p>4.8381949341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4.8531431473" calcext:value-type="float">
            <text:p>4.8531431473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4.8680954198" calcext:value-type="float">
            <text:p>4.8680954198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4.8830514308" calcext:value-type="float">
            <text:p>4.8830514308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4.8980108879" calcext:value-type="float">
            <text:p>4.8980108879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4.9129735407" calcext:value-type="float">
            <text:p>4.9129735407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4.9279391714" calcext:value-type="float">
            <text:p>4.9279391714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4.9429075978" calcext:value-type="float">
            <text:p>4.9429075978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4.9578786659" calcext:value-type="float">
            <text:p>4.9578786659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4.9728522505" calcext:value-type="float">
            <text:p>4.972852250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4.9878282505" calcext:value-type="float">
            <text:p>4.987828250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5.0028065802" calcext:value-type="float">
            <text:p>5.0028065802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5.0177871692" calcext:value-type="float">
            <text:p>5.0177871692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5.0327699495" calcext:value-type="float">
            <text:p>5.032769949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5.0477548549" calcext:value-type="float">
            <text:p>5.0477548549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5.0627418132" calcext:value-type="float">
            <text:p>5.0627418132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5.0777307407" calcext:value-type="float">
            <text:p>5.0777307407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5.0927215363" calcext:value-type="float">
            <text:p>5.0927215363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5.1077140769" calcext:value-type="float">
            <text:p>5.1077140769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5.1227082132" calcext:value-type="float">
            <text:p>5.1227082132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5.1377037692" calcext:value-type="float">
            <text:p>5.1377037692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5.1527005341" calcext:value-type="float">
            <text:p>5.1527005341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5.1676982637" calcext:value-type="float">
            <text:p>5.1676982637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5.1826966857" calcext:value-type="float">
            <text:p>5.1826966857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5.1976954923" calcext:value-type="float">
            <text:p>5.197695492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5.2126943451" calcext:value-type="float">
            <text:p>5.2126943451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5.2276928791" calcext:value-type="float">
            <text:p>5.2276928791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5.2426907011" calcext:value-type="float">
            <text:p>5.2426907011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5.2576873978" calcext:value-type="float">
            <text:p>5.2576873978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5.2726825407" calcext:value-type="float">
            <text:p>5.2726825407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5.2876756857" calcext:value-type="float">
            <text:p>5.2876756857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5.3026663846" calcext:value-type="float">
            <text:p>5.3026663846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5.3176541824" calcext:value-type="float">
            <text:p>5.3176541824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5.3326386286" calcext:value-type="float">
            <text:p>5.3326386286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5.3476192791" calcext:value-type="float">
            <text:p>5.3476192791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5.3625956967" calcext:value-type="float">
            <text:p>5.3625956967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5.3775674615" calcext:value-type="float">
            <text:p>5.377567461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5.3925341692" calcext:value-type="float">
            <text:p>5.3925341692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5.4074954352" calcext:value-type="float">
            <text:p>5.4074954352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5.4224508945" calcext:value-type="float">
            <text:p>5.422450894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5.437400211" calcext:value-type="float">
            <text:p>5.437400211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5.4523430659" calcext:value-type="float">
            <text:p>5.4523430659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5.4672791648" calcext:value-type="float">
            <text:p>5.4672791648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.4822082396" calcext:value-type="float">
            <text:p>5.4822082396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5.497130044" calcext:value-type="float">
            <text:p>5.497130044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5.5120443495" calcext:value-type="float">
            <text:p>5.512044349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5.5269509495" calcext:value-type="float">
            <text:p>5.526950949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5.5418496549" calcext:value-type="float">
            <text:p>5.5418496549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5.5567402901" calcext:value-type="float">
            <text:p>5.5567402901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5.5716226967" calcext:value-type="float">
            <text:p>5.571622696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5.5864967231" calcext:value-type="float">
            <text:p>5.5864967231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5.6013622286" calcext:value-type="float">
            <text:p>5.6013622286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5.6162190769" calcext:value-type="float">
            <text:p>5.6162190769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5.6310671385" calcext:value-type="float">
            <text:p>5.631067138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5.6459062835" calcext:value-type="float">
            <text:p>5.645906283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5.6607363846" calcext:value-type="float">
            <text:p>5.6607363846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5.6755573121" calcext:value-type="float">
            <text:p>5.6755573121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5.6903689319" calcext:value-type="float">
            <text:p>5.6903689319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5.7051711055" calcext:value-type="float">
            <text:p>5.705171105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5.7199636835" calcext:value-type="float">
            <text:p>5.719963683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5.7347465143" calcext:value-type="float">
            <text:p>5.7347465143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5.749519433" calcext:value-type="float">
            <text:p>5.74951943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5.7642822615" calcext:value-type="float">
            <text:p>5.764282261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5.779034811" calcext:value-type="float">
            <text:p>5.77903481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5.7937768813" calcext:value-type="float">
            <text:p>5.793776881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5.8085082527" calcext:value-type="float">
            <text:p>5.8085082527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5.8232286945" calcext:value-type="float">
            <text:p>5.823228694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5.8379379582" calcext:value-type="float">
            <text:p>5.8379379582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5.8526357802" calcext:value-type="float">
            <text:p>5.8526357802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5.8673218791" calcext:value-type="float">
            <text:p>5.8673218791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5.8819959604" calcext:value-type="float">
            <text:p>5.881995960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.8966577165" calcext:value-type="float">
            <text:p>5.896657716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5.9113068264" calcext:value-type="float">
            <text:p>5.9113068264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5.9259429604" calcext:value-type="float">
            <text:p>5.9259429604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5.9405657846" calcext:value-type="float">
            <text:p>5.9405657846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5.9551749626" calcext:value-type="float">
            <text:p>5.955174962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5.969770156" calcext:value-type="float">
            <text:p>5.969770156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5.9843510396" calcext:value-type="float">
            <text:p>5.9843510396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5.9989172989" calcext:value-type="float">
            <text:p>5.9989172989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6.0134686374" calcext:value-type="float">
            <text:p>6.0134686374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6.0280047868" calcext:value-type="float">
            <text:p>6.0280047868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6.0425255143" calcext:value-type="float">
            <text:p>6.042525514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6.057030622" calcext:value-type="float">
            <text:p>6.057030622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6.0715199648" calcext:value-type="float">
            <text:p>6.0715199648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6.0859934484" calcext:value-type="float">
            <text:p>6.0859934484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6.1004510418" calcext:value-type="float">
            <text:p>6.1004510418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6.114892778" calcext:value-type="float">
            <text:p>6.114892778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6.1293187626" calcext:value-type="float">
            <text:p>6.1293187626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6.1437291758" calcext:value-type="float">
            <text:p>6.1437291758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6.1581242747" calcext:value-type="float">
            <text:p>6.1581242747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6.1725043956" calcext:value-type="float">
            <text:p>6.1725043956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6.1868699516" calcext:value-type="float">
            <text:p>6.1868699516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6.2012214286" calcext:value-type="float">
            <text:p>6.2012214286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6.2155593846" calcext:value-type="float">
            <text:p>6.2155593846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6.2298844462" calcext:value-type="float">
            <text:p>6.2298844462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6.2441972923" calcext:value-type="float">
            <text:p>6.2441972923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6.2584986549" calcext:value-type="float">
            <text:p>6.2584986549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6.2727893055" calcext:value-type="float">
            <text:p>6.272789305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6.2870700374" calcext:value-type="float">
            <text:p>6.2870700374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6.3013416637" calcext:value-type="float">
            <text:p>6.3013416637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6.3156049956" calcext:value-type="float">
            <text:p>6.3156049956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6.329860833" calcext:value-type="float">
            <text:p>6.32986083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6.3441099495" calcext:value-type="float">
            <text:p>6.344109949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6.3583530769" calcext:value-type="float">
            <text:p>6.3583530769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6.3725908923" calcext:value-type="float">
            <text:p>6.3725908923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6.3868240066" calcext:value-type="float">
            <text:p>6.3868240066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6.4010529516" calcext:value-type="float">
            <text:p>6.4010529516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6.4152781648" calcext:value-type="float">
            <text:p>6.4152781648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6.4294999824" calcext:value-type="float">
            <text:p>6.4294999824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6.4437186286" calcext:value-type="float">
            <text:p>6.4437186286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6.4579342088" calcext:value-type="float">
            <text:p>6.4579342088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6.4721466989" calcext:value-type="float">
            <text:p>6.4721466989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6.4863559385" calcext:value-type="float">
            <text:p>6.486355938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6.5005616264" calcext:value-type="float">
            <text:p>6.5005616264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6.5147633143" calcext:value-type="float">
            <text:p>6.514763314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6.5289603956" calcext:value-type="float">
            <text:p>6.5289603956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6.5431521055" calcext:value-type="float">
            <text:p>6.543152105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6.5573375033" calcext:value-type="float">
            <text:p>6.5573375033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6.5715154681" calcext:value-type="float">
            <text:p>6.5715154681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6.5856846769" calcext:value-type="float">
            <text:p>6.5856846769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6.5998435868" calcext:value-type="float">
            <text:p>6.599843586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6.6139904022" calcext:value-type="float">
            <text:p>6.6139904022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6.6281230374" calcext:value-type="float">
            <text:p>6.6281230374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6.6422390505" calcext:value-type="float">
            <text:p>6.642239050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6.6563355626" calcext:value-type="float">
            <text:p>6.6563355626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6.6704091363" calcext:value-type="float">
            <text:p>6.670409136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6.6844555912" calcext:value-type="float">
            <text:p>6.6844555912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6.6736751978" calcext:value-type="float">
            <text:p>6.6736751978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6.671333633" calcext:value-type="float">
            <text:p>6.671333633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6.6699789363" calcext:value-type="float">
            <text:p>6.6699789363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6.6689699473" calcext:value-type="float">
            <text:p>6.668969947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6.6680976791" calcext:value-type="float">
            <text:p>6.668097679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6.6672512396" calcext:value-type="float">
            <text:p>6.6672512396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6.6663414835" calcext:value-type="float">
            <text:p>6.666341483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6.665259" calcext:value-type="float">
            <text:p>6.665259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6.6638023604" calcext:value-type="float">
            <text:p>6.6638023604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6.6613858659" calcext:value-type="float">
            <text:p>6.6613858659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6.6525564967" calcext:value-type="float">
            <text:p>6.6525564967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1.281514" calcext:value-type="float">
            <text:p>11.281514</text:p>
          </table:table-cell>
          <table:table-cell office:value-type="float" office:value="6.6587462681" calcext:value-type="float">
            <text:p>6.6587462681</text:p>
          </table:table-cell>
          <table:table-cell table:formula="of:=POWER([.C468]-6.75;2)" office:value-type="float" office:value="0.00832724358567711" calcext:value-type="float">
            <text:p>0.0083272436</text:p>
          </table:table-cell>
          <table:table-cell table:formula="of:=SQRT(SUM([.D468:.D567])/100)" office:value-type="float" office:value="0.0890637585008879" calcext:value-type="float">
            <text:p>0.089063758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.424129" calcext:value-type="float">
            <text:p>7.424129</text:p>
          </table:table-cell>
          <table:table-cell office:value-type="float" office:value="6.6608774308" calcext:value-type="float">
            <text:p>6.6608774308</text:p>
          </table:table-cell>
          <table:table-cell table:formula="of:=POWER([.C469]-6.75;2)" office:value-type="float" office:value="0.00794283234080874" calcext:value-type="float">
            <text:p>0.0079428323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953408" calcext:value-type="float">
            <text:p>6.953408</text:p>
          </table:table-cell>
          <table:table-cell office:value-type="float" office:value="6.6621509473" calcext:value-type="float">
            <text:p>6.6621509473</text:p>
          </table:table-cell>
          <table:table-cell table:formula="of:=POWER([.C470]-6.75;2)" office:value-type="float" office:value="0.00771745606028741" calcext:value-type="float">
            <text:p>0.0077174561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768958" calcext:value-type="float">
            <text:p>6.768958</text:p>
          </table:table-cell>
          <table:table-cell office:value-type="float" office:value="6.663044022" calcext:value-type="float">
            <text:p>6.663044022</text:p>
          </table:table-cell>
          <table:table-cell table:formula="of:=POWER([.C471]-6.75;2)" office:value-type="float" office:value="0.00756134210993644" calcext:value-type="float">
            <text:p>0.007561342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671732" calcext:value-type="float">
            <text:p>6.671732</text:p>
          </table:table-cell>
          <table:table-cell office:value-type="float" office:value="6.6637177165" calcext:value-type="float">
            <text:p>6.6637177165</text:p>
          </table:table-cell>
          <table:table-cell table:formula="of:=POWER([.C472]-6.75;2)" office:value-type="float" office:value="0.00744463244597439" calcext:value-type="float">
            <text:p>0.0074446324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612909" calcext:value-type="float">
            <text:p>6.612909</text:p>
          </table:table-cell>
          <table:table-cell office:value-type="float" office:value="6.6642455473" calcext:value-type="float">
            <text:p>6.6642455473</text:p>
          </table:table-cell>
          <table:table-cell table:formula="of:=POWER([.C473]-6.75;2)" office:value-type="float" office:value="0.00735382615787651" calcext:value-type="float">
            <text:p>0.0073538262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574599" calcext:value-type="float">
            <text:p>6.574599</text:p>
          </table:table-cell>
          <table:table-cell office:value-type="float" office:value="6.6646672593" calcext:value-type="float">
            <text:p>6.6646672593</text:p>
          </table:table-cell>
          <table:table-cell table:formula="of:=POWER([.C474]-6.75;2)" office:value-type="float" office:value="0.00728167663537347" calcext:value-type="float">
            <text:p>0.0072816766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548661" calcext:value-type="float">
            <text:p>6.548661</text:p>
          </table:table-cell>
          <table:table-cell office:value-type="float" office:value="6.6650069099" calcext:value-type="float">
            <text:p>6.6650069099</text:p>
          </table:table-cell>
          <table:table-cell table:formula="of:=POWER([.C475]-6.75;2)" office:value-type="float" office:value="0.00722382536474676" calcext:value-type="float">
            <text:p>0.0072238254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530829" calcext:value-type="float">
            <text:p>6.530829</text:p>
          </table:table-cell>
          <table:table-cell office:value-type="float" office:value="6.6652803516" calcext:value-type="float">
            <text:p>6.6652803516</text:p>
          </table:table-cell>
          <table:table-cell table:formula="of:=POWER([.C476]-6.75;2)" office:value-type="float" office:value="0.00717741882501964" calcext:value-type="float">
            <text:p>0.0071774188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518629" calcext:value-type="float">
            <text:p>6.518629</text:p>
          </table:table-cell>
          <table:table-cell office:value-type="float" office:value="6.6654987582" calcext:value-type="float">
            <text:p>6.6654987582</text:p>
          </table:table-cell>
          <table:table-cell table:formula="of:=POWER([.C477]-6.75;2)" office:value-type="float" office:value="0.00714045986574206" calcext:value-type="float">
            <text:p>0.0071404599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510511" calcext:value-type="float">
            <text:p>6.510511</text:p>
          </table:table-cell>
          <table:table-cell office:value-type="float" office:value="6.6656704725" calcext:value-type="float">
            <text:p>6.6656704725</text:p>
          </table:table-cell>
          <table:table-cell table:formula="of:=POWER([.C478]-6.75;2)" office:value-type="float" office:value="0.00711146920837318" calcext:value-type="float">
            <text:p>0.0071114692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505436" calcext:value-type="float">
            <text:p>6.505436</text:p>
          </table:table-cell>
          <table:table-cell office:value-type="float" office:value="6.6658020264" calcext:value-type="float">
            <text:p>6.6658020264</text:p>
          </table:table-cell>
          <table:table-cell table:formula="of:=POWER([.C479]-6.75;2)" office:value-type="float" office:value="0.00708929875834634" calcext:value-type="float">
            <text:p>0.0070892988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502675" calcext:value-type="float">
            <text:p>6.502675</text:p>
          </table:table-cell>
          <table:table-cell office:value-type="float" office:value="6.6658987407" calcext:value-type="float">
            <text:p>6.6658987407</text:p>
          </table:table-cell>
          <table:table-cell table:formula="of:=POWER([.C480]-6.75;2)" office:value-type="float" office:value="0.00707302181584578" calcext:value-type="float">
            <text:p>0.0070730218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501688" calcext:value-type="float">
            <text:p>6.501688</text:p>
          </table:table-cell>
          <table:table-cell office:value-type="float" office:value="6.6659650989" calcext:value-type="float">
            <text:p>6.6659650989</text:p>
          </table:table-cell>
          <table:table-cell table:formula="of:=POWER([.C481]-6.75;2)" office:value-type="float" office:value="0.00706186460288676" calcext:value-type="float">
            <text:p>0.0070618646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502067" calcext:value-type="float">
            <text:p>6.502067</text:p>
          </table:table-cell>
          <table:table-cell office:value-type="float" office:value="6.6660049648" calcext:value-type="float">
            <text:p>6.6660049648</text:p>
          </table:table-cell>
          <table:table-cell table:formula="of:=POWER([.C482]-6.75;2)" office:value-type="float" office:value="0.00705516593824925" calcext:value-type="float">
            <text:p>0.0070551659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503487" calcext:value-type="float">
            <text:p>6.503487</text:p>
          </table:table-cell>
          <table:table-cell office:value-type="float" office:value="6.6660217451" calcext:value-type="float">
            <text:p>6.6660217451</text:p>
          </table:table-cell>
          <table:table-cell table:formula="of:=POWER([.C483]-6.75;2)" office:value-type="float" office:value="0.00705234729604935" calcext:value-type="float">
            <text:p>0.0070523473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505691" calcext:value-type="float">
            <text:p>6.505691</text:p>
          </table:table-cell>
          <table:table-cell office:value-type="float" office:value="6.6660184725" calcext:value-type="float">
            <text:p>6.6660184725</text:p>
          </table:table-cell>
          <table:table-cell table:formula="of:=POWER([.C484]-6.75;2)" office:value-type="float" office:value="0.00705289696123322" calcext:value-type="float">
            <text:p>0.007052897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508467" calcext:value-type="float">
            <text:p>6.508467</text:p>
          </table:table-cell>
          <table:table-cell office:value-type="float" office:value="6.6659978725" calcext:value-type="float">
            <text:p>6.6659978725</text:p>
          </table:table-cell>
          <table:table-cell table:formula="of:=POWER([.C485]-6.75;2)" office:value-type="float" office:value="0.00705635742452622" calcext:value-type="float">
            <text:p>0.0070563574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511642" calcext:value-type="float">
            <text:p>6.511642</text:p>
          </table:table-cell>
          <table:table-cell office:value-type="float" office:value="6.6659624044" calcext:value-type="float">
            <text:p>6.6659624044</text:p>
          </table:table-cell>
          <table:table-cell table:formula="of:=POWER([.C486]-6.75;2)" office:value-type="float" office:value="0.00706231747422912" calcext:value-type="float">
            <text:p>0.0070623175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515073" calcext:value-type="float">
            <text:p>6.515073</text:p>
          </table:table-cell>
          <table:table-cell office:value-type="float" office:value="6.6659142857" calcext:value-type="float">
            <text:p>6.6659142857</text:p>
          </table:table-cell>
          <table:table-cell table:formula="of:=POWER([.C487]-6.75;2)" office:value-type="float" office:value="0.0070704073493413" calcext:value-type="float">
            <text:p>0.0070704073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518643" calcext:value-type="float">
            <text:p>6.518643</text:p>
          </table:table-cell>
          <table:table-cell office:value-type="float" office:value="6.6658555143" calcext:value-type="float">
            <text:p>6.6658555143</text:p>
          </table:table-cell>
          <table:table-cell table:formula="of:=POWER([.C488]-6.75;2)" office:value-type="float" office:value="0.00708029447371743" calcext:value-type="float">
            <text:p>0.0070802945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522256" calcext:value-type="float">
            <text:p>6.522256</text:p>
          </table:table-cell>
          <table:table-cell office:value-type="float" office:value="6.6657878813" calcext:value-type="float">
            <text:p>6.6657878813</text:p>
          </table:table-cell>
          <table:table-cell table:formula="of:=POWER([.C489]-6.75;2)" office:value-type="float" office:value="0.00709168093594289" calcext:value-type="float">
            <text:p>0.0070916809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525835" calcext:value-type="float">
            <text:p>6.525835</text:p>
          </table:table-cell>
          <table:table-cell office:value-type="float" office:value="6.6657129692" calcext:value-type="float">
            <text:p>6.6657129692</text:p>
          </table:table-cell>
          <table:table-cell table:formula="of:=POWER([.C490]-6.75;2)" office:value-type="float" office:value="0.00710430356108009" calcext:value-type="float">
            <text:p>0.0071043036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529323" calcext:value-type="float">
            <text:p>6.529323</text:p>
          </table:table-cell>
          <table:table-cell office:value-type="float" office:value="6.6656321758" calcext:value-type="float">
            <text:p>6.6656321758</text:p>
          </table:table-cell>
          <table:table-cell table:formula="of:=POWER([.C491]-6.75;2)" office:value-type="float" office:value="0.00711792976024212" calcext:value-type="float">
            <text:p>0.0071179298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532673" calcext:value-type="float">
            <text:p>6.532673</text:p>
          </table:table-cell>
          <table:table-cell office:value-type="float" office:value="6.6655467099" calcext:value-type="float">
            <text:p>6.6655467099</text:p>
          </table:table-cell>
          <table:table-cell table:formula="of:=POWER([.C492]-6.75;2)" office:value-type="float" office:value="0.00713235820871474" calcext:value-type="float">
            <text:p>0.0071323582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535858" calcext:value-type="float">
            <text:p>6.535858</text:p>
          </table:table-cell>
          <table:table-cell office:value-type="float" office:value="6.6654576066" calcext:value-type="float">
            <text:p>6.6654576066</text:p>
          </table:table-cell>
          <table:table-cell table:formula="of:=POWER([.C493]-6.75;2)" office:value-type="float" office:value="0.00714741628180029" calcext:value-type="float">
            <text:p>0.0071474163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538858" calcext:value-type="float">
            <text:p>6.538858</text:p>
          </table:table-cell>
          <table:table-cell office:value-type="float" office:value="6.6653657341" calcext:value-type="float">
            <text:p>6.6653657341</text:p>
          </table:table-cell>
          <table:table-cell table:formula="of:=POWER([.C494]-6.75;2)" office:value-type="float" office:value="0.00716295896443192" calcext:value-type="float">
            <text:p>0.007162959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541667" calcext:value-type="float">
            <text:p>6.541667</text:p>
          </table:table-cell>
          <table:table-cell office:value-type="float" office:value="6.6652718" calcext:value-type="float">
            <text:p>6.6652718</text:p>
          </table:table-cell>
          <table:table-cell table:formula="of:=POWER([.C495]-6.75;2)" office:value-type="float" office:value="0.00717886787523997" calcext:value-type="float">
            <text:p>0.0071788679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544287" calcext:value-type="float">
            <text:p>6.544287</text:p>
          </table:table-cell>
          <table:table-cell office:value-type="float" office:value="6.6651763626" calcext:value-type="float">
            <text:p>6.6651763626</text:p>
          </table:table-cell>
          <table:table-cell table:formula="of:=POWER([.C496]-6.75;2)" office:value-type="float" office:value="0.0071950494617666" calcext:value-type="float">
            <text:p>0.0071950495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54673" calcext:value-type="float">
            <text:p>6.54673</text:p>
          </table:table-cell>
          <table:table-cell office:value-type="float" office:value="6.6650798484" calcext:value-type="float">
            <text:p>6.6650798484</text:p>
          </table:table-cell>
          <table:table-cell table:formula="of:=POWER([.C497]-6.75;2)" office:value-type="float" office:value="0.00721143214776706" calcext:value-type="float">
            <text:p>0.0072114321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549014" calcext:value-type="float">
            <text:p>6.549014</text:p>
          </table:table-cell>
          <table:table-cell office:value-type="float" office:value="6.6649825582" calcext:value-type="float">
            <text:p>6.6649825582</text:p>
          </table:table-cell>
          <table:table-cell table:formula="of:=POWER([.C498]-6.75;2)" office:value-type="float" office:value="0.00722796541021636" calcext:value-type="float">
            <text:p>0.0072279654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551163" calcext:value-type="float">
            <text:p>6.551163</text:p>
          </table:table-cell>
          <table:table-cell office:value-type="float" office:value="6.6648846879" calcext:value-type="float">
            <text:p>6.6648846879</text:p>
          </table:table-cell>
          <table:table-cell table:formula="of:=POWER([.C499]-6.75;2)" office:value-type="float" office:value="0.00724461635388043" calcext:value-type="float">
            <text:p>0.0072446164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553205" calcext:value-type="float">
            <text:p>6.553205</text:p>
          </table:table-cell>
          <table:table-cell office:value-type="float" office:value="6.6647863341" calcext:value-type="float">
            <text:p>6.6647863341</text:p>
          </table:table-cell>
          <table:table-cell table:formula="of:=POWER([.C500]-6.75;2)" office:value-type="float" office:value="0.00726136885611675" calcext:value-type="float">
            <text:p>0.0072613689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555174" calcext:value-type="float">
            <text:p>6.555174</text:p>
          </table:table-cell>
          <table:table-cell office:value-type="float" office:value="6.6646875165" calcext:value-type="float">
            <text:p>6.6646875165</text:p>
          </table:table-cell>
          <table:table-cell table:formula="of:=POWER([.C501]-6.75;2)" office:value-type="float" office:value="0.00727821984093779" calcext:value-type="float">
            <text:p>0.0072782198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557105" calcext:value-type="float">
            <text:p>6.557105</text:p>
          </table:table-cell>
          <table:table-cell office:value-type="float" office:value="6.664588189" calcext:value-type="float">
            <text:p>6.664588189</text:p>
          </table:table-cell>
          <table:table-cell table:formula="of:=POWER([.C502]-6.75;2)" office:value-type="float" office:value="0.00729517745829975" calcext:value-type="float">
            <text:p>0.007295177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559033" calcext:value-type="float">
            <text:p>6.559033</text:p>
          </table:table-cell>
          <table:table-cell office:value-type="float" office:value="6.6644882571" calcext:value-type="float">
            <text:p>6.6644882571</text:p>
          </table:table-cell>
          <table:table-cell table:formula="of:=POWER([.C503]-6.75;2)" office:value-type="float" office:value="0.00731225817379564" calcext:value-type="float">
            <text:p>0.0073122582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560995" calcext:value-type="float">
            <text:p>6.560995</text:p>
          </table:table-cell>
          <table:table-cell office:value-type="float" office:value="6.664387589" calcext:value-type="float">
            <text:p>6.664387589</text:p>
          </table:table-cell>
          <table:table-cell table:formula="of:=POWER([.C504]-6.75;2)" office:value-type="float" office:value="0.00732948491723286" calcext:value-type="float">
            <text:p>0.0073294849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563026" calcext:value-type="float">
            <text:p>6.563026</text:p>
          </table:table-cell>
          <table:table-cell office:value-type="float" office:value="6.6642860308" calcext:value-type="float">
            <text:p>6.6642860308</text:p>
          </table:table-cell>
          <table:table-cell table:formula="of:=POWER([.C505]-6.75;2)" office:value-type="float" office:value="0.00734688451601862" calcext:value-type="float">
            <text:p>0.0073468845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565162" calcext:value-type="float">
            <text:p>6.565162</text:p>
          </table:table-cell>
          <table:table-cell office:value-type="float" office:value="6.664183422" calcext:value-type="float">
            <text:p>6.664183422</text:p>
          </table:table-cell>
          <table:table-cell table:formula="of:=POWER([.C506]-6.75;2)" office:value-type="float" office:value="0.00736448505963012" calcext:value-type="float">
            <text:p>0.007364485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567434" calcext:value-type="float">
            <text:p>6.567434</text:p>
          </table:table-cell>
          <table:table-cell office:value-type="float" office:value="6.6640796022" calcext:value-type="float">
            <text:p>6.6640796022</text:p>
          </table:table-cell>
          <table:table-cell table:formula="of:=POWER([.C507]-6.75;2)" office:value-type="float" office:value="0.00738231475811022" calcext:value-type="float">
            <text:p>0.0073823148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569871" calcext:value-type="float">
            <text:p>6.569871</text:p>
          </table:table-cell>
          <table:table-cell office:value-type="float" office:value="6.663974422" calcext:value-type="float">
            <text:p>6.663974422</text:p>
          </table:table-cell>
          <table:table-cell table:formula="of:=POWER([.C508]-6.75;2)" office:value-type="float" office:value="0.0074004000702341" calcext:value-type="float">
            <text:p>0.007400400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572499" calcext:value-type="float">
            <text:p>6.572499</text:p>
          </table:table-cell>
          <table:table-cell office:value-type="float" office:value="6.6638677538" calcext:value-type="float">
            <text:p>6.6638677538</text:p>
          </table:table-cell>
          <table:table-cell table:formula="of:=POWER([.C509]-6.75;2)" office:value-type="float" office:value="0.00741876383545742" calcext:value-type="float">
            <text:p>0.0074187638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575339" calcext:value-type="float">
            <text:p>6.575339</text:p>
          </table:table-cell>
          <table:table-cell office:value-type="float" office:value="6.6637594945" calcext:value-type="float">
            <text:p>6.6637594945</text:p>
          </table:table-cell>
          <table:table-cell table:formula="of:=POWER([.C510]-6.75;2)" office:value-type="float" office:value="0.00743742478889556" calcext:value-type="float">
            <text:p>0.0074374248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578409" calcext:value-type="float">
            <text:p>6.578409</text:p>
          </table:table-cell>
          <table:table-cell office:value-type="float" office:value="6.6636495802" calcext:value-type="float">
            <text:p>6.6636495802</text:p>
          </table:table-cell>
          <table:table-cell table:formula="of:=POWER([.C511]-6.75;2)" office:value-type="float" office:value="0.00745639499963631" calcext:value-type="float">
            <text:p>0.007456395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581721" calcext:value-type="float">
            <text:p>6.581721</text:p>
          </table:table-cell>
          <table:table-cell office:value-type="float" office:value="6.663537978" calcext:value-type="float">
            <text:p>6.663537978</text:p>
          </table:table-cell>
          <table:table-cell table:formula="of:=POWER([.C512]-6.75;2)" office:value-type="float" office:value="0.0074756812483285" calcext:value-type="float">
            <text:p>0.007475681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585283" calcext:value-type="float">
            <text:p>6.585283</text:p>
          </table:table-cell>
          <table:table-cell office:value-type="float" office:value="6.6634246967" calcext:value-type="float">
            <text:p>6.6634246967</text:p>
          </table:table-cell>
          <table:table-cell table:formula="of:=POWER([.C513]-6.75;2)" office:value-type="float" office:value="0.007495283141487" calcext:value-type="float">
            <text:p>0.007495283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5891" calcext:value-type="float">
            <text:p>6.5891</text:p>
          </table:table-cell>
          <table:table-cell office:value-type="float" office:value="6.6633097824" calcext:value-type="float">
            <text:p>6.6633097824</text:p>
          </table:table-cell>
          <table:table-cell table:formula="of:=POWER([.C514]-6.75;2)" office:value-type="float" office:value="0.00751519382753538" calcext:value-type="float">
            <text:p>0.0075151938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593169" calcext:value-type="float">
            <text:p>6.593169</text:p>
          </table:table-cell>
          <table:table-cell office:value-type="float" office:value="6.6631933209" calcext:value-type="float">
            <text:p>6.6631933209</text:p>
          </table:table-cell>
          <table:table-cell table:formula="of:=POWER([.C515]-6.75;2)" office:value-type="float" office:value="0.00753539953637045" calcext:value-type="float">
            <text:p>0.0075353995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597486" calcext:value-type="float">
            <text:p>6.597486</text:p>
          </table:table-cell>
          <table:table-cell office:value-type="float" office:value="6.663075433" calcext:value-type="float">
            <text:p>6.663075433</text:p>
          </table:table-cell>
          <table:table-cell table:formula="of:=POWER([.C516]-6.75;2)" office:value-type="float" office:value="0.00755588034813742" calcext:value-type="float">
            <text:p>0.0075558803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60204" calcext:value-type="float">
            <text:p>6.60204</text:p>
          </table:table-cell>
          <table:table-cell office:value-type="float" office:value="6.6629562769" calcext:value-type="float">
            <text:p>6.6629562769</text:p>
          </table:table-cell>
          <table:table-cell table:formula="of:=POWER([.C517]-6.75;2)" office:value-type="float" office:value="0.00757660973110945" calcext:value-type="float">
            <text:p>0.0075766097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606818" calcext:value-type="float">
            <text:p>6.606818</text:p>
          </table:table-cell>
          <table:table-cell office:value-type="float" office:value="6.6628360374" calcext:value-type="float">
            <text:p>6.6628360374</text:p>
          </table:table-cell>
          <table:table-cell table:formula="of:=POWER([.C518]-6.75;2)" office:value-type="float" office:value="0.0075975563761342" calcext:value-type="float">
            <text:p>0.0075975564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611805" calcext:value-type="float">
            <text:p>6.611805</text:p>
          </table:table-cell>
          <table:table-cell office:value-type="float" office:value="6.6627149187" calcext:value-type="float">
            <text:p>6.6627149187</text:p>
          </table:table-cell>
          <table:table-cell table:formula="of:=POWER([.C519]-6.75;2)" office:value-type="float" office:value="0.00761868541754763" calcext:value-type="float">
            <text:p>0.0076186854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616979" calcext:value-type="float">
            <text:p>6.616979</text:p>
          </table:table-cell>
          <table:table-cell office:value-type="float" office:value="6.6625931495" calcext:value-type="float">
            <text:p>6.6625931495</text:p>
          </table:table-cell>
          <table:table-cell table:formula="of:=POWER([.C520]-6.75;2)" office:value-type="float" office:value="0.00763995751432933" calcext:value-type="float">
            <text:p>0.0076399575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622321" calcext:value-type="float">
            <text:p>6.622321</text:p>
          </table:table-cell>
          <table:table-cell office:value-type="float" office:value="6.662470967" calcext:value-type="float">
            <text:p>6.662470967</text:p>
          </table:table-cell>
          <table:table-cell table:formula="of:=POWER([.C521]-6.75;2)" office:value-type="float" office:value="0.0076613316179151" calcext:value-type="float">
            <text:p>0.0076613316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627805" calcext:value-type="float">
            <text:p>6.627805</text:p>
          </table:table-cell>
          <table:table-cell office:value-type="float" office:value="6.6623486176" calcext:value-type="float">
            <text:p>6.6623486176</text:p>
          </table:table-cell>
          <table:table-cell table:formula="of:=POWER([.C522]-6.75;2)" office:value-type="float" office:value="0.007682764836631" calcext:value-type="float">
            <text:p>0.0076827648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633408" calcext:value-type="float">
            <text:p>6.633408</text:p>
          </table:table-cell>
          <table:table-cell office:value-type="float" office:value="6.6622263429" calcext:value-type="float">
            <text:p>6.6622263429</text:p>
          </table:table-cell>
          <table:table-cell table:formula="of:=POWER([.C523]-6.75;2)" office:value-type="float" office:value="0.00770421488070831" calcext:value-type="float">
            <text:p>0.0077042149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639103" calcext:value-type="float">
            <text:p>6.639103</text:p>
          </table:table-cell>
          <table:table-cell office:value-type="float" office:value="6.6621043802" calcext:value-type="float">
            <text:p>6.6621043802</text:p>
          </table:table-cell>
          <table:table-cell table:formula="of:=POWER([.C524]-6.75;2)" office:value-type="float" office:value="0.0077256399800262" calcext:value-type="float">
            <text:p>0.00772564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644865" calcext:value-type="float">
            <text:p>6.644865</text:p>
          </table:table-cell>
          <table:table-cell office:value-type="float" office:value="6.6619829538" calcext:value-type="float">
            <text:p>6.6619829538</text:p>
          </table:table-cell>
          <table:table-cell table:formula="of:=POWER([.C525]-6.75;2)" office:value-type="float" office:value="0.00774700042177295" calcext:value-type="float">
            <text:p>0.0077470004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650669" calcext:value-type="float">
            <text:p>6.650669</text:p>
          </table:table-cell>
          <table:table-cell office:value-type="float" office:value="6.6618622703" calcext:value-type="float">
            <text:p>6.6618622703</text:p>
          </table:table-cell>
          <table:table-cell table:formula="of:=POWER([.C526]-6.75;2)" office:value-type="float" office:value="0.0077682593966702" calcext:value-type="float">
            <text:p>0.0077682594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65649" calcext:value-type="float">
            <text:p>6.65649</text:p>
          </table:table-cell>
          <table:table-cell office:value-type="float" office:value="6.6617425121" calcext:value-type="float">
            <text:p>6.6617425121</text:p>
          </table:table-cell>
          <table:table-cell table:formula="of:=POWER([.C527]-6.75;2)" office:value-type="float" office:value="0.00778938417041864" calcext:value-type="float">
            <text:p>0.0077893842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662304" calcext:value-type="float">
            <text:p>6.662304</text:p>
          </table:table-cell>
          <table:table-cell office:value-type="float" office:value="6.661623833" calcext:value-type="float">
            <text:p>6.661623833</text:p>
          </table:table-cell>
          <table:table-cell table:formula="of:=POWER([.C528]-6.75;2)" office:value-type="float" office:value="0.00781034689361186" calcext:value-type="float">
            <text:p>0.0078103469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66809" calcext:value-type="float">
            <text:p>6.66809</text:p>
          </table:table-cell>
          <table:table-cell office:value-type="float" office:value="6.661506356" calcext:value-type="float">
            <text:p>6.661506356</text:p>
          </table:table-cell>
          <table:table-cell table:formula="of:=POWER([.C529]-6.75;2)" office:value-type="float" office:value="0.00783112502839868" calcext:value-type="float">
            <text:p>0.007831125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673829" calcext:value-type="float">
            <text:p>6.673829</text:p>
          </table:table-cell>
          <table:table-cell office:value-type="float" office:value="6.6613901714" calcext:value-type="float">
            <text:p>6.6613901714</text:p>
          </table:table-cell>
          <table:table-cell table:formula="of:=POWER([.C530]-6.75;2)" office:value-type="float" office:value="0.0078517017245214" calcext:value-type="float">
            <text:p>0.0078517017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679503" calcext:value-type="float">
            <text:p>6.679503</text:p>
          </table:table-cell>
          <table:table-cell office:value-type="float" office:value="6.6612753319" calcext:value-type="float">
            <text:p>6.6612753319</text:p>
          </table:table-cell>
          <table:table-cell table:formula="of:=POWER([.C531]-6.75;2)" office:value-type="float" office:value="0.0078720667294552" calcext:value-type="float">
            <text:p>0.0078720667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685098" calcext:value-type="float">
            <text:p>6.685098</text:p>
          </table:table-cell>
          <table:table-cell office:value-type="float" office:value="6.6611618505" calcext:value-type="float">
            <text:p>6.6611618505</text:p>
          </table:table-cell>
          <table:table-cell table:formula="of:=POWER([.C532]-6.75;2)" office:value-type="float" office:value="0.00789221680658434" calcext:value-type="float">
            <text:p>0.0078922168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690601" calcext:value-type="float">
            <text:p>6.690601</text:p>
          </table:table-cell>
          <table:table-cell office:value-type="float" office:value="6.6610497055" calcext:value-type="float">
            <text:p>6.6610497055</text:p>
          </table:table-cell>
          <table:table-cell table:formula="of:=POWER([.C533]-6.75;2)" office:value-type="float" office:value="0.00791215489163673" calcext:value-type="float">
            <text:p>0.0079121549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696004" calcext:value-type="float">
            <text:p>6.696004</text:p>
          </table:table-cell>
          <table:table-cell office:value-type="float" office:value="6.6609388352" calcext:value-type="float">
            <text:p>6.6609388352</text:p>
          </table:table-cell>
          <table:table-cell table:formula="of:=POWER([.C534]-6.75;2)" office:value-type="float" office:value="0.00793189107553283" calcext:value-type="float">
            <text:p>0.007931891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7013" calcext:value-type="float">
            <text:p>6.7013</text:p>
          </table:table-cell>
          <table:table-cell office:value-type="float" office:value="6.6607351454" calcext:value-type="float">
            <text:p>6.6607351454</text:p>
          </table:table-cell>
          <table:table-cell table:formula="of:=POWER([.C535]-6.75;2)" office:value-type="float" office:value="0.00796821426675908" calcext:value-type="float">
            <text:p>0.0079682143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706487" calcext:value-type="float">
            <text:p>6.706487</text:p>
          </table:table-cell>
          <table:table-cell office:value-type="float" office:value="6.6605207682" calcext:value-type="float">
            <text:p>6.6605207682</text:p>
          </table:table-cell>
          <table:table-cell table:formula="of:=POWER([.C536]-6.75;2)" office:value-type="float" office:value="0.0080065329235182" calcext:value-type="float">
            <text:p>0.0080065329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711563" calcext:value-type="float">
            <text:p>6.711563</text:p>
          </table:table-cell>
          <table:table-cell office:value-type="float" office:value="6.6602956173" calcext:value-type="float">
            <text:p>6.6602956173</text:p>
          </table:table-cell>
          <table:table-cell table:formula="of:=POWER([.C537]-6.75;2)" office:value-type="float" office:value="0.00804687627558804" calcext:value-type="float">
            <text:p>0.0080468763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716532" calcext:value-type="float">
            <text:p>6.716532</text:p>
          </table:table-cell>
          <table:table-cell office:value-type="float" office:value="6.6600595809" calcext:value-type="float">
            <text:p>6.6600595809</text:p>
          </table:table-cell>
          <table:table-cell table:formula="of:=POWER([.C538]-6.75;2)" office:value-type="float" office:value="0.00808927898788356" calcext:value-type="float">
            <text:p>0.008089279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721398" calcext:value-type="float">
            <text:p>6.721398</text:p>
          </table:table-cell>
          <table:table-cell office:value-type="float" office:value="6.6598125222" calcext:value-type="float">
            <text:p>6.6598125222</text:p>
          </table:table-cell>
          <table:table-cell table:formula="of:=POWER([.C539]-6.75;2)" office:value-type="float" office:value="0.00813378115192546" calcext:value-type="float">
            <text:p>0.0081337812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726169" calcext:value-type="float">
            <text:p>6.726169</text:p>
          </table:table-cell>
          <table:table-cell office:value-type="float" office:value="6.6595542806" calcext:value-type="float">
            <text:p>6.6595542806</text:p>
          </table:table-cell>
          <table:table-cell table:formula="of:=POWER([.C540]-6.75;2)" office:value-type="float" office:value="0.00818042815778352" calcext:value-type="float">
            <text:p>0.0081804282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730854" calcext:value-type="float">
            <text:p>6.730854</text:p>
          </table:table-cell>
          <table:table-cell office:value-type="float" office:value="6.6592846808" calcext:value-type="float">
            <text:p>6.6592846808</text:p>
          </table:table-cell>
          <table:table-cell table:formula="of:=POWER([.C541]-6.75;2)" office:value-type="float" office:value="0.00822926913755791" calcext:value-type="float">
            <text:p>0.008229269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735464" calcext:value-type="float">
            <text:p>6.735464</text:p>
          </table:table-cell>
          <table:table-cell office:value-type="float" office:value="6.6590035324" calcext:value-type="float">
            <text:p>6.6590035324</text:p>
          </table:table-cell>
          <table:table-cell table:formula="of:=POWER([.C542]-6.75;2)" office:value-type="float" office:value="0.00828035711567787" calcext:value-type="float">
            <text:p>0.008280357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740011" calcext:value-type="float">
            <text:p>6.740011</text:p>
          </table:table-cell>
          <table:table-cell office:value-type="float" office:value="6.6587106413" calcext:value-type="float">
            <text:p>6.6587106413</text:p>
          </table:table-cell>
          <table:table-cell table:formula="of:=POWER([.C543]-6.75;2)" office:value-type="float" office:value="0.00833374701185728" calcext:value-type="float">
            <text:p>0.008333747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744509" calcext:value-type="float">
            <text:p>6.744509</text:p>
          </table:table-cell>
          <table:table-cell office:value-type="float" office:value="6.658405809" calcext:value-type="float">
            <text:p>6.658405809</text:p>
          </table:table-cell>
          <table:table-cell table:formula="of:=POWER([.C544]-6.75;2)" office:value-type="float" office:value="0.00838949582494456" calcext:value-type="float">
            <text:p>0.0083894958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748972" calcext:value-type="float">
            <text:p>6.748972</text:p>
          </table:table-cell>
          <table:table-cell office:value-type="float" office:value="6.6580888401" calcext:value-type="float">
            <text:p>6.6580888401</text:p>
          </table:table-cell>
          <table:table-cell table:formula="of:=POWER([.C545]-6.75;2)" office:value-type="float" office:value="0.00844766131416345" calcext:value-type="float">
            <text:p>0.0084476613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753414" calcext:value-type="float">
            <text:p>6.753414</text:p>
          </table:table-cell>
          <table:table-cell office:value-type="float" office:value="6.657759553" calcext:value-type="float">
            <text:p>6.657759553</text:p>
          </table:table-cell>
          <table:table-cell table:formula="of:=POWER([.C546]-6.75;2)" office:value-type="float" office:value="0.00850830006275981" calcext:value-type="float">
            <text:p>0.008508300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757848" calcext:value-type="float">
            <text:p>6.757848</text:p>
          </table:table-cell>
          <table:table-cell office:value-type="float" office:value="6.6574177828" calcext:value-type="float">
            <text:p>6.6574177828</text:p>
          </table:table-cell>
          <table:table-cell table:formula="of:=POWER([.C547]-6.75;2)" office:value-type="float" office:value="0.00857146694166805" calcext:value-type="float">
            <text:p>0.008571466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762289" calcext:value-type="float">
            <text:p>6.762289</text:p>
          </table:table-cell>
          <table:table-cell office:value-type="float" office:value="6.6570633855" calcext:value-type="float">
            <text:p>6.6570633855</text:p>
          </table:table-cell>
          <table:table-cell table:formula="of:=POWER([.C548]-6.75;2)" office:value-type="float" office:value="0.00863721431472163" calcext:value-type="float">
            <text:p>0.0086372143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766748" calcext:value-type="float">
            <text:p>6.766748</text:p>
          </table:table-cell>
          <table:table-cell office:value-type="float" office:value="6.6566962477" calcext:value-type="float">
            <text:p>6.6566962477</text:p>
          </table:table-cell>
          <table:table-cell table:formula="of:=POWER([.C549]-6.75;2)" office:value-type="float" office:value="0.00870559019325971" calcext:value-type="float">
            <text:p>0.0087055902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771236" calcext:value-type="float">
            <text:p>6.771236</text:p>
          </table:table-cell>
          <table:table-cell office:value-type="float" office:value="6.6563162893" calcext:value-type="float">
            <text:p>6.6563162893</text:p>
          </table:table-cell>
          <table:table-cell table:formula="of:=POWER([.C550]-6.75;2)" office:value-type="float" office:value="0.00877663765052124" calcext:value-type="float">
            <text:p>0.0087766377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775763" calcext:value-type="float">
            <text:p>6.775763</text:p>
          </table:table-cell>
          <table:table-cell office:value-type="float" office:value="6.655923468" calcext:value-type="float">
            <text:p>6.655923468</text:p>
          </table:table-cell>
          <table:table-cell table:formula="of:=POWER([.C551]-6.75;2)" office:value-type="float" office:value="0.008850393873147" calcext:value-type="float">
            <text:p>0.0088503939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780335" calcext:value-type="float">
            <text:p>6.780335</text:p>
          </table:table-cell>
          <table:table-cell office:value-type="float" office:value="6.6555177872" calcext:value-type="float">
            <text:p>6.6555177872</text:p>
          </table:table-cell>
          <table:table-cell table:formula="of:=POWER([.C552]-6.75;2)" office:value-type="float" office:value="0.00892688853558449" calcext:value-type="float">
            <text:p>0.0089268885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784958" calcext:value-type="float">
            <text:p>6.784958</text:p>
          </table:table-cell>
          <table:table-cell office:value-type="float" office:value="6.6550992936" calcext:value-type="float">
            <text:p>6.6550992936</text:p>
          </table:table-cell>
          <table:table-cell table:formula="of:=POWER([.C553]-6.75;2)" office:value-type="float" office:value="0.00900614407521896" calcext:value-type="float">
            <text:p>0.009006144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789633" calcext:value-type="float">
            <text:p>6.789633</text:p>
          </table:table-cell>
          <table:table-cell office:value-type="float" office:value="6.6546680897" calcext:value-type="float">
            <text:p>6.6546680897</text:p>
          </table:table-cell>
          <table:table-cell table:formula="of:=POWER([.C554]-6.75;2)" office:value-type="float" office:value="0.00908817312144718" calcext:value-type="float">
            <text:p>0.009088173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794361" calcext:value-type="float">
            <text:p>6.794361</text:p>
          </table:table-cell>
          <table:table-cell office:value-type="float" office:value="6.6542243249" calcext:value-type="float">
            <text:p>6.6542243249</text:p>
          </table:table-cell>
          <table:table-cell table:formula="of:=POWER([.C555]-6.75;2)" office:value-type="float" office:value="0.00917297994086069" calcext:value-type="float">
            <text:p>0.0091729799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79914" calcext:value-type="float">
            <text:p>6.79914</text:p>
          </table:table-cell>
          <table:table-cell office:value-type="float" office:value="6.6537682055" calcext:value-type="float">
            <text:p>6.6537682055</text:p>
          </table:table-cell>
          <table:table-cell table:formula="of:=POWER([.C556]-6.75;2)" office:value-type="float" office:value="0.00926055827269014" calcext:value-type="float">
            <text:p>0.0092605583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803963" calcext:value-type="float">
            <text:p>6.803963</text:p>
          </table:table-cell>
          <table:table-cell office:value-type="float" office:value="6.6532999931" calcext:value-type="float">
            <text:p>6.6532999931</text:p>
          </table:table-cell>
          <table:table-cell table:formula="of:=POWER([.C557]-6.75;2)" office:value-type="float" office:value="0.00935089133446003" calcext:value-type="float">
            <text:p>0.0093508913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808822" calcext:value-type="float">
            <text:p>6.808822</text:p>
          </table:table-cell>
          <table:table-cell office:value-type="float" office:value="6.65282" calcext:value-type="float">
            <text:p>6.65282</text:p>
          </table:table-cell>
          <table:table-cell table:formula="of:=POWER([.C558]-6.75;2)" office:value-type="float" office:value="0.00944395239999997" calcext:value-type="float">
            <text:p>0.0094439524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813707" calcext:value-type="float">
            <text:p>6.813707</text:p>
          </table:table-cell>
          <table:table-cell office:value-type="float" office:value="6.6523285953" calcext:value-type="float">
            <text:p>6.6523285953</text:p>
          </table:table-cell>
          <table:table-cell table:formula="of:=POWER([.C559]-6.75;2)" office:value-type="float" office:value="0.00953970329607114" calcext:value-type="float">
            <text:p>0.0095397033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818604" calcext:value-type="float">
            <text:p>6.818604</text:p>
          </table:table-cell>
          <table:table-cell office:value-type="float" office:value="6.6518262005" calcext:value-type="float">
            <text:p>6.6518262005</text:p>
          </table:table-cell>
          <table:table-cell table:formula="of:=POWER([.C560]-6.75;2)" office:value-type="float" office:value="0.00963809490826612" calcext:value-type="float">
            <text:p>0.0096380949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823498" calcext:value-type="float">
            <text:p>6.823498</text:p>
          </table:table-cell>
          <table:table-cell office:value-type="float" office:value="6.651313285" calcext:value-type="float">
            <text:p>6.651313285</text:p>
          </table:table-cell>
          <table:table-cell table:formula="of:=POWER([.C561]-6.75;2)" office:value-type="float" office:value="0.00973906771749112" calcext:value-type="float">
            <text:p>0.0097390677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828372" calcext:value-type="float">
            <text:p>6.828372</text:p>
          </table:table-cell>
          <table:table-cell office:value-type="float" office:value="6.650790363" calcext:value-type="float">
            <text:p>6.650790363</text:p>
          </table:table-cell>
          <table:table-cell table:formula="of:=POWER([.C562]-6.75;2)" office:value-type="float" office:value="0.00984255207367167" calcext:value-type="float">
            <text:p>0.009842552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833206" calcext:value-type="float">
            <text:p>6.833206</text:p>
          </table:table-cell>
          <table:table-cell office:value-type="float" office:value="6.6502579953" calcext:value-type="float">
            <text:p>6.6502579953</text:p>
          </table:table-cell>
          <table:table-cell table:formula="of:=POWER([.C563]-6.75;2)" office:value-type="float" office:value="0.00994846750157472" calcext:value-type="float">
            <text:p>0.0099484675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837981" calcext:value-type="float">
            <text:p>6.837981</text:p>
          </table:table-cell>
          <table:table-cell office:value-type="float" office:value="6.6497167765" calcext:value-type="float">
            <text:p>6.6497167765</text:p>
          </table:table-cell>
          <table:table-cell table:formula="of:=POWER([.C564]-6.75;2)" office:value-type="float" office:value="0.0100567249155509" calcext:value-type="float">
            <text:p>0.0100567249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842673" calcext:value-type="float">
            <text:p>6.842673</text:p>
          </table:table-cell>
          <table:table-cell office:value-type="float" office:value="6.6491673396" calcext:value-type="float">
            <text:p>6.6491673396</text:p>
          </table:table-cell>
          <table:table-cell table:formula="of:=POWER([.C565]-6.75;2)" office:value-type="float" office:value="0.0101672254033417" calcext:value-type="float">
            <text:p>0.0101672254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847262" calcext:value-type="float">
            <text:p>6.847262</text:p>
          </table:table-cell>
          <table:table-cell office:value-type="float" office:value="6.6486103452" calcext:value-type="float">
            <text:p>6.6486103452</text:p>
          </table:table-cell>
          <table:table-cell table:formula="of:=POWER([.C566]-6.75;2)" office:value-type="float" office:value="0.0102798621004632" calcext:value-type="float">
            <text:p>0.010279862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851724" calcext:value-type="float">
            <text:p>6.851724</text:p>
          </table:table-cell>
          <table:table-cell office:value-type="float" office:value="6.6480464787" calcext:value-type="float">
            <text:p>6.6480464787</text:p>
          </table:table-cell>
          <table:table-cell table:formula="of:=POWER([.C567]-6.75;2)" office:value-type="float" office:value="0.0103945205054696" calcext:value-type="float">
            <text:p>0.0103945205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856036" calcext:value-type="float">
            <text:p>6.856036</text:p>
          </table:table-cell>
          <table:table-cell office:value-type="float" office:value="6.6474764442" calcext:value-type="float">
            <text:p>6.6474764442</text:p>
          </table:table-cell>
          <table:table-cell table:formula="of:=POWER([.C568]-6.75;2)" office:value-type="float" office:value="0.0105110794938756" calcext:value-type="float">
            <text:p>0.0105110795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860177" calcext:value-type="float">
            <text:p>6.860177</text:p>
          </table:table-cell>
          <table:table-cell office:value-type="float" office:value="6.6469009595" calcext:value-type="float">
            <text:p>6.6469009595</text:p>
          </table:table-cell>
          <table:table-cell table:formula="of:=POWER([.C569]-6.75;2)" office:value-type="float" office:value="0.0106294121520207" calcext:value-type="float">
            <text:p>0.0106294122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864124" calcext:value-type="float">
            <text:p>6.864124</text:p>
          </table:table-cell>
          <table:table-cell office:value-type="float" office:value="6.6463207494" calcext:value-type="float">
            <text:p>6.6463207494</text:p>
          </table:table-cell>
          <table:table-cell table:formula="of:=POWER([.C570]-6.75;2)" office:value-type="float" office:value="0.0107493870049776" calcext:value-type="float">
            <text:p>0.010749387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867856" calcext:value-type="float">
            <text:p>6.867856</text:p>
          </table:table-cell>
          <table:table-cell office:value-type="float" office:value="6.6457365478" calcext:value-type="float">
            <text:p>6.6457365478</text:p>
          </table:table-cell>
          <table:table-cell table:formula="of:=POWER([.C571]-6.75;2)" office:value-type="float" office:value="0.0108708674646616" calcext:value-type="float">
            <text:p>0.0108708675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871354" calcext:value-type="float">
            <text:p>6.871354</text:p>
          </table:table-cell>
          <table:table-cell office:value-type="float" office:value="6.6451490863" calcext:value-type="float">
            <text:p>6.6451490863</text:p>
          </table:table-cell>
          <table:table-cell table:formula="of:=POWER([.C572]-6.75;2)" office:value-type="float" office:value="0.0109937141037248" calcext:value-type="float">
            <text:p>0.010993714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874601" calcext:value-type="float">
            <text:p>6.874601</text:p>
          </table:table-cell>
          <table:table-cell office:value-type="float" office:value="6.6445590889" calcext:value-type="float">
            <text:p>6.6445590889</text:p>
          </table:table-cell>
          <table:table-cell table:formula="of:=POWER([.C573]-6.75;2)" office:value-type="float" office:value="0.011117785733598" calcext:value-type="float">
            <text:p>0.0111177857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877579" calcext:value-type="float">
            <text:p>6.877579</text:p>
          </table:table-cell>
          <table:table-cell office:value-type="float" office:value="6.6439672747" calcext:value-type="float">
            <text:p>6.6439672747</text:p>
          </table:table-cell>
          <table:table-cell table:formula="of:=POWER([.C574]-6.75;2)" office:value-type="float" office:value="0.0112429388345453" calcext:value-type="float">
            <text:p>0.0112429388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880276" calcext:value-type="float">
            <text:p>6.880276</text:p>
          </table:table-cell>
          <table:table-cell office:value-type="float" office:value="6.6433743502" calcext:value-type="float">
            <text:p>6.6433743502</text:p>
          </table:table-cell>
          <table:table-cell table:formula="of:=POWER([.C575]-6.75;2)" office:value-type="float" office:value="0.0113690291952722" calcext:value-type="float">
            <text:p>0.0113690292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882678" calcext:value-type="float">
            <text:p>6.882678</text:p>
          </table:table-cell>
          <table:table-cell office:value-type="float" office:value="6.6427810048" calcext:value-type="float">
            <text:p>6.6427810048</text:p>
          </table:table-cell>
          <table:table-cell table:formula="of:=POWER([.C576]-6.75;2)" office:value-type="float" office:value="0.0114959129316977" calcext:value-type="float">
            <text:p>0.0114959129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884776" calcext:value-type="float">
            <text:p>6.884776</text:p>
          </table:table-cell>
          <table:table-cell office:value-type="float" office:value="6.6421879126" calcext:value-type="float">
            <text:p>6.6421879126</text:p>
          </table:table-cell>
          <table:table-cell table:formula="of:=POWER([.C577]-6.75;2)" office:value-type="float" office:value="0.0116234461895453" calcext:value-type="float">
            <text:p>0.0116234462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886562" calcext:value-type="float">
            <text:p>6.886562</text:p>
          </table:table-cell>
          <table:table-cell office:value-type="float" office:value="6.6415957299" calcext:value-type="float">
            <text:p>6.6415957299</text:p>
          </table:table-cell>
          <table:table-cell table:formula="of:=POWER([.C578]-6.75;2)" office:value-type="float" office:value="0.0117514857759138" calcext:value-type="float">
            <text:p>0.0117514858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888031" calcext:value-type="float">
            <text:p>6.888031</text:p>
          </table:table-cell>
          <table:table-cell office:value-type="float" office:value="6.6410050878" calcext:value-type="float">
            <text:p>6.6410050878</text:p>
          </table:table-cell>
          <table:table-cell table:formula="of:=POWER([.C579]-6.75;2)" office:value-type="float" office:value="0.0118798908854857" calcext:value-type="float">
            <text:p>0.0118798909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88918" calcext:value-type="float">
            <text:p>6.88918</text:p>
          </table:table-cell>
          <table:table-cell office:value-type="float" office:value="6.640416599" calcext:value-type="float">
            <text:p>6.640416599</text:p>
          </table:table-cell>
          <table:table-cell table:formula="of:=POWER([.C580]-6.75;2)" office:value-type="float" office:value="0.0120085217747268" calcext:value-type="float">
            <text:p>0.0120085218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890009" calcext:value-type="float">
            <text:p>6.890009</text:p>
          </table:table-cell>
          <table:table-cell office:value-type="float" office:value="6.639830848" calcext:value-type="float">
            <text:p>6.639830848</text:p>
          </table:table-cell>
          <table:table-cell table:formula="of:=POWER([.C581]-6.75;2)" office:value-type="float" office:value="0.0121372420523991" calcext:value-type="float">
            <text:p>0.012137242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890517" calcext:value-type="float">
            <text:p>6.890517</text:p>
          </table:table-cell>
          <table:table-cell office:value-type="float" office:value="6.6392484005" calcext:value-type="float">
            <text:p>6.6392484005</text:p>
          </table:table-cell>
          <table:table-cell table:formula="of:=POWER([.C582]-6.75;2)" office:value-type="float" office:value="0.0122659167918085" calcext:value-type="float">
            <text:p>0.0122659168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890708" calcext:value-type="float">
            <text:p>6.890708</text:p>
          </table:table-cell>
          <table:table-cell office:value-type="float" office:value="6.638669798" calcext:value-type="float">
            <text:p>6.638669798</text:p>
          </table:table-cell>
          <table:table-cell table:formula="of:=POWER([.C583]-6.75;2)" office:value-type="float" office:value="0.0123944138773607" calcext:value-type="float">
            <text:p>0.0123944139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890588" calcext:value-type="float">
            <text:p>6.890588</text:p>
          </table:table-cell>
          <table:table-cell office:value-type="float" office:value="6.6380955556" calcext:value-type="float">
            <text:p>6.6380955556</text:p>
          </table:table-cell>
          <table:table-cell table:formula="of:=POWER([.C584]-6.75;2)" office:value-type="float" office:value="0.0125226046764728" calcext:value-type="float">
            <text:p>0.0125226047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890162" calcext:value-type="float">
            <text:p>6.890162</text:p>
          </table:table-cell>
          <table:table-cell office:value-type="float" office:value="6.6375261658" calcext:value-type="float">
            <text:p>6.6375261658</text:p>
          </table:table-cell>
          <table:table-cell table:formula="of:=POWER([.C585]-6.75;2)" office:value-type="float" office:value="0.0126503633796491" calcext:value-type="float">
            <text:p>0.0126503634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889438" calcext:value-type="float">
            <text:p>6.889438</text:p>
          </table:table-cell>
          <table:table-cell office:value-type="float" office:value="6.6369620993" calcext:value-type="float">
            <text:p>6.6369620993</text:p>
          </table:table-cell>
          <table:table-cell table:formula="of:=POWER([.C586]-6.75;2)" office:value-type="float" office:value="0.0127775669946631" calcext:value-type="float">
            <text:p>0.012777567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888426" calcext:value-type="float">
            <text:p>6.888426</text:p>
          </table:table-cell>
          <table:table-cell office:value-type="float" office:value="6.6364037985" calcext:value-type="float">
            <text:p>6.6364037985</text:p>
          </table:table-cell>
          <table:table-cell table:formula="of:=POWER([.C587]-6.75;2)" office:value-type="float" office:value="0.0129040969952286" calcext:value-type="float">
            <text:p>0.012904097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887135" calcext:value-type="float">
            <text:p>6.887135</text:p>
          </table:table-cell>
          <table:table-cell office:value-type="float" office:value="6.6358516883" calcext:value-type="float">
            <text:p>6.6358516883</text:p>
          </table:table-cell>
          <table:table-cell table:formula="of:=POWER([.C588]-6.75;2)" office:value-type="float" office:value="0.0130298370639604" calcext:value-type="float">
            <text:p>0.013029837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885575" calcext:value-type="float">
            <text:p>6.885575</text:p>
          </table:table-cell>
          <table:table-cell office:value-type="float" office:value="6.63530617" calcext:value-type="float">
            <text:p>6.63530617</text:p>
          </table:table-cell>
          <table:table-cell table:formula="of:=POWER([.C589]-6.75;2)" office:value-type="float" office:value="0.013154674640069" calcext:value-type="float">
            <text:p>0.0131546746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883759" calcext:value-type="float">
            <text:p>6.883759</text:p>
          </table:table-cell>
          <table:table-cell office:value-type="float" office:value="6.6347676216" calcext:value-type="float">
            <text:p>6.6347676216</text:p>
          </table:table-cell>
          <table:table-cell table:formula="of:=POWER([.C590]-6.75;2)" office:value-type="float" office:value="0.0132785010317208" calcext:value-type="float">
            <text:p>0.01327850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881697" calcext:value-type="float">
            <text:p>6.881697</text:p>
          </table:table-cell>
          <table:table-cell office:value-type="float" office:value="6.6342363995" calcext:value-type="float">
            <text:p>6.6342363995</text:p>
          </table:table-cell>
          <table:table-cell table:formula="of:=POWER([.C591]-6.75;2)" office:value-type="float" office:value="0.0134012112007237" calcext:value-type="float">
            <text:p>0.0134012112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879403" calcext:value-type="float">
            <text:p>6.879403</text:p>
          </table:table-cell>
          <table:table-cell office:value-type="float" office:value="6.6337128413" calcext:value-type="float">
            <text:p>6.6337128413</text:p>
          </table:table-cell>
          <table:table-cell table:formula="of:=POWER([.C592]-6.75;2)" office:value-type="float" office:value="0.0135227032785189" calcext:value-type="float">
            <text:p>0.0135227033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876887" calcext:value-type="float">
            <text:p>6.876887</text:p>
          </table:table-cell>
          <table:table-cell office:value-type="float" office:value="6.6331972601" calcext:value-type="float">
            <text:p>6.6331972601</text:p>
          </table:table-cell>
          <table:table-cell table:formula="of:=POWER([.C593]-6.75;2)" office:value-type="float" office:value="0.013642880048147" calcext:value-type="float">
            <text:p>0.0136428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874161" calcext:value-type="float">
            <text:p>6.874161</text:p>
          </table:table-cell>
          <table:table-cell office:value-type="float" office:value="6.6326899544" calcext:value-type="float">
            <text:p>6.6326899544</text:p>
          </table:table-cell>
          <table:table-cell table:formula="of:=POWER([.C594]-6.75;2)" office:value-type="float" office:value="0.0137616467986741" calcext:value-type="float">
            <text:p>0.0137616468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871238" calcext:value-type="float">
            <text:p>6.871238</text:p>
          </table:table-cell>
          <table:table-cell office:value-type="float" office:value="6.6321912005" calcext:value-type="float">
            <text:p>6.6321912005</text:p>
          </table:table-cell>
          <table:table-cell table:formula="of:=POWER([.C595]-6.75;2)" office:value-type="float" office:value="0.0138789132396311" calcext:value-type="float">
            <text:p>0.0138789132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868129" calcext:value-type="float">
            <text:p>6.868129</text:p>
          </table:table-cell>
          <table:table-cell office:value-type="float" office:value="6.6317012545" calcext:value-type="float">
            <text:p>6.6317012545</text:p>
          </table:table-cell>
          <table:table-cell table:formula="of:=POWER([.C596]-6.75;2)" office:value-type="float" office:value="0.0139945931868737" calcext:value-type="float">
            <text:p>0.0139945932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864845" calcext:value-type="float">
            <text:p>6.864845</text:p>
          </table:table-cell>
          <table:table-cell office:value-type="float" office:value="6.6312203571" calcext:value-type="float">
            <text:p>6.6312203571</text:p>
          </table:table-cell>
          <table:table-cell table:formula="of:=POWER([.C597]-6.75;2)" office:value-type="float" office:value="0.0141086035674515" calcext:value-type="float">
            <text:p>0.0141086036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861399" calcext:value-type="float">
            <text:p>6.861399</text:p>
          </table:table-cell>
          <table:table-cell office:value-type="float" office:value="6.6307487315" calcext:value-type="float">
            <text:p>6.6307487315</text:p>
          </table:table-cell>
          <table:table-cell table:formula="of:=POWER([.C598]-6.75;2)" office:value-type="float" office:value="0.0142208650388591" calcext:value-type="float">
            <text:p>0.014220865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8578" calcext:value-type="float">
            <text:p>6.8578</text:p>
          </table:table-cell>
          <table:table-cell office:value-type="float" office:value="6.6302865846" calcext:value-type="float">
            <text:p>6.6302865846</text:p>
          </table:table-cell>
          <table:table-cell table:formula="of:=POWER([.C599]-6.75;2)" office:value-type="float" office:value="0.0143313018267329" calcext:value-type="float">
            <text:p>0.0143313018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854059" calcext:value-type="float">
            <text:p>6.854059</text:p>
          </table:table-cell>
          <table:table-cell office:value-type="float" office:value="6.6298341105" calcext:value-type="float">
            <text:p>6.6298341105</text:p>
          </table:table-cell>
          <table:table-cell table:formula="of:=POWER([.C600]-6.75;2)" office:value-type="float" office:value="0.0144398409993262" calcext:value-type="float">
            <text:p>0.01443984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850187" calcext:value-type="float">
            <text:p>6.850187</text:p>
          </table:table-cell>
          <table:table-cell office:value-type="float" office:value="6.6293914923" calcext:value-type="float">
            <text:p>6.6293914923</text:p>
          </table:table-cell>
          <table:table-cell table:formula="of:=POWER([.C601]-6.75;2)" office:value-type="float" office:value="0.014546412129621" calcext:value-type="float">
            <text:p>0.0145464121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846194" calcext:value-type="float">
            <text:p>6.846194</text:p>
          </table:table-cell>
          <table:table-cell office:value-type="float" office:value="6.6289588992" calcext:value-type="float">
            <text:p>6.6289588992</text:p>
          </table:table-cell>
          <table:table-cell table:formula="of:=POWER([.C602]-6.75;2)" office:value-type="float" office:value="0.0146509480828758" calcext:value-type="float">
            <text:p>0.0146509481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842089" calcext:value-type="float">
            <text:p>6.842089</text:p>
          </table:table-cell>
          <table:table-cell office:value-type="float" office:value="6.6285364974" calcext:value-type="float">
            <text:p>6.6285364974</text:p>
          </table:table-cell>
          <table:table-cell table:formula="of:=POWER([.C603]-6.75;2)" office:value-type="float" office:value="0.0147533824638602" calcext:value-type="float">
            <text:p>0.014753382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837883" calcext:value-type="float">
            <text:p>6.837883</text:p>
          </table:table-cell>
          <table:table-cell office:value-type="float" office:value="6.6281244416" calcext:value-type="float">
            <text:p>6.6281244416</text:p>
          </table:table-cell>
          <table:table-cell table:formula="of:=POWER([.C604]-6.75;2)" office:value-type="float" office:value="0.0148536517353119" calcext:value-type="float">
            <text:p>0.0148536517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833583" calcext:value-type="float">
            <text:p>6.833583</text:p>
          </table:table-cell>
          <table:table-cell office:value-type="float" office:value="6.6277228854" calcext:value-type="float">
            <text:p>6.6277228854</text:p>
          </table:table-cell>
          <table:table-cell table:formula="of:=POWER([.C605]-6.75;2)" office:value-type="float" office:value="0.0149516927549016" calcext:value-type="float">
            <text:p>0.0149516928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829199" calcext:value-type="float">
            <text:p>6.829199</text:p>
          </table:table-cell>
          <table:table-cell office:value-type="float" office:value="6.6273319843" calcext:value-type="float">
            <text:p>6.6273319843</text:p>
          </table:table-cell>
          <table:table-cell table:formula="of:=POWER([.C606]-6.75;2)" office:value-type="float" office:value="0.0150474420757755" calcext:value-type="float">
            <text:p>0.0150474421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82474" calcext:value-type="float">
            <text:p>6.82474</text:p>
          </table:table-cell>
          <table:table-cell office:value-type="float" office:value="6.6269518953" calcext:value-type="float">
            <text:p>6.6269518953</text:p>
          </table:table-cell>
          <table:table-cell table:formula="of:=POWER([.C607]-6.75;2)" office:value-type="float" office:value="0.0151408360702621" calcext:value-type="float">
            <text:p>0.015140836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820213" calcext:value-type="float">
            <text:p>6.820213</text:p>
          </table:table-cell>
          <table:table-cell office:value-type="float" office:value="6.6265827795" calcext:value-type="float">
            <text:p>6.6265827795</text:p>
          </table:table-cell>
          <table:table-cell table:formula="of:=POWER([.C608]-6.75;2)" office:value-type="float" office:value="0.0152318103159457" calcext:value-type="float">
            <text:p>0.0152318103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815626" calcext:value-type="float">
            <text:p>6.815626</text:p>
          </table:table-cell>
          <table:table-cell office:value-type="float" office:value="6.6262248079" calcext:value-type="float">
            <text:p>6.6262248079</text:p>
          </table:table-cell>
          <table:table-cell table:formula="of:=POWER([.C609]-6.75;2)" office:value-type="float" office:value="0.0153202981793919" calcext:value-type="float">
            <text:p>0.0153202982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810986" calcext:value-type="float">
            <text:p>6.810986</text:p>
          </table:table-cell>
          <table:table-cell office:value-type="float" office:value="6.6258781583" calcext:value-type="float">
            <text:p>6.6258781583</text:p>
          </table:table-cell>
          <table:table-cell table:formula="of:=POWER([.C610]-6.75;2)" office:value-type="float" office:value="0.0154062315869999" calcext:value-type="float">
            <text:p>0.0154062316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806299" calcext:value-type="float">
            <text:p>6.806299</text:p>
          </table:table-cell>
          <table:table-cell office:value-type="float" office:value="6.6255430238" calcext:value-type="float">
            <text:p>6.6255430238</text:p>
          </table:table-cell>
          <table:table-cell table:formula="of:=POWER([.C611]-6.75;2)" office:value-type="float" office:value="0.0154895389248474" calcext:value-type="float">
            <text:p>0.0154895389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80157" calcext:value-type="float">
            <text:p>6.80157</text:p>
          </table:table-cell>
          <table:table-cell office:value-type="float" office:value="6.6252196101" calcext:value-type="float">
            <text:p>6.6252196101</text:p>
          </table:table-cell>
          <table:table-cell table:formula="of:=POWER([.C612]-6.75;2)" office:value-type="float" office:value="0.015570145703596" calcext:value-type="float">
            <text:p>0.0155701457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796805" calcext:value-type="float">
            <text:p>6.796805</text:p>
          </table:table-cell>
          <table:table-cell office:value-type="float" office:value="6.6249081383" calcext:value-type="float">
            <text:p>6.6249081383</text:p>
          </table:table-cell>
          <table:table-cell table:formula="of:=POWER([.C613]-6.75;2)" office:value-type="float" office:value="0.0156479738635718" calcext:value-type="float">
            <text:p>0.0156479739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792006" calcext:value-type="float">
            <text:p>6.792006</text:p>
          </table:table-cell>
          <table:table-cell office:value-type="float" office:value="6.6246088507" calcext:value-type="float">
            <text:p>6.6246088507</text:p>
          </table:table-cell>
          <table:table-cell table:formula="of:=POWER([.C614]-6.75;2)" office:value-type="float" office:value="0.015722940322775" calcext:value-type="float">
            <text:p>0.0157229403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787178" calcext:value-type="float">
            <text:p>6.787178</text:p>
          </table:table-cell>
          <table:table-cell office:value-type="float" office:value="6.624322" calcext:value-type="float">
            <text:p>6.624322</text:p>
          </table:table-cell>
          <table:table-cell table:formula="of:=POWER([.C615]-6.75;2)" office:value-type="float" office:value="0.0157949596839999" calcext:value-type="float">
            <text:p>0.0157949597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782322" calcext:value-type="float">
            <text:p>6.782322</text:p>
          </table:table-cell>
          <table:table-cell office:value-type="float" office:value="6.6240478606" calcext:value-type="float">
            <text:p>6.6240478606</text:p>
          </table:table-cell>
          <table:table-cell table:formula="of:=POWER([.C616]-6.75;2)" office:value-type="float" office:value="0.015863941419437" calcext:value-type="float">
            <text:p>0.0158639414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777438" calcext:value-type="float">
            <text:p>6.777438</text:p>
          </table:table-cell>
          <table:table-cell office:value-type="float" office:value="6.6237867177" calcext:value-type="float">
            <text:p>6.6237867177</text:p>
          </table:table-cell>
          <table:table-cell table:formula="of:=POWER([.C617]-6.75;2)" office:value-type="float" office:value="0.0159297926289395" calcext:value-type="float">
            <text:p>0.015929792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772526" calcext:value-type="float">
            <text:p>6.772526</text:p>
          </table:table-cell>
          <table:table-cell office:value-type="float" office:value="6.6235388706" calcext:value-type="float">
            <text:p>6.6235388706</text:p>
          </table:table-cell>
          <table:table-cell table:formula="of:=POWER([.C618]-6.75;2)" office:value-type="float" office:value="0.0159924172491235" calcext:value-type="float">
            <text:p>0.0159924172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767585" calcext:value-type="float">
            <text:p>6.767585</text:p>
          </table:table-cell>
          <table:table-cell office:value-type="float" office:value="6.6233046324" calcext:value-type="float">
            <text:p>6.6233046324</text:p>
          </table:table-cell>
          <table:table-cell table:formula="of:=POWER([.C619]-6.75;2)" office:value-type="float" office:value="0.0160517161712991" calcext:value-type="float">
            <text:p>0.0160517162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762612" calcext:value-type="float">
            <text:p>6.762612</text:p>
          </table:table-cell>
          <table:table-cell office:value-type="float" office:value="6.6230843171" calcext:value-type="float">
            <text:p>6.6230843171</text:p>
          </table:table-cell>
          <table:table-cell table:formula="of:=POWER([.C620]-6.75;2)" office:value-type="float" office:value="0.0161075905659733" calcext:value-type="float">
            <text:p>0.0161075906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757605" calcext:value-type="float">
            <text:p>6.757605</text:p>
          </table:table-cell>
          <table:table-cell office:value-type="float" office:value="6.6228782473" calcext:value-type="float">
            <text:p>6.6228782473</text:p>
          </table:table-cell>
          <table:table-cell table:formula="of:=POWER([.C621]-6.75;2)" office:value-type="float" office:value="0.0161599400095199" calcext:value-type="float">
            <text:p>0.01615994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752559" calcext:value-type="float">
            <text:p>6.752559</text:p>
          </table:table-cell>
          <table:table-cell office:value-type="float" office:value="6.6226867384" calcext:value-type="float">
            <text:p>6.6226867384</text:p>
          </table:table-cell>
          <table:table-cell table:formula="of:=POWER([.C622]-6.75;2)" office:value-type="float" office:value="0.0162086665792301" calcext:value-type="float">
            <text:p>0.0162086666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74747" calcext:value-type="float">
            <text:p>6.74747</text:p>
          </table:table-cell>
          <table:table-cell office:value-type="float" office:value="6.6225101038" calcext:value-type="float">
            <text:p>6.6225101038</text:p>
          </table:table-cell>
          <table:table-cell table:formula="of:=POWER([.C623]-6.75;2)" office:value-type="float" office:value="0.0162536736330868" calcext:value-type="float">
            <text:p>0.0162536736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742333" calcext:value-type="float">
            <text:p>6.742333</text:p>
          </table:table-cell>
          <table:table-cell office:value-type="float" office:value="6.6223486356" calcext:value-type="float">
            <text:p>6.6223486356</text:p>
          </table:table-cell>
          <table:table-cell table:formula="of:=POWER([.C624]-6.75;2)" office:value-type="float" office:value="0.0162948708331816" calcext:value-type="float">
            <text:p>0.0162948708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737141" calcext:value-type="float">
            <text:p>6.737141</text:p>
          </table:table-cell>
          <table:table-cell office:value-type="float" office:value="6.6222026154" calcext:value-type="float">
            <text:p>6.6222026154</text:p>
          </table:table-cell>
          <table:table-cell table:formula="of:=POWER([.C625]-6.75;2)" office:value-type="float" office:value="0.0163321715106003" calcext:value-type="float">
            <text:p>0.0163321715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731891" calcext:value-type="float">
            <text:p>6.731891</text:p>
          </table:table-cell>
          <table:table-cell office:value-type="float" office:value="6.622072292" calcext:value-type="float">
            <text:p>6.622072292</text:p>
          </table:table-cell>
          <table:table-cell table:formula="of:=POWER([.C626]-6.75;2)" office:value-type="float" office:value="0.0163654984741332" calcext:value-type="float">
            <text:p>0.0163654985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726576" calcext:value-type="float">
            <text:p>6.726576</text:p>
          </table:table-cell>
          <table:table-cell office:value-type="float" office:value="6.621957884" calcext:value-type="float">
            <text:p>6.621957884</text:p>
          </table:table-cell>
          <table:table-cell table:formula="of:=POWER([.C627]-6.75;2)" office:value-type="float" office:value="0.0163947834697574" calcext:value-type="float">
            <text:p>0.0163947835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721193" calcext:value-type="float">
            <text:p>6.721193</text:p>
          </table:table-cell>
          <table:table-cell office:value-type="float" office:value="6.6218595762" calcext:value-type="float">
            <text:p>6.6218595762</text:p>
          </table:table-cell>
          <table:table-cell table:formula="of:=POWER([.C628]-6.75;2)" office:value-type="float" office:value="0.0164199682116435" calcext:value-type="float">
            <text:p>0.0164199682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715738" calcext:value-type="float">
            <text:p>6.715738</text:p>
          </table:table-cell>
          <table:table-cell office:value-type="float" office:value="6.6217775056" calcext:value-type="float">
            <text:p>6.6217775056</text:p>
          </table:table-cell>
          <table:table-cell table:formula="of:=POWER([.C629]-6.75;2)" office:value-type="float" office:value="0.0164410080701581" calcext:value-type="float">
            <text:p>0.0164410081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710207" calcext:value-type="float">
            <text:p>6.710207</text:p>
          </table:table-cell>
          <table:table-cell office:value-type="float" office:value="6.6217117632" calcext:value-type="float">
            <text:p>6.6217117632</text:p>
          </table:table-cell>
          <table:table-cell table:formula="of:=POWER([.C630]-6.75;2)" office:value-type="float" office:value="0.0164578717012528" calcext:value-type="float">
            <text:p>0.0164578717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04601" calcext:value-type="float">
            <text:p>6.704601</text:p>
          </table:table-cell>
          <table:table-cell office:value-type="float" office:value="6.6216623939" calcext:value-type="float">
            <text:p>6.6216623939</text:p>
          </table:table-cell>
          <table:table-cell table:formula="of:=POWER([.C631]-6.75;2)" office:value-type="float" office:value="0.0164705411394787" calcext:value-type="float">
            <text:p>0.0164705411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698918" calcext:value-type="float">
            <text:p>6.698918</text:p>
          </table:table-cell>
          <table:table-cell office:value-type="float" office:value="6.621629381" calcext:value-type="float">
            <text:p>6.621629381</text:p>
          </table:table-cell>
          <table:table-cell table:formula="of:=POWER([.C632]-6.75;2)" office:value-type="float" office:value="0.0164790158224432" calcext:value-type="float">
            <text:p>0.0164790158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693162" calcext:value-type="float">
            <text:p>6.693162</text:p>
          </table:table-cell>
          <table:table-cell office:value-type="float" office:value="6.6216126573" calcext:value-type="float">
            <text:p>6.6216126573</text:p>
          </table:table-cell>
          <table:table-cell table:formula="of:=POWER([.C633]-6.75;2)" office:value-type="float" office:value="0.0164833097655672" calcext:value-type="float">
            <text:p>0.0164833098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687335" calcext:value-type="float">
            <text:p>6.687335</text:p>
          </table:table-cell>
          <table:table-cell office:value-type="float" office:value="6.6216120986" calcext:value-type="float">
            <text:p>6.6216120986</text:p>
          </table:table-cell>
          <table:table-cell table:formula="of:=POWER([.C634]-6.75;2)" office:value-type="float" office:value="0.0164834532258961" calcext:value-type="float">
            <text:p>0.0164834532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681446" calcext:value-type="float">
            <text:p>6.681446</text:p>
          </table:table-cell>
          <table:table-cell office:value-type="float" office:value="6.6216275254" calcext:value-type="float">
            <text:p>6.6216275254</text:p>
          </table:table-cell>
          <table:table-cell table:formula="of:=POWER([.C635]-6.75;2)" office:value-type="float" office:value="0.0164794922349276" calcext:value-type="float">
            <text:p>0.0164794922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6755" calcext:value-type="float">
            <text:p>6.6755</text:p>
          </table:table-cell>
          <table:table-cell office:value-type="float" office:value="6.6216587054" calcext:value-type="float">
            <text:p>6.6216587054</text:p>
          </table:table-cell>
          <table:table-cell table:formula="of:=POWER([.C636]-6.75;2)" office:value-type="float" office:value="0.016471487899604" calcext:value-type="float">
            <text:p>0.0164714879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66951" calcext:value-type="float">
            <text:p>6.66951</text:p>
          </table:table-cell>
          <table:table-cell office:value-type="float" office:value="6.6217053608" calcext:value-type="float">
            <text:p>6.6217053608</text:p>
          </table:table-cell>
          <table:table-cell table:formula="of:=POWER([.C637]-6.75;2)" office:value-type="float" office:value="0.0164595144474582" calcext:value-type="float">
            <text:p>0.0164595144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663488" calcext:value-type="float">
            <text:p>6.663488</text:p>
          </table:table-cell>
          <table:table-cell office:value-type="float" office:value="6.6217671681" calcext:value-type="float">
            <text:p>6.6217671681</text:p>
          </table:table-cell>
          <table:table-cell table:formula="of:=POWER([.C638]-6.75;2)" office:value-type="float" office:value="0.0164436591770937" calcext:value-type="float">
            <text:p>0.0164436592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657447" calcext:value-type="float">
            <text:p>6.657447</text:p>
          </table:table-cell>
          <table:table-cell office:value-type="float" office:value="6.6218437714" calcext:value-type="float">
            <text:p>6.6218437714</text:p>
          </table:table-cell>
          <table:table-cell table:formula="of:=POWER([.C639]-6.75;2)" office:value-type="float" office:value="0.0164240189289755" calcext:value-type="float">
            <text:p>0.0164240189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651405" calcext:value-type="float">
            <text:p>6.651405</text:p>
          </table:table-cell>
          <table:table-cell office:value-type="float" office:value="6.6219347851" calcext:value-type="float">
            <text:p>6.6219347851</text:p>
          </table:table-cell>
          <table:table-cell table:formula="of:=POWER([.C640]-6.75;2)" office:value-type="float" office:value="0.0164006992673833" calcext:value-type="float">
            <text:p>0.0164006993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645379" calcext:value-type="float">
            <text:p>6.645379</text:p>
          </table:table-cell>
          <table:table-cell office:value-type="float" office:value="6.6220398046" calcext:value-type="float">
            <text:p>6.6220398046</text:p>
          </table:table-cell>
          <table:table-cell table:formula="of:=POWER([.C641]-6.75;2)" office:value-type="float" office:value="0.0163738116068062" calcext:value-type="float">
            <text:p>0.0163738116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639386" calcext:value-type="float">
            <text:p>6.639386</text:p>
          </table:table-cell>
          <table:table-cell office:value-type="float" office:value="6.622158415" calcext:value-type="float">
            <text:p>6.622158415</text:p>
          </table:table-cell>
          <table:table-cell table:formula="of:=POWER([.C642]-6.75;2)" office:value-type="float" office:value="0.0163434708553121" calcext:value-type="float">
            <text:p>0.0163434709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633448" calcext:value-type="float">
            <text:p>6.633448</text:p>
          </table:table-cell>
          <table:table-cell office:value-type="float" office:value="6.6222902023" calcext:value-type="float">
            <text:p>6.6222902023</text:p>
          </table:table-cell>
          <table:table-cell table:formula="of:=POWER([.C643]-6.75;2)" office:value-type="float" office:value="0.0163097924285748" calcext:value-type="float">
            <text:p>0.0163097924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627583" calcext:value-type="float">
            <text:p>6.627583</text:p>
          </table:table-cell>
          <table:table-cell office:value-type="float" office:value="6.6224347652" calcext:value-type="float">
            <text:p>6.6224347652</text:p>
          </table:table-cell>
          <table:table-cell table:formula="of:=POWER([.C644]-6.75;2)" office:value-type="float" office:value="0.016272889129579" calcext:value-type="float">
            <text:p>0.0162728891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621811" calcext:value-type="float">
            <text:p>6.621811</text:p>
          </table:table-cell>
          <table:table-cell office:value-type="float" office:value="6.6225917209" calcext:value-type="float">
            <text:p>6.6225917209</text:p>
          </table:table-cell>
          <table:table-cell table:formula="of:=POWER([.C645]-6.75;2)" office:value-type="float" office:value="0.0162328695832235" calcext:value-type="float">
            <text:p>0.0162328696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616151" calcext:value-type="float">
            <text:p>6.616151</text:p>
          </table:table-cell>
          <table:table-cell office:value-type="float" office:value="6.6227607172" calcext:value-type="float">
            <text:p>6.6227607172</text:p>
          </table:table-cell>
          <table:table-cell table:formula="of:=POWER([.C646]-6.75;2)" office:value-type="float" office:value="0.0161898350874583" calcext:value-type="float">
            <text:p>0.0161898351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610621" calcext:value-type="float">
            <text:p>6.610621</text:p>
          </table:table-cell>
          <table:table-cell office:value-type="float" office:value="6.6229414474" calcext:value-type="float">
            <text:p>6.6229414474</text:p>
          </table:table-cell>
          <table:table-cell table:formula="of:=POWER([.C647]-6.75;2)" office:value-type="float" office:value="0.016143875788807" calcext:value-type="float">
            <text:p>0.0161438758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605236" calcext:value-type="float">
            <text:p>6.605236</text:p>
          </table:table-cell>
          <table:table-cell office:value-type="float" office:value="6.6231336481" calcext:value-type="float">
            <text:p>6.6231336481</text:p>
          </table:table-cell>
          <table:table-cell table:formula="of:=POWER([.C648]-6.75;2)" office:value-type="float" office:value="0.0160950712444147" calcext:value-type="float">
            <text:p>0.0160950712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600011" calcext:value-type="float">
            <text:p>6.600011</text:p>
          </table:table-cell>
          <table:table-cell office:value-type="float" office:value="6.6233371147" calcext:value-type="float">
            <text:p>6.6233371147</text:p>
          </table:table-cell>
          <table:table-cell table:formula="of:=POWER([.C649]-6.75;2)" office:value-type="float" office:value="0.016043486512521" calcext:value-type="float">
            <text:p>0.0160434865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594956" calcext:value-type="float">
            <text:p>6.594956</text:p>
          </table:table-cell>
          <table:table-cell office:value-type="float" office:value="6.623551708" calcext:value-type="float">
            <text:p>6.623551708</text:p>
          </table:table-cell>
          <table:table-cell table:formula="of:=POWER([.C650]-6.75;2)" office:value-type="float" office:value="0.0159891705497173" calcext:value-type="float">
            <text:p>0.0159891705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59008" calcext:value-type="float">
            <text:p>6.59008</text:p>
          </table:table-cell>
          <table:table-cell office:value-type="float" office:value="6.6237773491" calcext:value-type="float">
            <text:p>6.6237773491</text:p>
          </table:table-cell>
          <table:table-cell table:formula="of:=POWER([.C651]-6.75;2)" office:value-type="float" office:value="0.0159321576002233" calcext:value-type="float">
            <text:p>0.0159321576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585388" calcext:value-type="float">
            <text:p>6.585388</text:p>
          </table:table-cell>
          <table:table-cell office:value-type="float" office:value="6.6240140326" calcext:value-type="float">
            <text:p>6.6240140326</text:p>
          </table:table-cell>
          <table:table-cell table:formula="of:=POWER([.C652]-6.75;2)" office:value-type="float" office:value="0.0158724639817139" calcext:value-type="float">
            <text:p>0.015872464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580882" calcext:value-type="float">
            <text:p>6.580882</text:p>
          </table:table-cell>
          <table:table-cell office:value-type="float" office:value="6.6242618214" calcext:value-type="float">
            <text:p>6.6242618214</text:p>
          </table:table-cell>
          <table:table-cell table:formula="of:=POWER([.C653]-6.75;2)" office:value-type="float" office:value="0.0158100895576455" calcext:value-type="float">
            <text:p>0.0158100896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57656" calcext:value-type="float">
            <text:p>6.57656</text:p>
          </table:table-cell>
          <table:table-cell office:value-type="float" office:value="6.6245208418" calcext:value-type="float">
            <text:p>6.6245208418</text:p>
          </table:table-cell>
          <table:table-cell table:formula="of:=POWER([.C654]-6.75;2)" office:value-type="float" office:value="0.0157450191425807" calcext:value-type="float">
            <text:p>0.0157450191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572416" calcext:value-type="float">
            <text:p>6.572416</text:p>
          </table:table-cell>
          <table:table-cell office:value-type="float" office:value="6.6247912904" calcext:value-type="float">
            <text:p>6.6247912904</text:p>
          </table:table-cell>
          <table:table-cell table:formula="of:=POWER([.C655]-6.75;2)" office:value-type="float" office:value="0.0156772209596971" calcext:value-type="float">
            <text:p>0.01567722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568442" calcext:value-type="float">
            <text:p>6.568442</text:p>
          </table:table-cell>
          <table:table-cell office:value-type="float" office:value="6.6250734174" calcext:value-type="float">
            <text:p>6.6250734174</text:p>
          </table:table-cell>
          <table:table-cell table:formula="of:=POWER([.C656]-6.75;2)" office:value-type="float" office:value="0.0156066510401145" calcext:value-type="float">
            <text:p>0.015606651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564626" calcext:value-type="float">
            <text:p>6.564626</text:p>
          </table:table-cell>
          <table:table-cell office:value-type="float" office:value="6.6253675241" calcext:value-type="float">
            <text:p>6.6253675241</text:p>
          </table:table-cell>
          <table:table-cell table:formula="of:=POWER([.C657]-6.75;2)" office:value-type="float" office:value="0.0155332540489642" calcext:value-type="float">
            <text:p>0.015533254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560951" calcext:value-type="float">
            <text:p>6.560951</text:p>
          </table:table-cell>
          <table:table-cell office:value-type="float" office:value="6.6256739547" calcext:value-type="float">
            <text:p>6.6256739547</text:p>
          </table:table-cell>
          <table:table-cell table:formula="of:=POWER([.C658]-6.75;2)" office:value-type="float" office:value="0.0154569655399377" calcext:value-type="float">
            <text:p>0.0154569655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557401" calcext:value-type="float">
            <text:p>6.557401</text:p>
          </table:table-cell>
          <table:table-cell office:value-type="float" office:value="6.6259930818" calcext:value-type="float">
            <text:p>6.6259930818</text:p>
          </table:table-cell>
          <table:table-cell table:formula="of:=POWER([.C659]-6.75;2)" office:value-type="float" office:value="0.0153777157614615" calcext:value-type="float">
            <text:p>0.0153777158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553955" calcext:value-type="float">
            <text:p>6.553955</text:p>
          </table:table-cell>
          <table:table-cell office:value-type="float" office:value="6.6263252979" calcext:value-type="float">
            <text:p>6.6263252979</text:p>
          </table:table-cell>
          <table:table-cell table:formula="of:=POWER([.C660]-6.75;2)" office:value-type="float" office:value="0.0152954319395237" calcext:value-type="float">
            <text:p>0.0152954319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55059" calcext:value-type="float">
            <text:p>6.55059</text:p>
          </table:table-cell>
          <table:table-cell office:value-type="float" office:value="6.626670997" calcext:value-type="float">
            <text:p>6.626670997</text:p>
          </table:table-cell>
          <table:table-cell table:formula="of:=POWER([.C661]-6.75;2)" office:value-type="float" office:value="0.0152100429809741" calcext:value-type="float">
            <text:p>0.015210043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547285" calcext:value-type="float">
            <text:p>6.547285</text:p>
          </table:table-cell>
          <table:table-cell office:value-type="float" office:value="6.6270305596" calcext:value-type="float">
            <text:p>6.6270305596</text:p>
          </table:table-cell>
          <table:table-cell table:formula="of:=POWER([.C662]-6.75;2)" office:value-type="float" office:value="0.0151214832722892" calcext:value-type="float">
            <text:p>0.0151214833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544015" calcext:value-type="float">
            <text:p>6.544015</text:p>
          </table:table-cell>
          <table:table-cell office:value-type="float" office:value="6.6274043436" calcext:value-type="float">
            <text:p>6.6274043436</text:p>
          </table:table-cell>
          <table:table-cell table:formula="of:=POWER([.C663]-6.75;2)" office:value-type="float" office:value="0.0150296949681468" calcext:value-type="float">
            <text:p>0.015029695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540757" calcext:value-type="float">
            <text:p>6.540757</text:p>
          </table:table-cell>
          <table:table-cell office:value-type="float" office:value="6.6277926585" calcext:value-type="float">
            <text:p>6.6277926585</text:p>
          </table:table-cell>
          <table:table-cell table:formula="of:=POWER([.C664]-6.75;2)" office:value-type="float" office:value="0.0149346343164977" calcext:value-type="float">
            <text:p>0.0149346343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53749" calcext:value-type="float">
            <text:p>6.53749</text:p>
          </table:table-cell>
          <table:table-cell office:value-type="float" office:value="6.6281957531" calcext:value-type="float">
            <text:p>6.6281957531</text:p>
          </table:table-cell>
          <table:table-cell table:formula="of:=POWER([.C665]-6.75;2)" office:value-type="float" office:value="0.0148362745628762" calcext:value-type="float">
            <text:p>0.0148362746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534191" calcext:value-type="float">
            <text:p>6.534191</text:p>
          </table:table-cell>
          <table:table-cell office:value-type="float" office:value="6.6286137957" calcext:value-type="float">
            <text:p>6.6286137957</text:p>
          </table:table-cell>
          <table:table-cell table:formula="of:=POWER([.C666]-6.75;2)" office:value-type="float" office:value="0.0147346105943614" calcext:value-type="float">
            <text:p>0.0147346106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530843" calcext:value-type="float">
            <text:p>6.530843</text:p>
          </table:table-cell>
          <table:table-cell office:value-type="float" office:value="6.6290468602" calcext:value-type="float">
            <text:p>6.6290468602</text:p>
          </table:table-cell>
          <table:table-cell table:formula="of:=POWER([.C667]-6.75;2)" office:value-type="float" office:value="0.0146296620274784" calcext:value-type="float">
            <text:p>0.014629662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52743" calcext:value-type="float">
            <text:p>6.52743</text:p>
          </table:table-cell>
          <table:table-cell office:value-type="float" office:value="6.6294949065" calcext:value-type="float">
            <text:p>6.6294949065</text:p>
          </table:table-cell>
          <table:table-cell table:formula="of:=POWER([.C668]-6.75;2)" office:value-type="float" office:value="0.0145214775594438" calcext:value-type="float">
            <text:p>0.0145214776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523939" calcext:value-type="float">
            <text:p>6.523939</text:p>
          </table:table-cell>
          <table:table-cell office:value-type="float" office:value="6.6299577563" calcext:value-type="float">
            <text:p>6.6299577563</text:p>
          </table:table-cell>
          <table:table-cell table:formula="of:=POWER([.C669]-6.75;2)" office:value-type="float" office:value="0.0144101402725303" calcext:value-type="float">
            <text:p>0.0144101403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520362" calcext:value-type="float">
            <text:p>6.520362</text:p>
          </table:table-cell>
          <table:table-cell office:value-type="float" office:value="6.6304350752" calcext:value-type="float">
            <text:p>6.6304350752</text:p>
          </table:table-cell>
          <table:table-cell table:formula="of:=POWER([.C670]-6.75;2)" office:value-type="float" office:value="0.0142957712424296" calcext:value-type="float">
            <text:p>0.0142957712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516694" calcext:value-type="float">
            <text:p>6.516694</text:p>
          </table:table-cell>
          <table:table-cell office:value-type="float" office:value="6.6309263616" calcext:value-type="float">
            <text:p>6.6309263616</text:p>
          </table:table-cell>
          <table:table-cell table:formula="of:=POWER([.C671]-6.75;2)" office:value-type="float" office:value="0.0141785313618139" calcext:value-type="float">
            <text:p>0.0141785314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512936" calcext:value-type="float">
            <text:p>6.512936</text:p>
          </table:table-cell>
          <table:table-cell office:value-type="float" office:value="6.6314309054" calcext:value-type="float">
            <text:p>6.6314309054</text:p>
          </table:table-cell>
          <table:table-cell table:formula="of:=POWER([.C672]-6.75;2)" office:value-type="float" office:value="0.0140586301942637" calcext:value-type="float">
            <text:p>0.014058630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509094" calcext:value-type="float">
            <text:p>6.509094</text:p>
          </table:table-cell>
          <table:table-cell office:value-type="float" office:value="6.6319477753" calcext:value-type="float">
            <text:p>6.6319477753</text:p>
          </table:table-cell>
          <table:table-cell table:formula="of:=POWER([.C673]-6.75;2)" office:value-type="float" office:value="0.0139363277566192" calcext:value-type="float">
            <text:p>0.0139363278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505177" calcext:value-type="float">
            <text:p>6.505177</text:p>
          </table:table-cell>
          <table:table-cell office:value-type="float" office:value="6.6324757778" calcext:value-type="float">
            <text:p>6.6324757778</text:p>
          </table:table-cell>
          <table:table-cell table:formula="of:=POWER([.C674]-6.75;2)" office:value-type="float" office:value="0.013811942803715" calcext:value-type="float">
            <text:p>0.0138119428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501202" calcext:value-type="float">
            <text:p>6.501202</text:p>
          </table:table-cell>
          <table:table-cell office:value-type="float" office:value="6.6330134172" calcext:value-type="float">
            <text:p>6.6330134172</text:p>
          </table:table-cell>
          <table:table-cell table:formula="of:=POWER([.C675]-6.75;2)" office:value-type="float" office:value="0.0136858605552213" calcext:value-type="float">
            <text:p>0.0136858606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49719" calcext:value-type="float">
            <text:p>6.49719</text:p>
          </table:table-cell>
          <table:table-cell office:value-type="float" office:value="6.6335588371" calcext:value-type="float">
            <text:p>6.6335588371</text:p>
          </table:table-cell>
          <table:table-cell table:formula="of:=POWER([.C676]-6.75;2)" office:value-type="float" office:value="0.0135585444175044" calcext:value-type="float">
            <text:p>0.0135585444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493168" calcext:value-type="float">
            <text:p>6.493168</text:p>
          </table:table-cell>
          <table:table-cell office:value-type="float" office:value="6.63410975" calcext:value-type="float">
            <text:p>6.63410975</text:p>
          </table:table-cell>
          <table:table-cell table:formula="of:=POWER([.C677]-6.75;2)" office:value-type="float" office:value="0.0134305500450624" calcext:value-type="float">
            <text:p>0.01343055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489167" calcext:value-type="float">
            <text:p>6.489167</text:p>
          </table:table-cell>
          <table:table-cell office:value-type="float" office:value="6.6346633119" calcext:value-type="float">
            <text:p>6.6346633119</text:p>
          </table:table-cell>
          <table:table-cell table:formula="of:=POWER([.C678]-6.75;2)" office:value-type="float" office:value="0.0133025516218767" calcext:value-type="float">
            <text:p>0.0133025516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485224" calcext:value-type="float">
            <text:p>6.485224</text:p>
          </table:table-cell>
          <table:table-cell office:value-type="float" office:value="6.635215971" calcext:value-type="float">
            <text:p>6.635215971</text:p>
          </table:table-cell>
          <table:table-cell table:formula="of:=POWER([.C679]-6.75;2)" office:value-type="float" office:value="0.0131753733134728" calcext:value-type="float">
            <text:p>0.0131753733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481383" calcext:value-type="float">
            <text:p>6.481383</text:p>
          </table:table-cell>
          <table:table-cell office:value-type="float" office:value="6.6357631942" calcext:value-type="float">
            <text:p>6.6357631942</text:p>
          </table:table-cell>
          <table:table-cell table:formula="of:=POWER([.C680]-6.75;2)" office:value-type="float" office:value="0.0130500477993869" calcext:value-type="float">
            <text:p>0.0130500478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477693" calcext:value-type="float">
            <text:p>6.477693</text:p>
          </table:table-cell>
          <table:table-cell office:value-type="float" office:value="6.6362990552" calcext:value-type="float">
            <text:p>6.6362990552</text:p>
          </table:table-cell>
          <table:table-cell table:formula="of:=POWER([.C681]-6.75;2)" office:value-type="float" office:value="0.0129279048484126" calcext:value-type="float">
            <text:p>0.0129279048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474206" calcext:value-type="float">
            <text:p>6.474206</text:p>
          </table:table-cell>
          <table:table-cell office:value-type="float" office:value="6.6368155016" calcext:value-type="float">
            <text:p>6.6368155016</text:p>
          </table:table-cell>
          <table:table-cell table:formula="of:=POWER([.C682]-6.75;2)" office:value-type="float" office:value="0.0128107306780596" calcext:value-type="float">
            <text:p>0.0128107307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470986" calcext:value-type="float">
            <text:p>6.470986</text:p>
          </table:table-cell>
          <table:table-cell office:value-type="float" office:value="6.6373010392" calcext:value-type="float">
            <text:p>6.6373010392</text:p>
          </table:table-cell>
          <table:table-cell table:formula="of:=POWER([.C683]-6.75;2)" office:value-type="float" office:value="0.0127010557653998" calcext:value-type="float">
            <text:p>0.0127010558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4681" calcext:value-type="float">
            <text:p>6.4681</text:p>
          </table:table-cell>
          <table:table-cell office:value-type="float" office:value="6.6377380984" calcext:value-type="float">
            <text:p>6.6377380984</text:p>
          </table:table-cell>
          <table:table-cell table:formula="of:=POWER([.C684]-6.75;2)" office:value-type="float" office:value="0.0126027345508481" calcext:value-type="float">
            <text:p>0.0126027346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465627" calcext:value-type="float">
            <text:p>6.465627</text:p>
          </table:table-cell>
          <table:table-cell office:value-type="float" office:value="6.6380971612" calcext:value-type="float">
            <text:p>6.6380971612</text:p>
          </table:table-cell>
          <table:table-cell table:formula="of:=POWER([.C685]-6.75;2)" office:value-type="float" office:value="0.0125222453314988" calcext:value-type="float">
            <text:p>0.0125222453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463657" calcext:value-type="float">
            <text:p>6.463657</text:p>
          </table:table-cell>
          <table:table-cell office:value-type="float" office:value="6.6383213234" calcext:value-type="float">
            <text:p>6.6383213234</text:p>
          </table:table-cell>
          <table:table-cell table:formula="of:=POWER([.C686]-6.75;2)" office:value-type="float" office:value="0.0124721268071275" calcext:value-type="float">
            <text:p>0.0124721268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462297" calcext:value-type="float">
            <text:p>6.462297</text:p>
          </table:table-cell>
          <table:table-cell office:value-type="float" office:value="6.6382735066" calcext:value-type="float">
            <text:p>6.6382735066</text:p>
          </table:table-cell>
          <table:table-cell table:formula="of:=POWER([.C687]-6.75;2)" office:value-type="float" office:value="0.0124828093274602" calcext:value-type="float">
            <text:p>0.0124828093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461674" calcext:value-type="float">
            <text:p>6.461674</text:p>
          </table:table-cell>
          <table:table-cell office:value-type="float" office:value="6.6374362525" calcext:value-type="float">
            <text:p>6.6374362525</text:p>
          </table:table-cell>
          <table:table-cell table:formula="of:=POWER([.C688]-6.75;2)" office:value-type="float" office:value="0.0126705972512438" calcext:value-type="float">
            <text:p>0.0126705973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461952" calcext:value-type="float">
            <text:p>6.461952</text:p>
          </table:table-cell>
          <table:table-cell office:value-type="float" office:value="6.6041808733" calcext:value-type="float">
            <text:p>6.6041808733</text:p>
          </table:table-cell>
          <table:table-cell table:formula="of:=POWER([.C689]-6.75;2)" office:value-type="float" office:value="0.0212632177115507" calcext:value-type="float">
            <text:p>0.0212632177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463339" calcext:value-type="float">
            <text:p>6.463339</text:p>
          </table:table-cell>
          <table:table-cell office:value-type="float" office:value="6.6067327358" calcext:value-type="float">
            <text:p>6.6067327358</text:p>
          </table:table-cell>
          <table:table-cell table:formula="of:=POWER([.C690]-6.75;2)" office:value-type="float" office:value="0.0205255089913527" calcext:value-type="float">
            <text:p>0.020525509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466124" calcext:value-type="float">
            <text:p>6.466124</text:p>
          </table:table-cell>
          <table:table-cell office:value-type="float" office:value="6.6083148054" calcext:value-type="float">
            <text:p>6.6083148054</text:p>
          </table:table-cell>
          <table:table-cell table:formula="of:=POWER([.C691]-6.75;2)" office:value-type="float" office:value="0.0200746943688399" calcext:value-type="float">
            <text:p>0.0200746944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470718" calcext:value-type="float">
            <text:p>6.470718</text:p>
          </table:table-cell>
          <table:table-cell office:value-type="float" office:value="6.6095870101" calcext:value-type="float">
            <text:p>6.6095870101</text:p>
          </table:table-cell>
          <table:table-cell table:formula="of:=POWER([.C692]-6.75;2)" office:value-type="float" office:value="0.0197158077326574" calcext:value-type="float">
            <text:p>0.0197158077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47775" calcext:value-type="float">
            <text:p>6.47775</text:p>
          </table:table-cell>
          <table:table-cell office:value-type="float" office:value="6.6107036014" calcext:value-type="float">
            <text:p>6.6107036014</text:p>
          </table:table-cell>
          <table:table-cell table:formula="of:=POWER([.C693]-6.75;2)" office:value-type="float" office:value="0.0194034866629301" calcext:value-type="float">
            <text:p>0.0194034867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488241" calcext:value-type="float">
            <text:p>6.488241</text:p>
          </table:table-cell>
          <table:table-cell office:value-type="float" office:value="6.611723878" calcext:value-type="float">
            <text:p>6.611723878</text:p>
          </table:table-cell>
          <table:table-cell table:formula="of:=POWER([.C694]-6.75;2)" office:value-type="float" office:value="0.0191202859153588" calcext:value-type="float">
            <text:p>0.0191202859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503998" calcext:value-type="float">
            <text:p>6.503998</text:p>
          </table:table-cell>
          <table:table-cell office:value-type="float" office:value="6.6126763265" calcext:value-type="float">
            <text:p>6.6126763265</text:p>
          </table:table-cell>
          <table:table-cell table:formula="of:=POWER([.C695]-6.75;2)" office:value-type="float" office:value="0.0188577913035346" calcext:value-type="float">
            <text:p>0.0188577913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528583" calcext:value-type="float">
            <text:p>6.528583</text:p>
          </table:table-cell>
          <table:table-cell office:value-type="float" office:value="6.6135764812" calcext:value-type="float">
            <text:p>6.6135764812</text:p>
          </table:table-cell>
          <table:table-cell table:formula="of:=POWER([.C696]-6.75;2)" office:value-type="float" office:value="0.018611376481774" calcext:value-type="float">
            <text:p>0.0186113765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570176" calcext:value-type="float">
            <text:p>6.570176</text:p>
          </table:table-cell>
          <table:table-cell office:value-type="float" office:value="6.614433524" calcext:value-type="float">
            <text:p>6.614433524</text:p>
          </table:table-cell>
          <table:table-cell table:formula="of:=POWER([.C697]-6.75;2)" office:value-type="float" office:value="0.0183782694150586" calcext:value-type="float">
            <text:p>0.0183782694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652762" calcext:value-type="float">
            <text:p>6.652762</text:p>
          </table:table-cell>
          <table:table-cell office:value-type="float" office:value="6.6152531821" calcext:value-type="float">
            <text:p>6.6152531821</text:p>
          </table:table-cell>
          <table:table-cell table:formula="of:=POWER([.C698]-6.75;2)" office:value-type="float" office:value="0.0181567049341758" calcext:value-type="float">
            <text:p>0.0181567049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890287" calcext:value-type="float">
            <text:p>6.890287</text:p>
          </table:table-cell>
          <table:table-cell office:value-type="float" office:value="6.6160391931" calcext:value-type="float">
            <text:p>6.6160391931</text:p>
          </table:table-cell>
          <table:table-cell table:formula="of:=POWER([.C699]-6.75;2)" office:value-type="float" office:value="0.0179454977852992" calcext:value-type="float">
            <text:p>0.0179454978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6.61405" calcext:value-type="float">
            <text:p>16.61405</text:p>
          </table:table-cell>
          <table:table-cell office:value-type="float" office:value="6.61679409" calcext:value-type="float">
            <text:p>6.61679409</text:p>
          </table:table-cell>
          <table:table-cell table:formula="of:=POWER([.C700]-6.75;2)" office:value-type="float" office:value="0.0177438144589281" calcext:value-type="float">
            <text:p>0.0177438145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.841174" calcext:value-type="float">
            <text:p>5.841174</text:p>
          </table:table-cell>
          <table:table-cell office:value-type="float" office:value="6.6175196771" calcext:value-type="float">
            <text:p>6.6175196771</text:p>
          </table:table-cell>
          <table:table-cell table:formula="of:=POWER([.C701]-6.75;2)" office:value-type="float" office:value="0.0175510359556883" calcext:value-type="float">
            <text:p>0.017551036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135276" calcext:value-type="float">
            <text:p>6.135276</text:p>
          </table:table-cell>
          <table:table-cell office:value-type="float" office:value="6.6182173066" calcext:value-type="float">
            <text:p>6.6182173066</text:p>
          </table:table-cell>
          <table:table-cell table:formula="of:=POWER([.C702]-6.75;2)" office:value-type="float" office:value="0.0173666782797584" calcext:value-type="float">
            <text:p>0.0173666783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23047" calcext:value-type="float">
            <text:p>6.23047</text:p>
          </table:table-cell>
          <table:table-cell office:value-type="float" office:value="6.6188880769" calcext:value-type="float">
            <text:p>6.6188880769</text:p>
          </table:table-cell>
          <table:table-cell table:formula="of:=POWER([.C703]-6.75;2)" office:value-type="float" office:value="0.0171903363789802" calcext:value-type="float">
            <text:p>0.0171903364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279076" calcext:value-type="float">
            <text:p>6.279076</text:p>
          </table:table-cell>
          <table:table-cell office:value-type="float" office:value="6.6195329509" calcext:value-type="float">
            <text:p>6.6195329509</text:p>
          </table:table-cell>
          <table:table-cell table:formula="of:=POWER([.C704]-6.75;2)" office:value-type="float" office:value="0.0170216509008618" calcext:value-type="float">
            <text:p>0.0170216509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309722" calcext:value-type="float">
            <text:p>6.309722</text:p>
          </table:table-cell>
          <table:table-cell office:value-type="float" office:value="6.6201528451" calcext:value-type="float">
            <text:p>6.6201528451</text:p>
          </table:table-cell>
          <table:table-cell table:formula="of:=POWER([.C705]-6.75;2)" office:value-type="float" office:value="0.0168602836356246" calcext:value-type="float">
            <text:p>0.0168602836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331704" calcext:value-type="float">
            <text:p>6.331704</text:p>
          </table:table-cell>
          <table:table-cell office:value-type="float" office:value="6.620748682" calcext:value-type="float">
            <text:p>6.620748682</text:p>
          </table:table-cell>
          <table:table-cell table:formula="of:=POWER([.C706]-6.75;2)" office:value-type="float" office:value="0.016705903204737" calcext:value-type="float">
            <text:p>0.0167059032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348931" calcext:value-type="float">
            <text:p>6.348931</text:p>
          </table:table-cell>
          <table:table-cell office:value-type="float" office:value="6.6213214362" calcext:value-type="float">
            <text:p>6.6213214362</text:p>
          </table:table-cell>
          <table:table-cell table:formula="of:=POWER([.C707]-6.75;2)" office:value-type="float" office:value="0.0165581727816307" calcext:value-type="float">
            <text:p>0.0165581728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36332" calcext:value-type="float">
            <text:p>6.36332</text:p>
          </table:table-cell>
          <table:table-cell office:value-type="float" office:value="6.6218721495" calcext:value-type="float">
            <text:p>6.6218721495</text:p>
          </table:table-cell>
          <table:table-cell table:formula="of:=POWER([.C708]-6.75;2)" office:value-type="float" office:value="0.0164167460737504" calcext:value-type="float">
            <text:p>0.0164167461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375913" calcext:value-type="float">
            <text:p>6.375913</text:p>
          </table:table-cell>
          <table:table-cell office:value-type="float" office:value="6.6224019429" calcext:value-type="float">
            <text:p>6.6224019429</text:p>
          </table:table-cell>
          <table:table-cell table:formula="of:=POWER([.C709]-6.75;2)" office:value-type="float" office:value="0.0162812641756949" calcext:value-type="float">
            <text:p>0.0162812642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38731" calcext:value-type="float">
            <text:p>6.38731</text:p>
          </table:table-cell>
          <table:table-cell office:value-type="float" office:value="6.6229120287" calcext:value-type="float">
            <text:p>6.6229120287</text:p>
          </table:table-cell>
          <table:table-cell table:formula="of:=POWER([.C710]-6.75;2)" office:value-type="float" office:value="0.0161513524491496" calcext:value-type="float">
            <text:p>0.0161513524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397874" calcext:value-type="float">
            <text:p>6.397874</text:p>
          </table:table-cell>
          <table:table-cell office:value-type="float" office:value="6.6234036871" calcext:value-type="float">
            <text:p>6.6234036871</text:p>
          </table:table-cell>
          <table:table-cell table:formula="of:=POWER([.C711]-6.75;2)" office:value-type="float" office:value="0.0160266264398748" calcext:value-type="float">
            <text:p>0.0160266264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407825" calcext:value-type="float">
            <text:p>6.407825</text:p>
          </table:table-cell>
          <table:table-cell office:value-type="float" office:value="6.6238782708" calcext:value-type="float">
            <text:p>6.6238782708</text:p>
          </table:table-cell>
          <table:table-cell table:formula="of:=POWER([.C712]-6.75;2)" office:value-type="float" office:value="0.0159066905763982" calcext:value-type="float">
            <text:p>0.0159066906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4173" calcext:value-type="float">
            <text:p>6.4173</text:p>
          </table:table-cell>
          <table:table-cell office:value-type="float" office:value="6.6243371775" calcext:value-type="float">
            <text:p>6.6243371775</text:p>
          </table:table-cell>
          <table:table-cell table:formula="of:=POWER([.C713]-6.75;2)" office:value-type="float" office:value="0.0157911449586665" calcext:value-type="float">
            <text:p>0.015791145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426377" calcext:value-type="float">
            <text:p>6.426377</text:p>
          </table:table-cell>
          <table:table-cell office:value-type="float" office:value="6.6247818291" calcext:value-type="float">
            <text:p>6.6247818291</text:p>
          </table:table-cell>
          <table:table-cell table:formula="of:=POWER([.C714]-6.75;2)" office:value-type="float" office:value="0.0156795903235417" calcext:value-type="float">
            <text:p>0.0156795903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435099" calcext:value-type="float">
            <text:p>6.435099</text:p>
          </table:table-cell>
          <table:table-cell office:value-type="float" office:value="6.6252136533" calcext:value-type="float">
            <text:p>6.6252136533</text:p>
          </table:table-cell>
          <table:table-cell table:formula="of:=POWER([.C715]-6.75;2)" office:value-type="float" office:value="0.0155716323227325" calcext:value-type="float">
            <text:p>0.0155716323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443483" calcext:value-type="float">
            <text:p>6.443483</text:p>
          </table:table-cell>
          <table:table-cell office:value-type="float" office:value="6.6256340513" calcext:value-type="float">
            <text:p>6.6256340513</text:p>
          </table:table-cell>
          <table:table-cell table:formula="of:=POWER([.C716]-6.75;2)" office:value-type="float" office:value="0.0154668891960509" calcext:value-type="float">
            <text:p>0.0154668892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451531" calcext:value-type="float">
            <text:p>6.451531</text:p>
          </table:table-cell>
          <table:table-cell office:value-type="float" office:value="6.6260443676" calcext:value-type="float">
            <text:p>6.6260443676</text:p>
          </table:table-cell>
          <table:table-cell table:formula="of:=POWER([.C717]-6.75;2)" office:value-type="float" office:value="0.0153649988036838" calcext:value-type="float">
            <text:p>0.0153649988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459232" calcext:value-type="float">
            <text:p>6.459232</text:p>
          </table:table-cell>
          <table:table-cell office:value-type="float" office:value="6.6264458672" calcext:value-type="float">
            <text:p>6.6264458672</text:p>
          </table:table-cell>
          <table:table-cell table:formula="of:=POWER([.C718]-6.75;2)" office:value-type="float" office:value="0.01526562373196" calcext:value-type="float">
            <text:p>0.0152656237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466571" calcext:value-type="float">
            <text:p>6.466571</text:p>
          </table:table-cell>
          <table:table-cell office:value-type="float" office:value="6.6268397074" calcext:value-type="float">
            <text:p>6.6268397074</text:p>
          </table:table-cell>
          <table:table-cell table:formula="of:=POWER([.C719]-6.75;2)" office:value-type="float" office:value="0.0151684576733175" calcext:value-type="float">
            <text:p>0.0151684577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47353" calcext:value-type="float">
            <text:p>6.47353</text:p>
          </table:table-cell>
          <table:table-cell office:value-type="float" office:value="6.6272269071" calcext:value-type="float">
            <text:p>6.6272269071</text:p>
          </table:table-cell>
          <table:table-cell table:formula="of:=POWER([.C720]-6.75;2)" office:value-type="float" office:value="0.0150732323402321" calcext:value-type="float">
            <text:p>0.0150732323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480088" calcext:value-type="float">
            <text:p>6.480088</text:p>
          </table:table-cell>
          <table:table-cell office:value-type="float" office:value="6.6276083396" calcext:value-type="float">
            <text:p>6.6276083396</text:p>
          </table:table-cell>
          <table:table-cell table:formula="of:=POWER([.C721]-6.75;2)" office:value-type="float" office:value="0.0149797185354689" calcext:value-type="float">
            <text:p>0.0149797185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486231" calcext:value-type="float">
            <text:p>6.486231</text:p>
          </table:table-cell>
          <table:table-cell office:value-type="float" office:value="6.6279846929" calcext:value-type="float">
            <text:p>6.6279846929</text:p>
          </table:table-cell>
          <table:table-cell table:formula="of:=POWER([.C722]-6.75;2)" office:value-type="float" office:value="0.0148877351667073" calcext:value-type="float">
            <text:p>0.0148877352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491944" calcext:value-type="float">
            <text:p>6.491944</text:p>
          </table:table-cell>
          <table:table-cell office:value-type="float" office:value="6.6283564737" calcext:value-type="float">
            <text:p>6.6283564737</text:p>
          </table:table-cell>
          <table:table-cell table:formula="of:=POWER([.C723]-6.75;2)" office:value-type="float" office:value="0.0147971474906987" calcext:value-type="float">
            <text:p>0.0147971475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49722" calcext:value-type="float">
            <text:p>6.49722</text:p>
          </table:table-cell>
          <table:table-cell office:value-type="float" office:value="6.6287239849" calcext:value-type="float">
            <text:p>6.6287239849</text:p>
          </table:table-cell>
          <table:table-cell table:formula="of:=POWER([.C724]-6.75;2)" office:value-type="float" office:value="0.0147078718385355" calcext:value-type="float">
            <text:p>0.0147078718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502058" calcext:value-type="float">
            <text:p>6.502058</text:p>
          </table:table-cell>
          <table:table-cell office:value-type="float" office:value="6.6290873333" calcext:value-type="float">
            <text:p>6.6290873333</text:p>
          </table:table-cell>
          <table:table-cell table:formula="of:=POWER([.C725]-6.75;2)" office:value-type="float" office:value="0.0146198729685052" calcext:value-type="float">
            <text:p>0.014619873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506462" calcext:value-type="float">
            <text:p>6.506462</text:p>
          </table:table-cell>
          <table:table-cell office:value-type="float" office:value="6.6294464144" calcext:value-type="float">
            <text:p>6.6294464144</text:p>
          </table:table-cell>
          <table:table-cell table:formula="of:=POWER([.C726]-6.75;2)" office:value-type="float" office:value="0.0145331670010165" calcext:value-type="float">
            <text:p>0.014533167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510445" calcext:value-type="float">
            <text:p>6.510445</text:p>
          </table:table-cell>
          <table:table-cell office:value-type="float" office:value="6.6298009351" calcext:value-type="float">
            <text:p>6.6298009351</text:p>
          </table:table-cell>
          <table:table-cell table:formula="of:=POWER([.C727]-6.75;2)" office:value-type="float" office:value="0.0144478152028343" calcext:value-type="float">
            <text:p>0.0144478152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514028" calcext:value-type="float">
            <text:p>6.514028</text:p>
          </table:table-cell>
          <table:table-cell office:value-type="float" office:value="6.6301504061" calcext:value-type="float">
            <text:p>6.6301504061</text:p>
          </table:table-cell>
          <table:table-cell table:formula="of:=POWER([.C728]-6.75;2)" office:value-type="float" office:value="0.0143639251579949" calcext:value-type="float">
            <text:p>0.0143639252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517238" calcext:value-type="float">
            <text:p>6.517238</text:p>
          </table:table-cell>
          <table:table-cell office:value-type="float" office:value="6.6304941769" calcext:value-type="float">
            <text:p>6.6304941769</text:p>
          </table:table-cell>
          <table:table-cell table:formula="of:=POWER([.C729]-6.75;2)" office:value-type="float" office:value="0.0142816417548085" calcext:value-type="float">
            <text:p>0.0142816418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520109" calcext:value-type="float">
            <text:p>6.520109</text:p>
          </table:table-cell>
          <table:table-cell office:value-type="float" office:value="6.6308314363" calcext:value-type="float">
            <text:p>6.6308314363</text:p>
          </table:table-cell>
          <table:table-cell table:formula="of:=POWER([.C730]-6.75;2)" office:value-type="float" office:value="0.0142011465743209" calcext:value-type="float">
            <text:p>0.0142011466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522683" calcext:value-type="float">
            <text:p>6.522683</text:p>
          </table:table-cell>
          <table:table-cell office:value-type="float" office:value="6.6311612403" calcext:value-type="float">
            <text:p>6.6311612403</text:p>
          </table:table-cell>
          <table:table-cell table:formula="of:=POWER([.C731]-6.75;2)" office:value-type="float" office:value="0.0141226508070343" calcext:value-type="float">
            <text:p>0.0141226508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525003" calcext:value-type="float">
            <text:p>6.525003</text:p>
          </table:table-cell>
          <table:table-cell office:value-type="float" office:value="6.6314825447" calcext:value-type="float">
            <text:p>6.6314825447</text:p>
          </table:table-cell>
          <table:table-cell table:formula="of:=POWER([.C732]-6.75;2)" office:value-type="float" office:value="0.0140463872107875" calcext:value-type="float">
            <text:p>0.0140463872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527122" calcext:value-type="float">
            <text:p>6.527122</text:p>
          </table:table-cell>
          <table:table-cell office:value-type="float" office:value="6.6317942188" calcext:value-type="float">
            <text:p>6.6317942188</text:p>
          </table:table-cell>
          <table:table-cell table:formula="of:=POWER([.C733]-6.75;2)" office:value-type="float" office:value="0.0139726067091024" calcext:value-type="float">
            <text:p>0.0139726067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529091" calcext:value-type="float">
            <text:p>6.529091</text:p>
          </table:table-cell>
          <table:table-cell office:value-type="float" office:value="6.6320950745" calcext:value-type="float">
            <text:p>6.6320950745</text:p>
          </table:table-cell>
          <table:table-cell table:formula="of:=POWER([.C734]-6.75;2)" office:value-type="float" office:value="0.0139015714571604" calcext:value-type="float">
            <text:p>0.0139015715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530966" calcext:value-type="float">
            <text:p>6.530966</text:p>
          </table:table-cell>
          <table:table-cell office:value-type="float" office:value="6.6323839016" calcext:value-type="float">
            <text:p>6.6323839016</text:p>
          </table:table-cell>
          <table:table-cell table:formula="of:=POWER([.C735]-6.75;2)" office:value-type="float" office:value="0.0138335466028385" calcext:value-type="float">
            <text:p>0.0138335466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5328" calcext:value-type="float">
            <text:p>6.5328</text:p>
          </table:table-cell>
          <table:table-cell office:value-type="float" office:value="6.6326594783" calcext:value-type="float">
            <text:p>6.6326594783</text:p>
          </table:table-cell>
          <table:table-cell table:formula="of:=POWER([.C736]-6.75;2)" office:value-type="float" office:value="0.0137687980328282" calcext:value-type="float">
            <text:p>0.01376879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534649" calcext:value-type="float">
            <text:p>6.534649</text:p>
          </table:table-cell>
          <table:table-cell office:value-type="float" office:value="6.6329206032" calcext:value-type="float">
            <text:p>6.6329206032</text:p>
          </table:table-cell>
          <table:table-cell table:formula="of:=POWER([.C737]-6.75;2)" office:value-type="float" office:value="0.0137075851550519" calcext:value-type="float">
            <text:p>0.0137075852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536562" calcext:value-type="float">
            <text:p>6.536562</text:p>
          </table:table-cell>
          <table:table-cell office:value-type="float" office:value="6.6331661155" calcext:value-type="float">
            <text:p>6.6331661155</text:p>
          </table:table-cell>
          <table:table-cell table:formula="of:=POWER([.C738]-6.75;2)" office:value-type="float" office:value="0.0136501565673594" calcext:value-type="float">
            <text:p>0.0136501566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538589" calcext:value-type="float">
            <text:p>6.538589</text:p>
          </table:table-cell>
          <table:table-cell office:value-type="float" office:value="6.633394908" calcext:value-type="float">
            <text:p>6.633394908</text:p>
          </table:table-cell>
          <table:table-cell table:formula="of:=POWER([.C739]-6.75;2)" office:value-type="float" office:value="0.0135967474803285" calcext:value-type="float">
            <text:p>0.0135967475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54077" calcext:value-type="float">
            <text:p>6.54077</text:p>
          </table:table-cell>
          <table:table-cell office:value-type="float" office:value="6.6336059518" calcext:value-type="float">
            <text:p>6.6336059518</text:p>
          </table:table-cell>
          <table:table-cell table:formula="of:=POWER([.C740]-6.75;2)" office:value-type="float" office:value="0.0135475744563839" calcext:value-type="float">
            <text:p>0.0135475745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543144" calcext:value-type="float">
            <text:p>6.543144</text:p>
          </table:table-cell>
          <table:table-cell office:value-type="float" office:value="6.6337982863" calcext:value-type="float">
            <text:p>6.6337982863</text:p>
          </table:table-cell>
          <table:table-cell table:formula="of:=POWER([.C741]-6.75;2)" office:value-type="float" office:value="0.0135028382668167" calcext:value-type="float">
            <text:p>0.0135028383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545742" calcext:value-type="float">
            <text:p>6.545742</text:p>
          </table:table-cell>
          <table:table-cell office:value-type="float" office:value="6.6339710486" calcext:value-type="float">
            <text:p>6.6339710486</text:p>
          </table:table-cell>
          <table:table-cell table:formula="of:=POWER([.C742]-6.75;2)" office:value-type="float" office:value="0.0134627175629835" calcext:value-type="float">
            <text:p>0.0134627176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548586" calcext:value-type="float">
            <text:p>6.548586</text:p>
          </table:table-cell>
          <table:table-cell office:value-type="float" office:value="6.6341234634" calcext:value-type="float">
            <text:p>6.6341234634</text:p>
          </table:table-cell>
          <table:table-cell table:formula="of:=POWER([.C743]-6.75;2)" office:value-type="float" office:value="0.0134273717344112" calcext:value-type="float">
            <text:p>0.0134273717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551694" calcext:value-type="float">
            <text:p>6.551694</text:p>
          </table:table-cell>
          <table:table-cell office:value-type="float" office:value="6.6342548449" calcext:value-type="float">
            <text:p>6.6342548449</text:p>
          </table:table-cell>
          <table:table-cell table:formula="of:=POWER([.C744]-6.75;2)" office:value-type="float" office:value="0.013396940929123" calcext:value-type="float">
            <text:p>0.0133969409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555076" calcext:value-type="float">
            <text:p>6.555076</text:p>
          </table:table-cell>
          <table:table-cell office:value-type="float" office:value="6.6343645902" calcext:value-type="float">
            <text:p>6.6343645902</text:p>
          </table:table-cell>
          <table:table-cell table:formula="of:=POWER([.C745]-6.75;2)" office:value-type="float" office:value="0.013371547999614" calcext:value-type="float">
            <text:p>0.013371548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558733" calcext:value-type="float">
            <text:p>6.558733</text:p>
          </table:table-cell>
          <table:table-cell office:value-type="float" office:value="6.6344521811" calcext:value-type="float">
            <text:p>6.6344521811</text:p>
          </table:table-cell>
          <table:table-cell table:formula="of:=POWER([.C746]-6.75;2)" office:value-type="float" office:value="0.0133512984525471" calcext:value-type="float">
            <text:p>0.0133512985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562663" calcext:value-type="float">
            <text:p>6.562663</text:p>
          </table:table-cell>
          <table:table-cell office:value-type="float" office:value="6.6345171694" calcext:value-type="float">
            <text:p>6.6345171694</text:p>
          </table:table-cell>
          <table:table-cell table:formula="of:=POWER([.C747]-6.75;2)" office:value-type="float" office:value="0.0133362841633882" calcext:value-type="float">
            <text:p>0.0133362842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566856" calcext:value-type="float">
            <text:p>6.566856</text:p>
          </table:table-cell>
          <table:table-cell office:value-type="float" office:value="6.6345591701" calcext:value-type="float">
            <text:p>6.6345591701</text:p>
          </table:table-cell>
          <table:table-cell table:formula="of:=POWER([.C748]-6.75;2)" office:value-type="float" office:value="0.0133265852080007" calcext:value-type="float">
            <text:p>0.0133265852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571297" calcext:value-type="float">
            <text:p>6.571297</text:p>
          </table:table-cell>
          <table:table-cell office:value-type="float" office:value="6.63457785" calcext:value-type="float">
            <text:p>6.63457785</text:p>
          </table:table-cell>
          <table:table-cell table:formula="of:=POWER([.C749]-6.75;2)" office:value-type="float" office:value="0.0133222727106224" calcext:value-type="float">
            <text:p>0.0133222727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575968" calcext:value-type="float">
            <text:p>6.575968</text:p>
          </table:table-cell>
          <table:table-cell office:value-type="float" office:value="6.6345729163" calcext:value-type="float">
            <text:p>6.6345729163</text:p>
          </table:table-cell>
          <table:table-cell table:formula="of:=POWER([.C750]-6.75;2)" office:value-type="float" office:value="0.0133234116514869" calcext:value-type="float">
            <text:p>0.0133234117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580845" calcext:value-type="float">
            <text:p>6.580845</text:p>
          </table:table-cell>
          <table:table-cell office:value-type="float" office:value="6.634544105" calcext:value-type="float">
            <text:p>6.634544105</text:p>
          </table:table-cell>
          <table:table-cell table:formula="of:=POWER([.C751]-6.75;2)" office:value-type="float" office:value="0.0133300636902511" calcext:value-type="float">
            <text:p>0.0133300637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585907" calcext:value-type="float">
            <text:p>6.585907</text:p>
          </table:table-cell>
          <table:table-cell office:value-type="float" office:value="6.6344911688" calcext:value-type="float">
            <text:p>6.6344911688</text:p>
          </table:table-cell>
          <table:table-cell table:formula="of:=POWER([.C752]-6.75;2)" office:value-type="float" office:value="0.01334229008519" calcext:value-type="float">
            <text:p>0.0133422901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591126" calcext:value-type="float">
            <text:p>6.591126</text:p>
          </table:table-cell>
          <table:table-cell office:value-type="float" office:value="6.6344138686" calcext:value-type="float">
            <text:p>6.6344138686</text:p>
          </table:table-cell>
          <table:table-cell table:formula="of:=POWER([.C753]-6.75;2)" office:value-type="float" office:value="0.013360153772018" calcext:value-type="float">
            <text:p>0.0133601538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596477" calcext:value-type="float">
            <text:p>6.596477</text:p>
          </table:table-cell>
          <table:table-cell office:value-type="float" office:value="6.6343119702" calcext:value-type="float">
            <text:p>6.6343119702</text:p>
          </table:table-cell>
          <table:table-cell table:formula="of:=POWER([.C754]-6.75;2)" office:value-type="float" office:value="0.0133837202390057" calcext:value-type="float">
            <text:p>0.0133837202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601935" calcext:value-type="float">
            <text:p>6.601935</text:p>
          </table:table-cell>
          <table:table-cell office:value-type="float" office:value="6.634185235" calcext:value-type="float">
            <text:p>6.634185235</text:p>
          </table:table-cell>
          <table:table-cell table:formula="of:=POWER([.C755]-6.75;2)" office:value-type="float" office:value="0.0134130597920051" calcext:value-type="float">
            <text:p>0.0134130598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607477" calcext:value-type="float">
            <text:p>6.607477</text:p>
          </table:table-cell>
          <table:table-cell office:value-type="float" office:value="6.6340334163" calcext:value-type="float">
            <text:p>6.6340334163</text:p>
          </table:table-cell>
          <table:table-cell table:formula="of:=POWER([.C756]-6.75;2)" office:value-type="float" office:value="0.013448248535049" calcext:value-type="float">
            <text:p>0.0134482485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61308" calcext:value-type="float">
            <text:p>6.61308</text:p>
          </table:table-cell>
          <table:table-cell office:value-type="float" office:value="6.6338562543" calcext:value-type="float">
            <text:p>6.6338562543</text:p>
          </table:table-cell>
          <table:table-cell table:formula="of:=POWER([.C757]-6.75;2)" office:value-type="float" office:value="0.0134893696652262" calcext:value-type="float">
            <text:p>0.0134893697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618725" calcext:value-type="float">
            <text:p>6.618725</text:p>
          </table:table-cell>
          <table:table-cell office:value-type="float" office:value="6.6336534805" calcext:value-type="float">
            <text:p>6.6336534805</text:p>
          </table:table-cell>
          <table:table-cell table:formula="of:=POWER([.C758]-6.75;2)" office:value-type="float" office:value="0.013536512599764" calcext:value-type="float">
            <text:p>0.0135365126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624395" calcext:value-type="float">
            <text:p>6.624395</text:p>
          </table:table-cell>
          <table:table-cell office:value-type="float" office:value="6.6334248174" calcext:value-type="float">
            <text:p>6.6334248174</text:p>
          </table:table-cell>
          <table:table-cell table:formula="of:=POWER([.C759]-6.75;2)" office:value-type="float" office:value="0.0135897731982234" calcext:value-type="float">
            <text:p>0.0135897732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630076" calcext:value-type="float">
            <text:p>6.630076</text:p>
          </table:table-cell>
          <table:table-cell office:value-type="float" office:value="6.6331699825" calcext:value-type="float">
            <text:p>6.6331699825</text:p>
          </table:table-cell>
          <table:table-cell table:formula="of:=POWER([.C760]-6.75;2)" office:value-type="float" office:value="0.0136492529890503" calcext:value-type="float">
            <text:p>0.013649253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635757" calcext:value-type="float">
            <text:p>6.635757</text:p>
          </table:table-cell>
          <table:table-cell office:value-type="float" office:value="6.6328887018" calcext:value-type="float">
            <text:p>6.6328887018</text:p>
          </table:table-cell>
          <table:table-cell table:formula="of:=POWER([.C761]-6.75;2)" office:value-type="float" office:value="0.0137150561660894" calcext:value-type="float">
            <text:p>0.0137150562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64143" calcext:value-type="float">
            <text:p>6.64143</text:p>
          </table:table-cell>
          <table:table-cell office:value-type="float" office:value="6.6325807004" calcext:value-type="float">
            <text:p>6.6325807004</text:p>
          </table:table-cell>
          <table:table-cell table:formula="of:=POWER([.C762]-6.75;2)" office:value-type="float" office:value="0.0137872919185545" calcext:value-type="float">
            <text:p>0.0137872919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64709" calcext:value-type="float">
            <text:p>6.64709</text:p>
          </table:table-cell>
          <table:table-cell office:value-type="float" office:value="6.6322457301" calcext:value-type="float">
            <text:p>6.6322457301</text:p>
          </table:table-cell>
          <table:table-cell table:formula="of:=POWER([.C763]-6.75;2)" office:value-type="float" office:value="0.013866068079682" calcext:value-type="float">
            <text:p>0.0138660681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652734" calcext:value-type="float">
            <text:p>6.652734</text:p>
          </table:table-cell>
          <table:table-cell office:value-type="float" office:value="6.6318835556" calcext:value-type="float">
            <text:p>6.6318835556</text:p>
          </table:table-cell>
          <table:table-cell table:formula="of:=POWER([.C764]-6.75;2)" office:value-type="float" office:value="0.0139514944376983" calcext:value-type="float">
            <text:p>0.0139514944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65836" calcext:value-type="float">
            <text:p>6.65836</text:p>
          </table:table-cell>
          <table:table-cell office:value-type="float" office:value="6.6314939911" calcext:value-type="float">
            <text:p>6.6314939911</text:p>
          </table:table-cell>
          <table:table-cell table:formula="of:=POWER([.C765]-6.75;2)" office:value-type="float" office:value="0.0140436741454068" calcext:value-type="float">
            <text:p>0.0140436741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663968" calcext:value-type="float">
            <text:p>6.663968</text:p>
          </table:table-cell>
          <table:table-cell office:value-type="float" office:value="6.6310768834" calcext:value-type="float">
            <text:p>6.6310768834</text:p>
          </table:table-cell>
          <table:table-cell table:formula="of:=POWER([.C766]-6.75;2)" office:value-type="float" office:value="0.0141427076618571" calcext:value-type="float">
            <text:p>0.0141427077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669559" calcext:value-type="float">
            <text:p>6.669559</text:p>
          </table:table-cell>
          <table:table-cell office:value-type="float" office:value="6.6306321351" calcext:value-type="float">
            <text:p>6.6306321351</text:p>
          </table:table-cell>
          <table:table-cell table:formula="of:=POWER([.C767]-6.75;2)" office:value-type="float" office:value="0.0142486871707847" calcext:value-type="float">
            <text:p>0.0142486872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675135" calcext:value-type="float">
            <text:p>6.675135</text:p>
          </table:table-cell>
          <table:table-cell office:value-type="float" office:value="6.6301597149" calcext:value-type="float">
            <text:p>6.6301597149</text:p>
          </table:table-cell>
          <table:table-cell table:formula="of:=POWER([.C768]-6.75;2)" office:value-type="float" office:value="0.0143616939328494" calcext:value-type="float">
            <text:p>0.0143616939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680697" calcext:value-type="float">
            <text:p>6.680697</text:p>
          </table:table-cell>
          <table:table-cell office:value-type="float" office:value="6.62965965" calcext:value-type="float">
            <text:p>6.62965965</text:p>
          </table:table-cell>
          <table:table-cell table:formula="of:=POWER([.C769]-6.75;2)" office:value-type="float" office:value="0.0144817998381226" calcext:value-type="float">
            <text:p>0.0144817998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686246" calcext:value-type="float">
            <text:p>6.686246</text:p>
          </table:table-cell>
          <table:table-cell office:value-type="float" office:value="6.6291320411" calcext:value-type="float">
            <text:p>6.6291320411</text:p>
          </table:table-cell>
          <table:table-cell table:formula="of:=POWER([.C770]-6.75;2)" office:value-type="float" office:value="0.0146090634886521" calcext:value-type="float">
            <text:p>0.0146090635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691782" calcext:value-type="float">
            <text:p>6.691782</text:p>
          </table:table-cell>
          <table:table-cell office:value-type="float" office:value="6.6285770688" calcext:value-type="float">
            <text:p>6.6285770688</text:p>
          </table:table-cell>
          <table:table-cell table:formula="of:=POWER([.C771]-6.75;2)" office:value-type="float" office:value="0.0147435282211999" calcext:value-type="float">
            <text:p>0.0147435282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697302" calcext:value-type="float">
            <text:p>6.697302</text:p>
          </table:table-cell>
          <table:table-cell office:value-type="float" office:value="6.6279949954" calcext:value-type="float">
            <text:p>6.6279949954</text:p>
          </table:table-cell>
          <table:table-cell table:formula="of:=POWER([.C772]-6.75;2)" office:value-type="float" office:value="0.014885221147446" calcext:value-type="float">
            <text:p>0.0148852211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702805" calcext:value-type="float">
            <text:p>6.702805</text:p>
          </table:table-cell>
          <table:table-cell office:value-type="float" office:value="6.6273861481" calcext:value-type="float">
            <text:p>6.6273861481</text:p>
          </table:table-cell>
          <table:table-cell table:formula="of:=POWER([.C773]-6.75;2)" office:value-type="float" office:value="0.0150341566777551" calcext:value-type="float">
            <text:p>0.0150341567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708284" calcext:value-type="float">
            <text:p>6.708284</text:p>
          </table:table-cell>
          <table:table-cell office:value-type="float" office:value="6.6267509395" calcext:value-type="float">
            <text:p>6.6267509395</text:p>
          </table:table-cell>
          <table:table-cell table:formula="of:=POWER([.C774]-6.75;2)" office:value-type="float" office:value="0.0151903309141327" calcext:value-type="float">
            <text:p>0.0151903309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713735" calcext:value-type="float">
            <text:p>6.713735</text:p>
          </table:table-cell>
          <table:table-cell office:value-type="float" office:value="6.6260898551" calcext:value-type="float">
            <text:p>6.6260898551</text:p>
          </table:table-cell>
          <table:table-cell table:formula="of:=POWER([.C775]-6.75;2)" office:value-type="float" office:value="0.015353724009139" calcext:value-type="float">
            <text:p>0.015353724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719146" calcext:value-type="float">
            <text:p>6.719146</text:p>
          </table:table-cell>
          <table:table-cell office:value-type="float" office:value="6.6254034366" calcext:value-type="float">
            <text:p>6.6254034366</text:p>
          </table:table-cell>
          <table:table-cell table:formula="of:=POWER([.C776]-6.75;2)" office:value-type="float" office:value="0.0155243036110902" calcext:value-type="float">
            <text:p>0.0155243036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724509" calcext:value-type="float">
            <text:p>6.724509</text:p>
          </table:table-cell>
          <table:table-cell office:value-type="float" office:value="6.6246922877" calcext:value-type="float">
            <text:p>6.6246922877</text:p>
          </table:table-cell>
          <table:table-cell table:formula="of:=POWER([.C777]-6.75;2)" office:value-type="float" office:value="0.0157020227618595" calcext:value-type="float">
            <text:p>0.0157020228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729811" calcext:value-type="float">
            <text:p>6.729811</text:p>
          </table:table-cell>
          <table:table-cell office:value-type="float" office:value="6.6239570616" calcext:value-type="float">
            <text:p>6.6239570616</text:p>
          </table:table-cell>
          <table:table-cell table:formula="of:=POWER([.C778]-6.75;2)" office:value-type="float" office:value="0.0158868223205063" calcext:value-type="float">
            <text:p>0.0158868223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735037" calcext:value-type="float">
            <text:p>6.735037</text:p>
          </table:table-cell>
          <table:table-cell office:value-type="float" office:value="6.6231984476" calcext:value-type="float">
            <text:p>6.6231984476</text:p>
          </table:table-cell>
          <table:table-cell table:formula="of:=POWER([.C779]-6.75;2)" office:value-type="float" office:value="0.0160786336910499" calcext:value-type="float">
            <text:p>0.0160786337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740174" calcext:value-type="float">
            <text:p>6.740174</text:p>
          </table:table-cell>
          <table:table-cell office:value-type="float" office:value="6.6224171579" calcext:value-type="float">
            <text:p>6.6224171579</text:p>
          </table:table-cell>
          <table:table-cell table:formula="of:=POWER([.C780]-6.75;2)" office:value-type="float" office:value="0.0162773815983135" calcext:value-type="float">
            <text:p>0.0162773816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745206" calcext:value-type="float">
            <text:p>6.745206</text:p>
          </table:table-cell>
          <table:table-cell office:value-type="float" office:value="6.6216139135" calcext:value-type="float">
            <text:p>6.6216139135</text:p>
          </table:table-cell>
          <table:table-cell table:formula="of:=POWER([.C781]-6.75;2)" office:value-type="float" office:value="0.0164829872067855" calcext:value-type="float">
            <text:p>0.0164829872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750116" calcext:value-type="float">
            <text:p>6.750116</text:p>
          </table:table-cell>
          <table:table-cell office:value-type="float" office:value="6.6207894348" calcext:value-type="float">
            <text:p>6.6207894348</text:p>
          </table:table-cell>
          <table:table-cell table:formula="of:=POWER([.C782]-6.75;2)" office:value-type="float" office:value="0.0166953701593035" calcext:value-type="float">
            <text:p>0.0166953702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754887" calcext:value-type="float">
            <text:p>6.754887</text:p>
          </table:table-cell>
          <table:table-cell office:value-type="float" office:value="6.619944432" calcext:value-type="float">
            <text:p>6.619944432</text:p>
          </table:table-cell>
          <table:table-cell table:formula="of:=POWER([.C783]-6.75;2)" office:value-type="float" office:value="0.0169144507678025" calcext:value-type="float">
            <text:p>0.0169144508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759506" calcext:value-type="float">
            <text:p>6.759506</text:p>
          </table:table-cell>
          <table:table-cell office:value-type="float" office:value="6.6190795854" calcext:value-type="float">
            <text:p>6.6190795854</text:p>
          </table:table-cell>
          <table:table-cell table:formula="of:=POWER([.C784]-6.75;2)" office:value-type="float" office:value="0.017140154959036" calcext:value-type="float">
            <text:p>0.017140155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763956" calcext:value-type="float">
            <text:p>6.763956</text:p>
          </table:table-cell>
          <table:table-cell office:value-type="float" office:value="6.6181955343" calcext:value-type="float">
            <text:p>6.6181955343</text:p>
          </table:table-cell>
          <table:table-cell table:formula="of:=POWER([.C785]-6.75;2)" office:value-type="float" office:value="0.0173724171784625" calcext:value-type="float">
            <text:p>0.0173724172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768223" calcext:value-type="float">
            <text:p>6.768223</text:p>
          </table:table-cell>
          <table:table-cell office:value-type="float" office:value="6.617292867" calcext:value-type="float">
            <text:p>6.617292867</text:p>
          </table:table-cell>
          <table:table-cell table:formula="of:=POWER([.C786]-6.75;2)" office:value-type="float" office:value="0.0176111831490798" calcext:value-type="float">
            <text:p>0.0176111831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772297" calcext:value-type="float">
            <text:p>6.772297</text:p>
          </table:table-cell>
          <table:table-cell office:value-type="float" office:value="6.6163721188" calcext:value-type="float">
            <text:p>6.6163721188</text:p>
          </table:table-cell>
          <table:table-cell table:formula="of:=POWER([.C787]-6.75;2)" office:value-type="float" office:value="0.0178564106340013" calcext:value-type="float">
            <text:p>0.0178564106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776167" calcext:value-type="float">
            <text:p>6.776167</text:p>
          </table:table-cell>
          <table:table-cell office:value-type="float" office:value="6.6154337463" calcext:value-type="float">
            <text:p>6.6154337463</text:p>
          </table:table-cell>
          <table:table-cell table:formula="of:=POWER([.C788]-6.75;2)" office:value-type="float" office:value="0.0181080766348528" calcext:value-type="float">
            <text:p>0.0181080766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779825" calcext:value-type="float">
            <text:p>6.779825</text:p>
          </table:table-cell>
          <table:table-cell office:value-type="float" office:value="6.61447815" calcext:value-type="float">
            <text:p>6.61447815</text:p>
          </table:table-cell>
          <table:table-cell table:formula="of:=POWER([.C789]-6.75;2)" office:value-type="float" office:value="0.0183661718274225" calcext:value-type="float">
            <text:p>0.0183661718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783266" calcext:value-type="float">
            <text:p>6.783266</text:p>
          </table:table-cell>
          <table:table-cell office:value-type="float" office:value="6.6135056432" calcext:value-type="float">
            <text:p>6.6135056432</text:p>
          </table:table-cell>
          <table:table-cell table:formula="of:=POWER([.C790]-6.75;2)" office:value-type="float" office:value="0.0186307094382457" calcext:value-type="float">
            <text:p>0.0186307094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786488" calcext:value-type="float">
            <text:p>6.786488</text:p>
          </table:table-cell>
          <table:table-cell office:value-type="float" office:value="6.6125164697" calcext:value-type="float">
            <text:p>6.6125164697</text:p>
          </table:table-cell>
          <table:table-cell table:formula="of:=POWER([.C791]-6.75;2)" office:value-type="float" office:value="0.018901721103751" calcext:value-type="float">
            <text:p>0.0189017211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789492" calcext:value-type="float">
            <text:p>6.789492</text:p>
          </table:table-cell>
          <table:table-cell office:value-type="float" office:value="6.611510797" calcext:value-type="float">
            <text:p>6.611510797</text:p>
          </table:table-cell>
          <table:table-cell table:formula="of:=POWER([.C792]-6.75;2)" office:value-type="float" office:value="0.0191792593475752" calcext:value-type="float">
            <text:p>0.0191792593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792281" calcext:value-type="float">
            <text:p>6.792281</text:p>
          </table:table-cell>
          <table:table-cell office:value-type="float" office:value="6.6104887296" calcext:value-type="float">
            <text:p>6.6104887296</text:p>
          </table:table-cell>
          <table:table-cell table:formula="of:=POWER([.C793]-6.75;2)" office:value-type="float" office:value="0.0194633945686219" calcext:value-type="float">
            <text:p>0.0194633946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79486" calcext:value-type="float">
            <text:p>6.79486</text:p>
          </table:table-cell>
          <table:table-cell office:value-type="float" office:value="6.6094503077" calcext:value-type="float">
            <text:p>6.6094503077</text:p>
          </table:table-cell>
          <table:table-cell table:formula="of:=POWER([.C794]-6.75;2)" office:value-type="float" office:value="0.0197542160056248" calcext:value-type="float">
            <text:p>0.019754216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797238" calcext:value-type="float">
            <text:p>6.797238</text:p>
          </table:table-cell>
          <table:table-cell office:value-type="float" office:value="6.6083955155" calcext:value-type="float">
            <text:p>6.6083955155</text:p>
          </table:table-cell>
          <table:table-cell table:formula="of:=POWER([.C795]-6.75;2)" office:value-type="float" office:value="0.0200518300305108" calcext:value-type="float">
            <text:p>0.02005183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799426" calcext:value-type="float">
            <text:p>6.799426</text:p>
          </table:table-cell>
          <table:table-cell office:value-type="float" office:value="6.6073243005" calcext:value-type="float">
            <text:p>6.6073243005</text:p>
          </table:table-cell>
          <table:table-cell table:formula="of:=POWER([.C796]-6.75;2)" office:value-type="float" office:value="0.0203563552278142" calcext:value-type="float">
            <text:p>0.0203563552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801437" calcext:value-type="float">
            <text:p>6.801437</text:p>
          </table:table-cell>
          <table:table-cell office:value-type="float" office:value="6.6062365729" calcext:value-type="float">
            <text:p>6.6062365729</text:p>
          </table:table-cell>
          <table:table-cell table:formula="of:=POWER([.C797]-6.75;2)" office:value-type="float" office:value="0.0206679229715369" calcext:value-type="float">
            <text:p>0.020667923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803284" calcext:value-type="float">
            <text:p>6.803284</text:p>
          </table:table-cell>
          <table:table-cell office:value-type="float" office:value="6.6051322356" calcext:value-type="float">
            <text:p>6.6051322356</text:p>
          </table:table-cell>
          <table:table-cell table:formula="of:=POWER([.C798]-6.75;2)" office:value-type="float" office:value="0.0209866691622539" calcext:value-type="float">
            <text:p>0.0209866692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804985" calcext:value-type="float">
            <text:p>6.804985</text:p>
          </table:table-cell>
          <table:table-cell office:value-type="float" office:value="6.6040111842" calcext:value-type="float">
            <text:p>6.6040111842</text:p>
          </table:table-cell>
          <table:table-cell table:formula="of:=POWER([.C799]-6.75;2)" office:value-type="float" office:value="0.0213127343386863" calcext:value-type="float">
            <text:p>0.0213127343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806553" calcext:value-type="float">
            <text:p>6.806553</text:p>
          </table:table-cell>
          <table:table-cell office:value-type="float" office:value="6.602873328" calcext:value-type="float">
            <text:p>6.602873328</text:p>
          </table:table-cell>
          <table:table-cell table:formula="of:=POWER([.C800]-6.75;2)" office:value-type="float" office:value="0.0216462576137955" calcext:value-type="float">
            <text:p>0.0216462576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808007" calcext:value-type="float">
            <text:p>6.808007</text:p>
          </table:table-cell>
          <table:table-cell office:value-type="float" office:value="6.6017186011" calcext:value-type="float">
            <text:p>6.6017186011</text:p>
          </table:table-cell>
          <table:table-cell table:formula="of:=POWER([.C801]-6.75;2)" office:value-type="float" office:value="0.0219873732597409" calcext:value-type="float">
            <text:p>0.0219873733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809362" calcext:value-type="float">
            <text:p>6.809362</text:p>
          </table:table-cell>
          <table:table-cell office:value-type="float" office:value="6.6005469786" calcext:value-type="float">
            <text:p>6.6005469786</text:p>
          </table:table-cell>
          <table:table-cell table:formula="of:=POWER([.C802]-6.75;2)" office:value-type="float" office:value="0.0223362056055889" calcext:value-type="float">
            <text:p>0.0223362056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810634" calcext:value-type="float">
            <text:p>6.810634</text:p>
          </table:table-cell>
          <table:table-cell office:value-type="float" office:value="6.5993584892" calcext:value-type="float">
            <text:p>6.5993584892</text:p>
          </table:table-cell>
          <table:table-cell table:formula="of:=POWER([.C803]-6.75;2)" office:value-type="float" office:value="0.0226928647761065" calcext:value-type="float">
            <text:p>0.0226928648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811836" calcext:value-type="float">
            <text:p>6.811836</text:p>
          </table:table-cell>
          <table:table-cell office:value-type="float" office:value="6.598153227" calcext:value-type="float">
            <text:p>6.598153227</text:p>
          </table:table-cell>
          <table:table-cell table:formula="of:=POWER([.C804]-6.75;2)" office:value-type="float" office:value="0.0230574424705135" calcext:value-type="float">
            <text:p>0.0230574425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812981" calcext:value-type="float">
            <text:p>6.812981</text:p>
          </table:table-cell>
          <table:table-cell office:value-type="float" office:value="6.5969313533" calcext:value-type="float">
            <text:p>6.5969313533</text:p>
          </table:table-cell>
          <table:table-cell table:formula="of:=POWER([.C805]-6.75;2)" office:value-type="float" office:value="0.0234300106025693" calcext:value-type="float">
            <text:p>0.0234300106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81408" calcext:value-type="float">
            <text:p>6.81408</text:p>
          </table:table-cell>
          <table:table-cell office:value-type="float" office:value="6.5956931202" calcext:value-type="float">
            <text:p>6.5956931202</text:p>
          </table:table-cell>
          <table:table-cell table:formula="of:=POWER([.C806]-6.75;2)" office:value-type="float" office:value="0.0238106131536116" calcext:value-type="float">
            <text:p>0.0238106132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81514" calcext:value-type="float">
            <text:p>6.81514</text:p>
          </table:table-cell>
          <table:table-cell office:value-type="float" office:value="6.5944388681" calcext:value-type="float">
            <text:p>6.5944388681</text:p>
          </table:table-cell>
          <table:table-cell table:formula="of:=POWER([.C807]-6.75;2)" office:value-type="float" office:value="0.0241992657580092" calcext:value-type="float">
            <text:p>0.0241992658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816168" calcext:value-type="float">
            <text:p>6.816168</text:p>
          </table:table-cell>
          <table:table-cell office:value-type="float" office:value="6.5931690166" calcext:value-type="float">
            <text:p>6.5931690166</text:p>
          </table:table-cell>
          <table:table-cell table:formula="of:=POWER([.C808]-6.75;2)" office:value-type="float" office:value="0.024595957354211" calcext:value-type="float">
            <text:p>0.0245959574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817165" calcext:value-type="float">
            <text:p>6.817165</text:p>
          </table:table-cell>
          <table:table-cell office:value-type="float" office:value="6.5918840833" calcext:value-type="float">
            <text:p>6.5918840833</text:p>
          </table:table-cell>
          <table:table-cell table:formula="of:=POWER([.C809]-6.75;2)" office:value-type="float" office:value="0.0250006431138813" calcext:value-type="float">
            <text:p>0.0250006431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818132" calcext:value-type="float">
            <text:p>6.818132</text:p>
          </table:table-cell>
          <table:table-cell office:value-type="float" office:value="6.590584676" calcext:value-type="float">
            <text:p>6.590584676</text:p>
          </table:table-cell>
          <table:table-cell table:formula="of:=POWER([.C810]-6.75;2)" office:value-type="float" office:value="0.0254132455260251" calcext:value-type="float">
            <text:p>0.0254132455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819066" calcext:value-type="float">
            <text:p>6.819066</text:p>
          </table:table-cell>
          <table:table-cell office:value-type="float" office:value="6.5892714831" calcext:value-type="float">
            <text:p>6.5892714831</text:p>
          </table:table-cell>
          <table:table-cell table:formula="of:=POWER([.C811]-6.75;2)" office:value-type="float" office:value="0.0258336561448735" calcext:value-type="float">
            <text:p>0.0258336561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819962" calcext:value-type="float">
            <text:p>6.819962</text:p>
          </table:table-cell>
          <table:table-cell office:value-type="float" office:value="6.5879452825" calcext:value-type="float">
            <text:p>6.5879452825</text:p>
          </table:table-cell>
          <table:table-cell table:formula="of:=POWER([.C812]-6.75;2)" office:value-type="float" office:value="0.0262617314640049" calcext:value-type="float">
            <text:p>0.0262617315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820812" calcext:value-type="float">
            <text:p>6.820812</text:p>
          </table:table-cell>
          <table:table-cell office:value-type="float" office:value="6.5866069205" calcext:value-type="float">
            <text:p>6.5866069205</text:p>
          </table:table-cell>
          <table:table-cell table:formula="of:=POWER([.C813]-6.75;2)" office:value-type="float" office:value="0.0266972984284932" calcext:value-type="float">
            <text:p>0.0266972984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821606" calcext:value-type="float">
            <text:p>6.821606</text:p>
          </table:table-cell>
          <table:table-cell office:value-type="float" office:value="6.5852573029" calcext:value-type="float">
            <text:p>6.5852573029</text:p>
          </table:table-cell>
          <table:table-cell table:formula="of:=POWER([.C814]-6.75;2)" office:value-type="float" office:value="0.0271401562477825" calcext:value-type="float">
            <text:p>0.0271401562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822332" calcext:value-type="float">
            <text:p>6.822332</text:p>
          </table:table-cell>
          <table:table-cell office:value-type="float" office:value="6.5838973966" calcext:value-type="float">
            <text:p>6.5838973966</text:p>
          </table:table-cell>
          <table:table-cell table:formula="of:=POWER([.C815]-6.75;2)" office:value-type="float" office:value="0.0275900748562576" calcext:value-type="float">
            <text:p>0.0275900749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822978" calcext:value-type="float">
            <text:p>6.822978</text:p>
          </table:table-cell>
          <table:table-cell office:value-type="float" office:value="6.5825282023" calcext:value-type="float">
            <text:p>6.5825282023</text:p>
          </table:table-cell>
          <table:table-cell table:formula="of:=POWER([.C816]-6.75;2)" office:value-type="float" office:value="0.0280468030248698" calcext:value-type="float">
            <text:p>0.028046803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823528" calcext:value-type="float">
            <text:p>6.823528</text:p>
          </table:table-cell>
          <table:table-cell office:value-type="float" office:value="6.5811507616" calcext:value-type="float">
            <text:p>6.5811507616</text:p>
          </table:table-cell>
          <table:table-cell table:formula="of:=POWER([.C817]-6.75;2)" office:value-type="float" office:value="0.02851006530826" calcext:value-type="float">
            <text:p>0.0285100653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823967" calcext:value-type="float">
            <text:p>6.823967</text:p>
          </table:table-cell>
          <table:table-cell office:value-type="float" office:value="6.5797661287" calcext:value-type="float">
            <text:p>6.5797661287</text:p>
          </table:table-cell>
          <table:table-cell table:formula="of:=POWER([.C818]-6.75;2)" office:value-type="float" office:value="0.0289795709377849" calcext:value-type="float">
            <text:p>0.0289795709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824282" calcext:value-type="float">
            <text:p>6.824282</text:p>
          </table:table-cell>
          <table:table-cell office:value-type="float" office:value="6.5783753647" calcext:value-type="float">
            <text:p>6.5783753647</text:p>
          </table:table-cell>
          <table:table-cell table:formula="of:=POWER([.C819]-6.75;2)" office:value-type="float" office:value="0.0294550154418579" calcext:value-type="float">
            <text:p>0.0294550154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824457" calcext:value-type="float">
            <text:p>6.824457</text:p>
          </table:table-cell>
          <table:table-cell office:value-type="float" office:value="6.5769795385" calcext:value-type="float">
            <text:p>6.5769795385</text:p>
          </table:table-cell>
          <table:table-cell table:formula="of:=POWER([.C820]-6.75;2)" office:value-type="float" office:value="0.029936080097673" calcext:value-type="float">
            <text:p>0.0299360801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824478" calcext:value-type="float">
            <text:p>6.824478</text:p>
          </table:table-cell>
          <table:table-cell office:value-type="float" office:value="6.5755796964" calcext:value-type="float">
            <text:p>6.5755796964</text:p>
          </table:table-cell>
          <table:table-cell table:formula="of:=POWER([.C821]-6.75;2)" office:value-type="float" office:value="0.0304224423079161" calcext:value-type="float">
            <text:p>0.0304224423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824333" calcext:value-type="float">
            <text:p>6.824333</text:p>
          </table:table-cell>
          <table:table-cell office:value-type="float" office:value="6.5741768683" calcext:value-type="float">
            <text:p>6.5741768683</text:p>
          </table:table-cell>
          <table:table-cell table:formula="of:=POWER([.C822]-6.75;2)" office:value-type="float" office:value="0.0309137736407954" calcext:value-type="float">
            <text:p>0.0309137736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824009" calcext:value-type="float">
            <text:p>6.824009</text:p>
          </table:table-cell>
          <table:table-cell office:value-type="float" office:value="6.5727720542" calcext:value-type="float">
            <text:p>6.5727720542</text:p>
          </table:table-cell>
          <table:table-cell table:formula="of:=POWER([.C823]-6.75;2)" office:value-type="float" office:value="0.0314097447724879" calcext:value-type="float">
            <text:p>0.0314097448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823497" calcext:value-type="float">
            <text:p>6.823497</text:p>
          </table:table-cell>
          <table:table-cell office:value-type="float" office:value="6.5713662242" calcext:value-type="float">
            <text:p>6.5713662242</text:p>
          </table:table-cell>
          <table:table-cell table:formula="of:=POWER([.C824]-6.75;2)" office:value-type="float" office:value="0.0319100258565646" calcext:value-type="float">
            <text:p>0.0319100259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82279" calcext:value-type="float">
            <text:p>6.82279</text:p>
          </table:table-cell>
          <table:table-cell office:value-type="float" office:value="6.5699602927" calcext:value-type="float">
            <text:p>6.5699602927</text:p>
          </table:table-cell>
          <table:table-cell table:formula="of:=POWER([.C825]-6.75;2)" office:value-type="float" office:value="0.0324142962046696" calcext:value-type="float">
            <text:p>0.0324142962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821881" calcext:value-type="float">
            <text:p>6.821881</text:p>
          </table:table-cell>
          <table:table-cell office:value-type="float" office:value="6.5685551472" calcext:value-type="float">
            <text:p>6.5685551472</text:p>
          </table:table-cell>
          <table:table-cell table:formula="of:=POWER([.C826]-6.75;2)" office:value-type="float" office:value="0.0329222346076138" calcext:value-type="float">
            <text:p>0.0329222346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820768" calcext:value-type="float">
            <text:p>6.820768</text:p>
          </table:table-cell>
          <table:table-cell office:value-type="float" office:value="6.5671516296" calcext:value-type="float">
            <text:p>6.5671516296</text:p>
          </table:table-cell>
          <table:table-cell table:formula="of:=POWER([.C827]-6.75;2)" office:value-type="float" office:value="0.0334335265579357" calcext:value-type="float">
            <text:p>0.0334335266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819448" calcext:value-type="float">
            <text:p>6.819448</text:p>
          </table:table-cell>
          <table:table-cell office:value-type="float" office:value="6.565750528" calcext:value-type="float">
            <text:p>6.565750528</text:p>
          </table:table-cell>
          <table:table-cell table:formula="of:=POWER([.C828]-6.75;2)" office:value-type="float" office:value="0.0339478679322789" calcext:value-type="float">
            <text:p>0.0339478679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817923" calcext:value-type="float">
            <text:p>6.817923</text:p>
          </table:table-cell>
          <table:table-cell office:value-type="float" office:value="6.5643525875" calcext:value-type="float">
            <text:p>6.5643525875</text:p>
          </table:table-cell>
          <table:table-cell table:formula="of:=POWER([.C829]-6.75;2)" office:value-type="float" office:value="0.0344649617679451" calcext:value-type="float">
            <text:p>0.0344649618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816196" calcext:value-type="float">
            <text:p>6.816196</text:p>
          </table:table-cell>
          <table:table-cell office:value-type="float" office:value="6.562958522" calcext:value-type="float">
            <text:p>6.562958522</text:p>
          </table:table-cell>
          <table:table-cell table:formula="of:=POWER([.C830]-6.75;2)" office:value-type="float" office:value="0.0349845144924246" calcext:value-type="float">
            <text:p>0.0349845145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81427" calcext:value-type="float">
            <text:p>6.81427</text:p>
          </table:table-cell>
          <table:table-cell office:value-type="float" office:value="6.561569" calcext:value-type="float">
            <text:p>6.561569</text:p>
          </table:table-cell>
          <table:table-cell table:formula="of:=POWER([.C831]-6.75;2)" office:value-type="float" office:value="0.0355062417609998" calcext:value-type="float">
            <text:p>0.0355062418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812153" calcext:value-type="float">
            <text:p>6.812153</text:p>
          </table:table-cell>
          <table:table-cell office:value-type="float" office:value="6.5601846561" calcext:value-type="float">
            <text:p>6.5601846561</text:p>
          </table:table-cell>
          <table:table-cell table:formula="of:=POWER([.C832]-6.75;2)" office:value-type="float" office:value="0.0360298647798754" calcext:value-type="float">
            <text:p>0.0360298648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809852" calcext:value-type="float">
            <text:p>6.809852</text:p>
          </table:table-cell>
          <table:table-cell office:value-type="float" office:value="6.5588061026" calcext:value-type="float">
            <text:p>6.5588061026</text:p>
          </table:table-cell>
          <table:table-cell table:formula="of:=POWER([.C833]-6.75;2)" office:value-type="float" office:value="0.0365551064030017" calcext:value-type="float">
            <text:p>0.0365551064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807376" calcext:value-type="float">
            <text:p>6.807376</text:p>
          </table:table-cell>
          <table:table-cell office:value-type="float" office:value="6.5574339161" calcext:value-type="float">
            <text:p>6.5574339161</text:p>
          </table:table-cell>
          <table:table-cell table:formula="of:=POWER([.C834]-6.75;2)" office:value-type="float" office:value="0.0370816966685819" calcext:value-type="float">
            <text:p>0.0370816967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804734" calcext:value-type="float">
            <text:p>6.804734</text:p>
          </table:table-cell>
          <table:table-cell office:value-type="float" office:value="6.5560686688" calcext:value-type="float">
            <text:p>6.5560686688</text:p>
          </table:table-cell>
          <table:table-cell table:formula="of:=POWER([.C835]-6.75;2)" office:value-type="float" office:value="0.0376093612210041" calcext:value-type="float">
            <text:p>0.0376093612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801939" calcext:value-type="float">
            <text:p>6.801939</text:p>
          </table:table-cell>
          <table:table-cell office:value-type="float" office:value="6.554710915" calcext:value-type="float">
            <text:p>6.554710915</text:p>
          </table:table-cell>
          <table:table-cell table:formula="of:=POWER([.C836]-6.75;2)" office:value-type="float" office:value="0.0381378267201371" calcext:value-type="float">
            <text:p>0.0381378267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798999" calcext:value-type="float">
            <text:p>6.798999</text:p>
          </table:table-cell>
          <table:table-cell office:value-type="float" office:value="6.5533612105" calcext:value-type="float">
            <text:p>6.5533612105</text:p>
          </table:table-cell>
          <table:table-cell table:formula="of:=POWER([.C837]-6.75;2)" office:value-type="float" office:value="0.0386668135360252" calcext:value-type="float">
            <text:p>0.0386668135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795925" calcext:value-type="float">
            <text:p>6.795925</text:p>
          </table:table-cell>
          <table:table-cell office:value-type="float" office:value="6.552020106" calcext:value-type="float">
            <text:p>6.552020106</text:p>
          </table:table-cell>
          <table:table-cell table:formula="of:=POWER([.C838]-6.75;2)" office:value-type="float" office:value="0.039196038428251" calcext:value-type="float">
            <text:p>0.0391960384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792729" calcext:value-type="float">
            <text:p>6.792729</text:p>
          </table:table-cell>
          <table:table-cell office:value-type="float" office:value="6.5506881667" calcext:value-type="float">
            <text:p>6.5506881667</text:p>
          </table:table-cell>
          <table:table-cell table:formula="of:=POWER([.C839]-6.75;2)" office:value-type="float" office:value="0.0397252068934071" calcext:value-type="float">
            <text:p>0.0397252069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789421" calcext:value-type="float">
            <text:p>6.789421</text:p>
          </table:table-cell>
          <table:table-cell office:value-type="float" office:value="6.5493659664" calcext:value-type="float">
            <text:p>6.5493659664</text:p>
          </table:table-cell>
          <table:table-cell table:formula="of:=POWER([.C840]-6.75;2)" office:value-type="float" office:value="0.040254015438606" calcext:value-type="float">
            <text:p>0.0402540154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786009" calcext:value-type="float">
            <text:p>6.786009</text:p>
          </table:table-cell>
          <table:table-cell office:value-type="float" office:value="6.5480541014" calcext:value-type="float">
            <text:p>6.5480541014</text:p>
          </table:table-cell>
          <table:table-cell table:formula="of:=POWER([.C841]-6.75;2)" office:value-type="float" office:value="0.0407821459613615" calcext:value-type="float">
            <text:p>0.040782146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782503" calcext:value-type="float">
            <text:p>6.782503</text:p>
          </table:table-cell>
          <table:table-cell office:value-type="float" office:value="6.5467531973" calcext:value-type="float">
            <text:p>6.5467531973</text:p>
          </table:table-cell>
          <table:table-cell table:formula="of:=POWER([.C842]-6.75;2)" office:value-type="float" office:value="0.0413092628077727" calcext:value-type="float">
            <text:p>0.0413092628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778911" calcext:value-type="float">
            <text:p>6.778911</text:p>
          </table:table-cell>
          <table:table-cell office:value-type="float" office:value="6.545463911" calcext:value-type="float">
            <text:p>6.545463911</text:p>
          </table:table-cell>
          <table:table-cell table:formula="of:=POWER([.C843]-6.75;2)" office:value-type="float" office:value="0.041835011703416" calcext:value-type="float">
            <text:p>0.0418350117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775239" calcext:value-type="float">
            <text:p>6.775239</text:p>
          </table:table-cell>
          <table:table-cell office:value-type="float" office:value="6.5441869517" calcext:value-type="float">
            <text:p>6.5441869517</text:p>
          </table:table-cell>
          <table:table-cell table:formula="of:=POWER([.C844]-6.75;2)" office:value-type="float" office:value="0.042359010850538" calcext:value-type="float">
            <text:p>0.0423590109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771495" calcext:value-type="float">
            <text:p>6.771495</text:p>
          </table:table-cell>
          <table:table-cell office:value-type="float" office:value="6.5429230556" calcext:value-type="float">
            <text:p>6.5429230556</text:p>
          </table:table-cell>
          <table:table-cell table:formula="of:=POWER([.C845]-6.75;2)" office:value-type="float" office:value="0.0428808609020406" calcext:value-type="float">
            <text:p>0.0428808609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767682" calcext:value-type="float">
            <text:p>6.767682</text:p>
          </table:table-cell>
          <table:table-cell office:value-type="float" office:value="6.541673021" calcext:value-type="float">
            <text:p>6.541673021</text:p>
          </table:table-cell>
          <table:table-cell table:formula="of:=POWER([.C846]-6.75;2)" office:value-type="float" office:value="0.0434001301792663" calcext:value-type="float">
            <text:p>0.0434001302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763805" calcext:value-type="float">
            <text:p>6.763805</text:p>
          </table:table-cell>
          <table:table-cell office:value-type="float" office:value="6.5404377113" calcext:value-type="float">
            <text:p>6.5404377113</text:p>
          </table:table-cell>
          <table:table-cell table:formula="of:=POWER([.C847]-6.75;2)" office:value-type="float" office:value="0.0439163528451821" calcext:value-type="float">
            <text:p>0.0439163528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759866" calcext:value-type="float">
            <text:p>6.759866</text:p>
          </table:table-cell>
          <table:table-cell office:value-type="float" office:value="6.5392180496" calcext:value-type="float">
            <text:p>6.5392180496</text:p>
          </table:table-cell>
          <table:table-cell table:formula="of:=POWER([.C848]-6.75;2)" office:value-type="float" office:value="0.0444290306144282" calcext:value-type="float">
            <text:p>0.0444290306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755868" calcext:value-type="float">
            <text:p>6.755868</text:p>
          </table:table-cell>
          <table:table-cell office:value-type="float" office:value="6.5380150214" calcext:value-type="float">
            <text:p>6.5380150214</text:p>
          </table:table-cell>
          <table:table-cell table:formula="of:=POWER([.C849]-6.75;2)" office:value-type="float" office:value="0.0449376311520426" calcext:value-type="float">
            <text:p>0.0449376312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751811" calcext:value-type="float">
            <text:p>6.751811</text:p>
          </table:table-cell>
          <table:table-cell office:value-type="float" office:value="6.536829705" calcext:value-type="float">
            <text:p>6.536829705</text:p>
          </table:table-cell>
          <table:table-cell table:formula="of:=POWER([.C850]-6.75;2)" office:value-type="float" office:value="0.0454415746703871" calcext:value-type="float">
            <text:p>0.0454415747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747696" calcext:value-type="float">
            <text:p>6.747696</text:p>
          </table:table-cell>
          <table:table-cell office:value-type="float" office:value="6.5356632464" calcext:value-type="float">
            <text:p>6.5356632464</text:p>
          </table:table-cell>
          <table:table-cell table:formula="of:=POWER([.C851]-6.75;2)" office:value-type="float" office:value="0.0459402439437869" calcext:value-type="float">
            <text:p>0.0459402439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743522" calcext:value-type="float">
            <text:p>6.743522</text:p>
          </table:table-cell>
          <table:table-cell office:value-type="float" office:value="6.5345168832" calcext:value-type="float">
            <text:p>6.5345168832</text:p>
          </table:table-cell>
          <table:table-cell table:formula="of:=POWER([.C852]-6.75;2)" office:value-type="float" office:value="0.0464329736258423" calcext:value-type="float">
            <text:p>0.0464329736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739287" calcext:value-type="float">
            <text:p>6.739287</text:p>
          </table:table-cell>
          <table:table-cell office:value-type="float" office:value="6.5333919412" calcext:value-type="float">
            <text:p>6.5333919412</text:p>
          </table:table-cell>
          <table:table-cell table:formula="of:=POWER([.C853]-6.75;2)" office:value-type="float" office:value="0.0469190511371044" calcext:value-type="float">
            <text:p>0.0469190511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734989" calcext:value-type="float">
            <text:p>6.734989</text:p>
          </table:table-cell>
          <table:table-cell office:value-type="float" office:value="6.5322898444" calcext:value-type="float">
            <text:p>6.5322898444</text:p>
          </table:table-cell>
          <table:table-cell table:formula="of:=POWER([.C854]-6.75;2)" office:value-type="float" office:value="0.0473977118513762" calcext:value-type="float">
            <text:p>0.0473977119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730623" calcext:value-type="float">
            <text:p>6.730623</text:p>
          </table:table-cell>
          <table:table-cell office:value-type="float" office:value="6.5312121045" calcext:value-type="float">
            <text:p>6.5312121045</text:p>
          </table:table-cell>
          <table:table-cell table:formula="of:=POWER([.C855]-6.75;2)" office:value-type="float" office:value="0.047868143217319" calcext:value-type="float">
            <text:p>0.0478681432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726188" calcext:value-type="float">
            <text:p>6.726188</text:p>
          </table:table-cell>
          <table:table-cell office:value-type="float" office:value="6.5301603233" calcext:value-type="float">
            <text:p>6.5301603233</text:p>
          </table:table-cell>
          <table:table-cell table:formula="of:=POWER([.C856]-6.75;2)" office:value-type="float" office:value="0.0483294834515603" calcext:value-type="float">
            <text:p>0.0483294835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721678" calcext:value-type="float">
            <text:p>6.721678</text:p>
          </table:table-cell>
          <table:table-cell office:value-type="float" office:value="6.529136197" calcext:value-type="float">
            <text:p>6.529136197</text:p>
          </table:table-cell>
          <table:table-cell table:formula="of:=POWER([.C857]-6.75;2)" office:value-type="float" office:value="0.0487808194756229" calcext:value-type="float">
            <text:p>0.0487808195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717087" calcext:value-type="float">
            <text:p>6.717087</text:p>
          </table:table-cell>
          <table:table-cell office:value-type="float" office:value="6.5281415038" calcext:value-type="float">
            <text:p>6.5281415038</text:p>
          </table:table-cell>
          <table:table-cell table:formula="of:=POWER([.C858]-6.75;2)" office:value-type="float" office:value="0.0492211923361256" calcext:value-type="float">
            <text:p>0.0492211923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71241" calcext:value-type="float">
            <text:p>6.71241</text:p>
          </table:table-cell>
          <table:table-cell office:value-type="float" office:value="6.5271780923" calcext:value-type="float">
            <text:p>6.5271780923</text:p>
          </table:table-cell>
          <table:table-cell table:formula="of:=POWER([.C859]-6.75;2)" office:value-type="float" office:value="0.0496496025510674" calcext:value-type="float">
            <text:p>0.0496496026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707642" calcext:value-type="float">
            <text:p>6.707642</text:p>
          </table:table-cell>
          <table:table-cell office:value-type="float" office:value="6.526247876" calcext:value-type="float">
            <text:p>6.526247876</text:p>
          </table:table-cell>
          <table:table-cell table:formula="of:=POWER([.C860]-6.75;2)" office:value-type="float" office:value="0.0500650129945113" calcext:value-type="float">
            <text:p>0.05006501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702774" calcext:value-type="float">
            <text:p>6.702774</text:p>
          </table:table-cell>
          <table:table-cell office:value-type="float" office:value="6.5253528359" calcext:value-type="float">
            <text:p>6.5253528359</text:p>
          </table:table-cell>
          <table:table-cell table:formula="of:=POWER([.C861]-6.75;2)" office:value-type="float" office:value="0.0504663483381725" calcext:value-type="float">
            <text:p>0.050466348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697801" calcext:value-type="float">
            <text:p>6.697801</text:p>
          </table:table-cell>
          <table:table-cell office:value-type="float" office:value="6.5244949685" calcext:value-type="float">
            <text:p>6.5244949685</text:p>
          </table:table-cell>
          <table:table-cell table:formula="of:=POWER([.C862]-6.75;2)" office:value-type="float" office:value="0.050852519231816" calcext:value-type="float">
            <text:p>0.0508525192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692715" calcext:value-type="float">
            <text:p>6.692715</text:p>
          </table:table-cell>
          <table:table-cell office:value-type="float" office:value="6.5236762937" calcext:value-type="float">
            <text:p>6.5236762937</text:p>
          </table:table-cell>
          <table:table-cell table:formula="of:=POWER([.C863]-6.75;2)" office:value-type="float" office:value="0.0512224200333685" calcext:value-type="float">
            <text:p>0.05122242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687509" calcext:value-type="float">
            <text:p>6.687509</text:p>
          </table:table-cell>
          <table:table-cell office:value-type="float" office:value="6.522898832" calcext:value-type="float">
            <text:p>6.522898832</text:p>
          </table:table-cell>
          <table:table-cell table:formula="of:=POWER([.C864]-6.75;2)" office:value-type="float" office:value="0.0515749405069642" calcext:value-type="float">
            <text:p>0.051574940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682175" calcext:value-type="float">
            <text:p>6.682175</text:p>
          </table:table-cell>
          <table:table-cell office:value-type="float" office:value="6.5221645645" calcext:value-type="float">
            <text:p>6.5221645645</text:p>
          </table:table-cell>
          <table:table-cell table:formula="of:=POWER([.C865]-6.75;2)" office:value-type="float" office:value="0.0519089856694748" calcext:value-type="float">
            <text:p>0.0519089857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676707" calcext:value-type="float">
            <text:p>6.676707</text:p>
          </table:table-cell>
          <table:table-cell office:value-type="float" office:value="6.5214754065" calcext:value-type="float">
            <text:p>6.5214754065</text:p>
          </table:table-cell>
          <table:table-cell table:formula="of:=POWER([.C866]-6.75;2)" office:value-type="float" office:value="0.05222348983434" calcext:value-type="float">
            <text:p>0.0522234898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671099" calcext:value-type="float">
            <text:p>6.671099</text:p>
          </table:table-cell>
          <table:table-cell office:value-type="float" office:value="6.5208332049" calcext:value-type="float">
            <text:p>6.5208332049</text:p>
          </table:table-cell>
          <table:table-cell table:formula="of:=POWER([.C867]-6.75;2)" office:value-type="float" office:value="0.0525174199764055" calcext:value-type="float">
            <text:p>0.05251742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665345" calcext:value-type="float">
            <text:p>6.665345</text:p>
          </table:table-cell>
          <table:table-cell office:value-type="float" office:value="6.5202396694" calcext:value-type="float">
            <text:p>6.5202396694</text:p>
          </table:table-cell>
          <table:table-cell table:formula="of:=POWER([.C868]-6.75;2)" office:value-type="float" office:value="0.0527898095174211" calcext:value-type="float">
            <text:p>0.0527898095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659441" calcext:value-type="float">
            <text:p>6.659441</text:p>
          </table:table-cell>
          <table:table-cell office:value-type="float" office:value="6.519696375" calcext:value-type="float">
            <text:p>6.519696375</text:p>
          </table:table-cell>
          <table:table-cell table:formula="of:=POWER([.C869]-6.75;2)" office:value-type="float" office:value="0.0530397596881408" calcext:value-type="float">
            <text:p>0.0530397597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653385" calcext:value-type="float">
            <text:p>6.653385</text:p>
          </table:table-cell>
          <table:table-cell office:value-type="float" office:value="6.5192047059" calcext:value-type="float">
            <text:p>6.5192047059</text:p>
          </table:table-cell>
          <table:table-cell table:formula="of:=POWER([.C870]-6.75;2)" office:value-type="float" office:value="0.0532664677787055" calcext:value-type="float">
            <text:p>0.0532664678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647176" calcext:value-type="float">
            <text:p>6.647176</text:p>
          </table:table-cell>
          <table:table-cell office:value-type="float" office:value="6.5187658475" calcext:value-type="float">
            <text:p>6.5187658475</text:p>
          </table:table-cell>
          <table:table-cell table:formula="of:=POWER([.C871]-6.75;2)" office:value-type="float" office:value="0.0534692332823932" calcext:value-type="float">
            <text:p>0.0534692333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640813" calcext:value-type="float">
            <text:p>6.640813</text:p>
          </table:table-cell>
          <table:table-cell office:value-type="float" office:value="6.5183807436" calcext:value-type="float">
            <text:p>6.5183807436</text:p>
          </table:table-cell>
          <table:table-cell table:formula="of:=POWER([.C872]-6.75;2)" office:value-type="float" office:value="0.053647479935289" calcext:value-type="float">
            <text:p>0.0536474799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634302" calcext:value-type="float">
            <text:p>6.634302</text:p>
          </table:table-cell>
          <table:table-cell office:value-type="float" office:value="6.5180500776" calcext:value-type="float">
            <text:p>6.5180500776</text:p>
          </table:table-cell>
          <table:table-cell table:formula="of:=POWER([.C873]-6.75;2)" office:value-type="float" office:value="0.0538007665013661" calcext:value-type="float">
            <text:p>0.0538007665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627648" calcext:value-type="float">
            <text:p>6.627648</text:p>
          </table:table-cell>
          <table:table-cell office:value-type="float" office:value="6.5177742522" calcext:value-type="float">
            <text:p>6.5177742522</text:p>
          </table:table-cell>
          <table:table-cell table:formula="of:=POWER([.C874]-6.75;2)" office:value-type="float" office:value="0.0539287979412693" calcext:value-type="float">
            <text:p>0.0539287979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620859" calcext:value-type="float">
            <text:p>6.620859</text:p>
          </table:table-cell>
          <table:table-cell office:value-type="float" office:value="6.5175533684" calcext:value-type="float">
            <text:p>6.5175533684</text:p>
          </table:table-cell>
          <table:table-cell table:formula="of:=POWER([.C875]-6.75;2)" office:value-type="float" office:value="0.0540314365421862" calcext:value-type="float">
            <text:p>0.0540314365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613948" calcext:value-type="float">
            <text:p>6.613948</text:p>
          </table:table-cell>
          <table:table-cell office:value-type="float" office:value="6.5173872212" calcext:value-type="float">
            <text:p>6.5173872212</text:p>
          </table:table-cell>
          <table:table-cell table:formula="of:=POWER([.C876]-6.75;2)" office:value-type="float" office:value="0.0541087048610578" calcext:value-type="float">
            <text:p>0.0541087049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606931" calcext:value-type="float">
            <text:p>6.606931</text:p>
          </table:table-cell>
          <table:table-cell office:value-type="float" office:value="6.5172753036" calcext:value-type="float">
            <text:p>6.5172753036</text:p>
          </table:table-cell>
          <table:table-cell table:formula="of:=POWER([.C877]-6.75;2)" office:value-type="float" office:value="0.0541607843144722" calcext:value-type="float">
            <text:p>0.0541607843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599824" calcext:value-type="float">
            <text:p>6.599824</text:p>
          </table:table-cell>
          <table:table-cell office:value-type="float" office:value="6.5172167928" calcext:value-type="float">
            <text:p>6.5172167928</text:p>
          </table:table-cell>
          <table:table-cell table:formula="of:=POWER([.C878]-6.75;2)" office:value-type="float" office:value="0.054188021554318" calcext:value-type="float">
            <text:p>0.0541880216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592651" calcext:value-type="float">
            <text:p>6.592651</text:p>
          </table:table-cell>
          <table:table-cell office:value-type="float" office:value="6.5172105545" calcext:value-type="float">
            <text:p>6.5172105545</text:p>
          </table:table-cell>
          <table:table-cell table:formula="of:=POWER([.C879]-6.75;2)" office:value-type="float" office:value="0.0541909259361974" calcext:value-type="float">
            <text:p>0.0541909259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585435" calcext:value-type="float">
            <text:p>6.585435</text:p>
          </table:table-cell>
          <table:table-cell office:value-type="float" office:value="6.5172551927" calcext:value-type="float">
            <text:p>6.5172551927</text:p>
          </table:table-cell>
          <table:table-cell table:formula="of:=POWER([.C880]-6.75;2)" office:value-type="float" office:value="0.0541701453251139" calcext:value-type="float">
            <text:p>0.0541701453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578205" calcext:value-type="float">
            <text:p>6.578205</text:p>
          </table:table-cell>
          <table:table-cell office:value-type="float" office:value="6.517349037" calcext:value-type="float">
            <text:p>6.517349037</text:p>
          </table:table-cell>
          <table:table-cell table:formula="of:=POWER([.C881]-6.75;2)" office:value-type="float" office:value="0.0541264705848275" calcext:value-type="float">
            <text:p>0.0541264706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57099" calcext:value-type="float">
            <text:p>6.57099</text:p>
          </table:table-cell>
          <table:table-cell office:value-type="float" office:value="6.5174901869" calcext:value-type="float">
            <text:p>6.5174901869</text:p>
          </table:table-cell>
          <table:table-cell table:formula="of:=POWER([.C882]-6.75;2)" office:value-type="float" office:value="0.054060813187797" calcext:value-type="float">
            <text:p>0.0540608132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563823" calcext:value-type="float">
            <text:p>6.563823</text:p>
          </table:table-cell>
          <table:table-cell office:value-type="float" office:value="6.5176765755" calcext:value-type="float">
            <text:p>6.5176765755</text:p>
          </table:table-cell>
          <table:table-cell table:formula="of:=POWER([.C883]-6.75;2)" office:value-type="float" office:value="0.053974173571407" calcext:value-type="float">
            <text:p>0.0539741736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556738" calcext:value-type="float">
            <text:p>6.556738</text:p>
          </table:table-cell>
          <table:table-cell office:value-type="float" office:value="6.5179059714" calcext:value-type="float">
            <text:p>6.5179059714</text:p>
          </table:table-cell>
          <table:table-cell table:formula="of:=POWER([.C884]-6.75;2)" office:value-type="float" office:value="0.0538676381117775" calcext:value-type="float">
            <text:p>0.0538676381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54977" calcext:value-type="float">
            <text:p>6.54977</text:p>
          </table:table-cell>
          <table:table-cell office:value-type="float" office:value="6.5181760673" calcext:value-type="float">
            <text:p>6.5181760673</text:p>
          </table:table-cell>
          <table:table-cell table:formula="of:=POWER([.C885]-6.75;2)" office:value-type="float" office:value="0.0537423357724942" calcext:value-type="float">
            <text:p>0.0537423358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542955" calcext:value-type="float">
            <text:p>6.542955</text:p>
          </table:table-cell>
          <table:table-cell office:value-type="float" office:value="6.5184845146" calcext:value-type="float">
            <text:p>6.5184845146</text:p>
          </table:table-cell>
          <table:table-cell table:formula="of:=POWER([.C886]-6.75;2)" office:value-type="float" office:value="0.0535994199799977" calcext:value-type="float">
            <text:p>0.05359942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536328" calcext:value-type="float">
            <text:p>6.536328</text:p>
          </table:table-cell>
          <table:table-cell office:value-type="float" office:value="6.5188289902" calcext:value-type="float">
            <text:p>6.5188289902</text:p>
          </table:table-cell>
          <table:table-cell table:formula="of:=POWER([.C887]-6.75;2)" office:value-type="float" office:value="0.0534400357719516" calcext:value-type="float">
            <text:p>0.0534400358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529922" calcext:value-type="float">
            <text:p>6.529922</text:p>
          </table:table-cell>
          <table:table-cell office:value-type="float" office:value="6.5192072673" calcext:value-type="float">
            <text:p>6.5192072673</text:p>
          </table:table-cell>
          <table:table-cell table:formula="of:=POWER([.C888]-6.75;2)" office:value-type="float" office:value="0.0532652854671338" calcext:value-type="float">
            <text:p>0.0532652855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52377" calcext:value-type="float">
            <text:p>6.52377</text:p>
          </table:table-cell>
          <table:table-cell office:value-type="float" office:value="6.51961728" calcext:value-type="float">
            <text:p>6.51961728</text:p>
          </table:table-cell>
          <table:table-cell table:formula="of:=POWER([.C889]-6.75;2)" office:value-type="float" office:value="0.0530761976745983" calcext:value-type="float">
            <text:p>0.0530761977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517903" calcext:value-type="float">
            <text:p>6.517903</text:p>
          </table:table-cell>
          <table:table-cell office:value-type="float" office:value="6.5200571818" calcext:value-type="float">
            <text:p>6.5200571818</text:p>
          </table:table-cell>
          <table:table-cell table:formula="of:=POWER([.C890]-6.75;2)" office:value-type="float" office:value="0.0528736996417581" calcext:value-type="float">
            <text:p>0.0528736996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512345" calcext:value-type="float">
            <text:p>6.512345</text:p>
          </table:table-cell>
          <table:table-cell office:value-type="float" office:value="6.5205254184" calcext:value-type="float">
            <text:p>6.5205254184</text:p>
          </table:table-cell>
          <table:table-cell table:formula="of:=POWER([.C891]-6.75;2)" office:value-type="float" office:value="0.052658583600495" calcext:value-type="float">
            <text:p>0.0526585836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50712" calcext:value-type="float">
            <text:p>6.50712</text:p>
          </table:table-cell>
          <table:table-cell office:value-type="float" office:value="6.5210208144" calcext:value-type="float">
            <text:p>6.5210208144</text:p>
          </table:table-cell>
          <table:table-cell table:formula="of:=POWER([.C892]-6.75;2)" office:value-type="float" office:value="0.0524314674380393" calcext:value-type="float">
            <text:p>0.0524314674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502246" calcext:value-type="float">
            <text:p>6.502246</text:p>
          </table:table-cell>
          <table:table-cell office:value-type="float" office:value="6.521542625" calcext:value-type="float">
            <text:p>6.521542625</text:p>
          </table:table-cell>
          <table:table-cell table:formula="of:=POWER([.C893]-6.75;2)" office:value-type="float" office:value="0.0521927721918905" calcext:value-type="float">
            <text:p>0.0521927722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497733" calcext:value-type="float">
            <text:p>6.497733</text:p>
          </table:table-cell>
          <table:table-cell office:value-type="float" office:value="6.5220906105" calcext:value-type="float">
            <text:p>6.5220906105</text:p>
          </table:table-cell>
          <table:table-cell table:formula="of:=POWER([.C894]-6.75;2)" office:value-type="float" office:value="0.0519426898222626" calcext:value-type="float">
            <text:p>0.0519426898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49359" calcext:value-type="float">
            <text:p>6.49359</text:p>
          </table:table-cell>
          <table:table-cell office:value-type="float" office:value="6.5226650957" calcext:value-type="float">
            <text:p>6.5226650957</text:p>
          </table:table-cell>
          <table:table-cell table:formula="of:=POWER([.C895]-6.75;2)" office:value-type="float" office:value="0.0516811587130902" calcext:value-type="float">
            <text:p>0.0516811587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489816" calcext:value-type="float">
            <text:p>6.489816</text:p>
          </table:table-cell>
          <table:table-cell office:value-type="float" office:value="6.5232670538" calcext:value-type="float">
            <text:p>6.5232670538</text:p>
          </table:table-cell>
          <table:table-cell table:formula="of:=POWER([.C896]-6.75;2)" office:value-type="float" office:value="0.0514078288925322" calcext:value-type="float">
            <text:p>0.0514078289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486406" calcext:value-type="float">
            <text:p>6.486406</text:p>
          </table:table-cell>
          <table:table-cell office:value-type="float" office:value="6.5238981739" calcext:value-type="float">
            <text:p>6.5238981739</text:p>
          </table:table-cell>
          <table:table-cell table:formula="of:=POWER([.C897]-6.75;2)" office:value-type="float" office:value="0.0511220357657546" calcext:value-type="float">
            <text:p>0.0511220358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483348" calcext:value-type="float">
            <text:p>6.483348</text:p>
          </table:table-cell>
          <table:table-cell office:value-type="float" office:value="6.5245609231" calcext:value-type="float">
            <text:p>6.5245609231</text:p>
          </table:table-cell>
          <table:table-cell table:formula="of:=POWER([.C898]-6.75;2)" office:value-type="float" office:value="0.0508227773935241" calcext:value-type="float">
            <text:p>0.0508227774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480623" calcext:value-type="float">
            <text:p>6.480623</text:p>
          </table:table-cell>
          <table:table-cell office:value-type="float" office:value="6.5252586222" calcext:value-type="float">
            <text:p>6.5252586222</text:p>
          </table:table-cell>
          <table:table-cell table:formula="of:=POWER([.C899]-6.75;2)" office:value-type="float" office:value="0.0505086868954423" calcext:value-type="float">
            <text:p>0.0505086869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478206" calcext:value-type="float">
            <text:p>6.478206</text:p>
          </table:table-cell>
          <table:table-cell office:value-type="float" office:value="6.5259955506" calcext:value-type="float">
            <text:p>6.5259955506</text:p>
          </table:table-cell>
          <table:table-cell table:formula="of:=POWER([.C900]-6.75;2)" office:value-type="float" office:value="0.050177993350997" calcext:value-type="float">
            <text:p>0.0501779934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476067" calcext:value-type="float">
            <text:p>6.476067</text:p>
          </table:table-cell>
          <table:table-cell office:value-type="float" office:value="6.526777" calcext:value-type="float">
            <text:p>6.526777</text:p>
          </table:table-cell>
          <table:table-cell table:formula="of:=POWER([.C901]-6.75;2)" office:value-type="float" office:value="0.049828507729" calcext:value-type="float">
            <text:p>0.0498285077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47417" calcext:value-type="float">
            <text:p>6.47417</text:p>
          </table:table-cell>
          <table:table-cell office:value-type="float" office:value="6.5276094253" calcext:value-type="float">
            <text:p>6.5276094253</text:p>
          </table:table-cell>
          <table:table-cell table:formula="of:=POWER([.C902]-6.75;2)" office:value-type="float" office:value="0.0494575677153964" calcext:value-type="float">
            <text:p>0.0494575677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472472" calcext:value-type="float">
            <text:p>6.472472</text:p>
          </table:table-cell>
          <table:table-cell office:value-type="float" office:value="6.5285005349" calcext:value-type="float">
            <text:p>6.5285005349</text:p>
          </table:table-cell>
          <table:table-cell table:formula="of:=POWER([.C903]-6.75;2)" office:value-type="float" office:value="0.0490620130395861" calcext:value-type="float">
            <text:p>0.049062013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470927" calcext:value-type="float">
            <text:p>6.470927</text:p>
          </table:table-cell>
          <table:table-cell office:value-type="float" office:value="6.5294594824" calcext:value-type="float">
            <text:p>6.5294594824</text:p>
          </table:table-cell>
          <table:table-cell table:formula="of:=POWER([.C904]-6.75;2)" office:value-type="float" office:value="0.0486381199032759" calcext:value-type="float">
            <text:p>0.0486381199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469484" calcext:value-type="float">
            <text:p>6.469484</text:p>
          </table:table-cell>
          <table:table-cell office:value-type="float" office:value="6.5304970476" calcext:value-type="float">
            <text:p>6.5304970476</text:p>
          </table:table-cell>
          <table:table-cell table:formula="of:=POWER([.C905]-6.75;2)" office:value-type="float" office:value="0.0481815461123167" calcext:value-type="float">
            <text:p>0.0481815461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468089" calcext:value-type="float">
            <text:p>6.468089</text:p>
          </table:table-cell>
          <table:table-cell office:value-type="float" office:value="6.5316259157" calcext:value-type="float">
            <text:p>6.5316259157</text:p>
          </table:table-cell>
          <table:table-cell table:formula="of:=POWER([.C906]-6.75;2)" office:value-type="float" office:value="0.0476872406938634" calcext:value-type="float">
            <text:p>0.0476872407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466683" calcext:value-type="float">
            <text:p>6.466683</text:p>
          </table:table-cell>
          <table:table-cell office:value-type="float" office:value="6.532861" calcext:value-type="float">
            <text:p>6.532861</text:p>
          </table:table-cell>
          <table:table-cell table:formula="of:=POWER([.C907]-6.75;2)" office:value-type="float" office:value="0.0471493453209998" calcext:value-type="float">
            <text:p>0.0471493453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465204" calcext:value-type="float">
            <text:p>6.465204</text:p>
          </table:table-cell>
          <table:table-cell office:value-type="float" office:value="6.5342199506" calcext:value-type="float">
            <text:p>6.5342199506</text:p>
          </table:table-cell>
          <table:table-cell table:formula="of:=POWER([.C908]-6.75;2)" office:value-type="float" office:value="0.0465610297190665" calcext:value-type="float">
            <text:p>0.0465610297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463588" calcext:value-type="float">
            <text:p>6.463588</text:p>
          </table:table-cell>
          <table:table-cell office:value-type="float" office:value="6.5357237875" calcext:value-type="float">
            <text:p>6.5357237875</text:p>
          </table:table-cell>
          <table:table-cell table:formula="of:=POWER([.C909]-6.75;2)" office:value-type="float" office:value="0.045914295243345" calcext:value-type="float">
            <text:p>0.0459142952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461768" calcext:value-type="float">
            <text:p>6.461768</text:p>
          </table:table-cell>
          <table:table-cell office:value-type="float" office:value="6.5373978101" calcext:value-type="float">
            <text:p>6.5373978101</text:p>
          </table:table-cell>
          <table:table-cell table:formula="of:=POWER([.C910]-6.75;2)" office:value-type="float" office:value="0.0451996911502757" calcext:value-type="float">
            <text:p>0.0451996912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459672" calcext:value-type="float">
            <text:p>6.459672</text:p>
          </table:table-cell>
          <table:table-cell office:value-type="float" office:value="6.5392729487" calcext:value-type="float">
            <text:p>6.5392729487</text:p>
          </table:table-cell>
          <table:table-cell table:formula="of:=POWER([.C911]-6.75;2)" office:value-type="float" office:value="0.0444058901495929" calcext:value-type="float">
            <text:p>0.044405890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457228" calcext:value-type="float">
            <text:p>6.457228</text:p>
          </table:table-cell>
          <table:table-cell office:value-type="float" office:value="6.5413877273" calcext:value-type="float">
            <text:p>6.5413877273</text:p>
          </table:table-cell>
          <table:table-cell table:formula="of:=POWER([.C912]-6.75;2)" office:value-type="float" office:value="0.0435190803210591" calcext:value-type="float">
            <text:p>0.0435190803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454356" calcext:value-type="float">
            <text:p>6.454356</text:p>
          </table:table-cell>
          <table:table-cell office:value-type="float" office:value="6.5437912895" calcext:value-type="float">
            <text:p>6.5437912895</text:p>
          </table:table-cell>
          <table:table-cell table:formula="of:=POWER([.C913]-6.75;2)" office:value-type="float" office:value="0.0425220322860729" calcext:value-type="float">
            <text:p>0.0425220323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450974" calcext:value-type="float">
            <text:p>6.450974</text:p>
          </table:table-cell>
          <table:table-cell office:value-type="float" office:value="6.5465482267" calcext:value-type="float">
            <text:p>6.5465482267</text:p>
          </table:table-cell>
          <table:table-cell table:formula="of:=POWER([.C914]-6.75;2)" office:value-type="float" office:value="0.0413926240589147" calcext:value-type="float">
            <text:p>0.0413926241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44699" calcext:value-type="float">
            <text:p>6.44699</text:p>
          </table:table-cell>
          <table:table-cell office:value-type="float" office:value="6.5497466081" calcext:value-type="float">
            <text:p>6.5497466081</text:p>
          </table:table-cell>
          <table:table-cell table:formula="of:=POWER([.C915]-6.75;2)" office:value-type="float" office:value="0.0401014209674552" calcext:value-type="float">
            <text:p>0.040101421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442304" calcext:value-type="float">
            <text:p>6.442304</text:p>
          </table:table-cell>
          <table:table-cell office:value-type="float" office:value="6.5535123151" calcext:value-type="float">
            <text:p>6.5535123151</text:p>
          </table:table-cell>
          <table:table-cell table:formula="of:=POWER([.C916]-6.75;2)" office:value-type="float" office:value="0.0386074103173617" calcext:value-type="float">
            <text:p>0.0386074103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436801" calcext:value-type="float">
            <text:p>6.436801</text:p>
          </table:table-cell>
          <table:table-cell office:value-type="float" office:value="6.5580363889" calcext:value-type="float">
            <text:p>6.5580363889</text:p>
          </table:table-cell>
          <table:table-cell table:formula="of:=POWER([.C917]-6.75;2)" office:value-type="float" office:value="0.0368500279865521" calcext:value-type="float">
            <text:p>0.036850028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430349" calcext:value-type="float">
            <text:p>6.430349</text:p>
          </table:table-cell>
          <table:table-cell office:value-type="float" office:value="6.5636332394" calcext:value-type="float">
            <text:p>6.5636332394</text:p>
          </table:table-cell>
          <table:table-cell table:formula="of:=POWER([.C918]-6.75;2)" office:value-type="float" office:value="0.0347325694565378" calcext:value-type="float">
            <text:p>0.0347325695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422786" calcext:value-type="float">
            <text:p>6.422786</text:p>
          </table:table-cell>
          <table:table-cell office:value-type="float" office:value="6.5708832714" calcext:value-type="float">
            <text:p>6.5708832714</text:p>
          </table:table-cell>
          <table:table-cell table:formula="of:=POWER([.C919]-6.75;2)" office:value-type="float" office:value="0.0320828024643662" calcext:value-type="float">
            <text:p>0.0320828025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413913" calcext:value-type="float">
            <text:p>6.413913</text:p>
          </table:table-cell>
          <table:table-cell office:value-type="float" office:value="6.5810691449" calcext:value-type="float">
            <text:p>6.5810691449</text:p>
          </table:table-cell>
          <table:table-cell table:formula="of:=POWER([.C920]-6.75;2)" office:value-type="float" office:value="0.0285376338048173" calcext:value-type="float">
            <text:p>0.0285376338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403476" calcext:value-type="float">
            <text:p>6.403476</text:p>
          </table:table-cell>
          <table:table-cell office:value-type="float" office:value="6.5981565735" calcext:value-type="float">
            <text:p>6.5981565735</text:p>
          </table:table-cell>
          <table:table-cell table:formula="of:=POWER([.C921]-6.75;2)" office:value-type="float" office:value="0.0230564261712609" calcext:value-type="float">
            <text:p>0.0230564262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391137" calcext:value-type="float">
            <text:p>6.391137</text:p>
          </table:table-cell>
          <table:table-cell office:value-type="float" office:value="6.6594253582" calcext:value-type="float">
            <text:p>6.6594253582</text:p>
          </table:table-cell>
          <table:table-cell table:formula="of:=POWER([.C922]-6.75;2)" office:value-type="float" office:value="0.0082037657371983" calcext:value-type="float">
            <text:p>0.0082037657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376435" calcext:value-type="float">
            <text:p>6.376435</text:p>
          </table:table-cell>
          <table:table-cell office:value-type="float" office:value="6.6190866212" calcext:value-type="float">
            <text:p>6.6190866212</text:p>
          </table:table-cell>
          <table:table-cell table:formula="of:=POWER([.C923]-6.75;2)" office:value-type="float" office:value="0.0171383127488323" calcext:value-type="float">
            <text:p>0.0171383127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358717" calcext:value-type="float">
            <text:p>6.358717</text:p>
          </table:table-cell>
          <table:table-cell office:value-type="float" office:value="6.6059594308" calcext:value-type="float">
            <text:p>6.6059594308</text:p>
          </table:table-cell>
          <table:table-cell table:formula="of:=POWER([.C924]-6.75;2)" office:value-type="float" office:value="0.0207476855754598" calcext:value-type="float">
            <text:p>0.0207476856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337021" calcext:value-type="float">
            <text:p>6.337021</text:p>
          </table:table-cell>
          <table:table-cell office:value-type="float" office:value="6.5985347656" calcext:value-type="float">
            <text:p>6.5985347656</text:p>
          </table:table-cell>
          <table:table-cell table:formula="of:=POWER([.C925]-6.75;2)" office:value-type="float" office:value="0.0229417172318469" calcext:value-type="float">
            <text:p>0.0229417172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309868" calcext:value-type="float">
            <text:p>6.309868</text:p>
          </table:table-cell>
          <table:table-cell office:value-type="float" office:value="6.5936160159" calcext:value-type="float">
            <text:p>6.5936160159</text:p>
          </table:table-cell>
          <table:table-cell table:formula="of:=POWER([.C926]-6.75;2)" office:value-type="float" office:value="0.0244559504829889" calcext:value-type="float">
            <text:p>0.0244559505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27485" calcext:value-type="float">
            <text:p>6.27485</text:p>
          </table:table-cell>
          <table:table-cell office:value-type="float" office:value="6.5901256613" calcext:value-type="float">
            <text:p>6.5901256613</text:p>
          </table:table-cell>
          <table:table-cell table:formula="of:=POWER([.C927]-6.75;2)" office:value-type="float" office:value="0.0255598041747623" calcext:value-type="float">
            <text:p>0.0255598042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227779" calcext:value-type="float">
            <text:p>6.227779</text:p>
          </table:table-cell>
          <table:table-cell office:value-type="float" office:value="6.5875727377" calcext:value-type="float">
            <text:p>6.5875727377</text:p>
          </table:table-cell>
          <table:table-cell table:formula="of:=POWER([.C928]-6.75;2)" office:value-type="float" office:value="0.0263826155382729" calcext:value-type="float">
            <text:p>0.0263826155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16066" calcext:value-type="float">
            <text:p>6.16066</text:p>
          </table:table-cell>
          <table:table-cell office:value-type="float" office:value="6.5856931833" calcext:value-type="float">
            <text:p>6.5856931833</text:p>
          </table:table-cell>
          <table:table-cell table:formula="of:=POWER([.C929]-6.75;2)" office:value-type="float" office:value="0.0269967300140874" calcext:value-type="float">
            <text:p>0.02699673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056131" calcext:value-type="float">
            <text:p>6.056131</text:p>
          </table:table-cell>
          <table:table-cell office:value-type="float" office:value="6.5843289492" calcext:value-type="float">
            <text:p>6.5843289492</text:p>
          </table:table-cell>
          <table:table-cell table:formula="of:=POWER([.C930]-6.75;2)" office:value-type="float" office:value="0.0274468970731763" calcext:value-type="float">
            <text:p>0.0274468971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.868058" calcext:value-type="float">
            <text:p>5.868058</text:p>
          </table:table-cell>
          <table:table-cell office:value-type="float" office:value="6.5833779138" calcext:value-type="float">
            <text:p>6.5833779138</text:p>
          </table:table-cell>
          <table:table-cell table:formula="of:=POWER([.C931]-6.75;2)" office:value-type="float" office:value="0.0277629196096403" calcext:value-type="float">
            <text:p>0.0277629196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.419124" calcext:value-type="float">
            <text:p>5.419124</text:p>
          </table:table-cell>
          <table:table-cell office:value-type="float" office:value="6.582770193" calcext:value-type="float">
            <text:p>6.582770193</text:p>
          </table:table-cell>
          <table:table-cell table:formula="of:=POWER([.C932]-6.75;2)" office:value-type="float" office:value="0.0279658083492572" calcext:value-type="float">
            <text:p>0.0279658083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.493148" calcext:value-type="float">
            <text:p>2.493148</text:p>
          </table:table-cell>
          <table:table-cell office:value-type="float" office:value="6.582455625" calcext:value-type="float">
            <text:p>6.582455625</text:p>
          </table:table-cell>
          <table:table-cell table:formula="of:=POWER([.C933]-6.75;2)" office:value-type="float" office:value="0.0280711175941407" calcext:value-type="float">
            <text:p>0.0280711176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.321782" calcext:value-type="float">
            <text:p>9.321782</text:p>
          </table:table-cell>
          <table:table-cell office:value-type="float" office:value="6.5823967818" calcext:value-type="float">
            <text:p>6.5823967818</text:p>
          </table:table-cell>
          <table:table-cell table:formula="of:=POWER([.C934]-6.75;2)" office:value-type="float" office:value="0.0280908387509968" calcext:value-type="float">
            <text:p>0.0280908388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472354" calcext:value-type="float">
            <text:p>7.472354</text:p>
          </table:table-cell>
          <table:table-cell office:value-type="float" office:value="6.5825647222" calcext:value-type="float">
            <text:p>6.5825647222</text:p>
          </table:table-cell>
          <table:table-cell table:formula="of:=POWER([.C935]-6.75;2)" office:value-type="float" office:value="0.0280345722519632" calcext:value-type="float">
            <text:p>0.0280345723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081138" calcext:value-type="float">
            <text:p>7.081138</text:p>
          </table:table-cell>
          <table:table-cell office:value-type="float" office:value="6.5829363962" calcext:value-type="float">
            <text:p>6.5829363962</text:p>
          </table:table-cell>
          <table:table-cell table:formula="of:=POWER([.C936]-6.75;2)" office:value-type="float" office:value="0.0279102477146434" calcext:value-type="float">
            <text:p>0.0279102477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908416" calcext:value-type="float">
            <text:p>6.908416</text:p>
          </table:table-cell>
          <table:table-cell office:value-type="float" office:value="6.5834929231" calcext:value-type="float">
            <text:p>6.5834929231</text:p>
          </table:table-cell>
          <table:table-cell table:formula="of:=POWER([.C937]-6.75;2)" office:value-type="float" office:value="0.0277246066577826" calcext:value-type="float">
            <text:p>0.0277246067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810018" calcext:value-type="float">
            <text:p>6.810018</text:p>
          </table:table-cell>
          <table:table-cell office:value-type="float" office:value="6.5842184118" calcext:value-type="float">
            <text:p>6.5842184118</text:p>
          </table:table-cell>
          <table:table-cell table:formula="of:=POWER([.C938]-6.75;2)" office:value-type="float" office:value="0.0274835349861143" calcext:value-type="float">
            <text:p>0.027483535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745854" calcext:value-type="float">
            <text:p>6.745854</text:p>
          </table:table-cell>
          <table:table-cell office:value-type="float" office:value="6.58509922" calcext:value-type="float">
            <text:p>6.58509922</text:p>
          </table:table-cell>
          <table:table-cell table:formula="of:=POWER([.C939]-6.75;2)" office:value-type="float" office:value="0.0271922672446084" calcext:value-type="float">
            <text:p>0.0271922672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700346" calcext:value-type="float">
            <text:p>6.700346</text:p>
          </table:table-cell>
          <table:table-cell office:value-type="float" office:value="6.5861234082" calcext:value-type="float">
            <text:p>6.5861234082</text:p>
          </table:table-cell>
          <table:table-cell table:formula="of:=POWER([.C940]-6.75;2)" office:value-type="float" office:value="0.0268555373399839" calcext:value-type="float">
            <text:p>0.0268555373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666183" calcext:value-type="float">
            <text:p>6.666183</text:p>
          </table:table-cell>
          <table:table-cell office:value-type="float" office:value="6.5872803125" calcext:value-type="float">
            <text:p>6.5872803125</text:p>
          </table:table-cell>
          <table:table-cell table:formula="of:=POWER([.C941]-6.75;2)" office:value-type="float" office:value="0.0264776967000977" calcext:value-type="float">
            <text:p>0.0264776967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639489" calcext:value-type="float">
            <text:p>6.639489</text:p>
          </table:table-cell>
          <table:table-cell office:value-type="float" office:value="6.5885603191" calcext:value-type="float">
            <text:p>6.5885603191</text:p>
          </table:table-cell>
          <table:table-cell table:formula="of:=POWER([.C942]-6.75;2)" office:value-type="float" office:value="0.0260627705690938" calcext:value-type="float">
            <text:p>0.0260627706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618018" calcext:value-type="float">
            <text:p>6.618018</text:p>
          </table:table-cell>
          <table:table-cell office:value-type="float" office:value="6.5899546304" calcext:value-type="float">
            <text:p>6.5899546304</text:p>
          </table:table-cell>
          <table:table-cell table:formula="of:=POWER([.C943]-6.75;2)" office:value-type="float" office:value="0.0256145203304005" calcext:value-type="float">
            <text:p>0.0256145203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600386" calcext:value-type="float">
            <text:p>6.600386</text:p>
          </table:table-cell>
          <table:table-cell office:value-type="float" office:value="6.5914551333" calcext:value-type="float">
            <text:p>6.5914551333</text:p>
          </table:table-cell>
          <table:table-cell table:formula="of:=POWER([.C944]-6.75;2)" office:value-type="float" office:value="0.0251364747569207" calcext:value-type="float">
            <text:p>0.0251364748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585692" calcext:value-type="float">
            <text:p>6.585692</text:p>
          </table:table-cell>
          <table:table-cell office:value-type="float" office:value="6.5930543636" calcext:value-type="float">
            <text:p>6.5930543636</text:p>
          </table:table-cell>
          <table:table-cell table:formula="of:=POWER([.C945]-6.75;2)" office:value-type="float" office:value="0.0246319327850009" calcext:value-type="float">
            <text:p>0.0246319328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573328" calcext:value-type="float">
            <text:p>6.573328</text:p>
          </table:table-cell>
          <table:table-cell office:value-type="float" office:value="6.5947453023" calcext:value-type="float">
            <text:p>6.5947453023</text:p>
          </table:table-cell>
          <table:table-cell table:formula="of:=POWER([.C946]-6.75;2)" office:value-type="float" office:value="0.0241040211579185" calcext:value-type="float">
            <text:p>0.0241040212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562866" calcext:value-type="float">
            <text:p>6.562866</text:p>
          </table:table-cell>
          <table:table-cell office:value-type="float" office:value="6.5965214762" calcext:value-type="float">
            <text:p>6.5965214762</text:p>
          </table:table-cell>
          <table:table-cell table:formula="of:=POWER([.C947]-6.75;2)" office:value-type="float" office:value="0.023555657267827" calcext:value-type="float">
            <text:p>0.0235556573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553997" calcext:value-type="float">
            <text:p>6.553997</text:p>
          </table:table-cell>
          <table:table-cell office:value-type="float" office:value="6.5983768049" calcext:value-type="float">
            <text:p>6.5983768049</text:p>
          </table:table-cell>
          <table:table-cell table:formula="of:=POWER([.C948]-6.75;2)" office:value-type="float" office:value="0.0229895932923327" calcext:value-type="float">
            <text:p>0.0229895933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546493" calcext:value-type="float">
            <text:p>6.546493</text:p>
          </table:table-cell>
          <table:table-cell office:value-type="float" office:value="6.600305625" calcext:value-type="float">
            <text:p>6.600305625</text:p>
          </table:table-cell>
          <table:table-cell table:formula="of:=POWER([.C949]-6.75;2)" office:value-type="float" office:value="0.0224084059066407" calcext:value-type="float">
            <text:p>0.0224084059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540178" calcext:value-type="float">
            <text:p>6.540178</text:p>
          </table:table-cell>
          <table:table-cell office:value-type="float" office:value="6.602302641" calcext:value-type="float">
            <text:p>6.602302641</text:p>
          </table:table-cell>
          <table:table-cell table:formula="of:=POWER([.C950]-6.75;2)" office:value-type="float" office:value="0.021814509855575" calcext:value-type="float">
            <text:p>0.0218145099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534914" calcext:value-type="float">
            <text:p>6.534914</text:p>
          </table:table-cell>
          <table:table-cell office:value-type="float" office:value="6.6043629737" calcext:value-type="float">
            <text:p>6.6043629737</text:p>
          </table:table-cell>
          <table:table-cell table:formula="of:=POWER([.C951]-6.75;2)" office:value-type="float" office:value="0.0212101434295069" calcext:value-type="float">
            <text:p>0.0212101434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530592" calcext:value-type="float">
            <text:p>6.530592</text:p>
          </table:table-cell>
          <table:table-cell office:value-type="float" office:value="6.6064820541" calcext:value-type="float">
            <text:p>6.6064820541</text:p>
          </table:table-cell>
          <table:table-cell table:formula="of:=POWER([.C952]-6.75;2)" office:value-type="float" office:value="0.0205974007953554" calcext:value-type="float">
            <text:p>0.0205974008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52712" calcext:value-type="float">
            <text:p>6.52712</text:p>
          </table:table-cell>
          <table:table-cell office:value-type="float" office:value="6.6086556667" calcext:value-type="float">
            <text:p>6.6086556667</text:p>
          </table:table-cell>
          <table:table-cell table:formula="of:=POWER([.C953]-6.75;2)" office:value-type="float" office:value="0.0199782205560215" calcext:value-type="float">
            <text:p>0.0199782206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524422" calcext:value-type="float">
            <text:p>6.524422</text:p>
          </table:table-cell>
          <table:table-cell office:value-type="float" office:value="6.6108798857" calcext:value-type="float">
            <text:p>6.6108798857</text:p>
          </table:table-cell>
          <table:table-cell table:formula="of:=POWER([.C954]-6.75;2)" office:value-type="float" office:value="0.019354406202845" calcext:value-type="float">
            <text:p>0.0193544062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522432" calcext:value-type="float">
            <text:p>6.522432</text:p>
          </table:table-cell>
          <table:table-cell office:value-type="float" office:value="6.6131511176" calcext:value-type="float">
            <text:p>6.6131511176</text:p>
          </table:table-cell>
          <table:table-cell table:formula="of:=POWER([.C955]-6.75;2)" office:value-type="float" office:value="0.018727616614129" calcext:value-type="float">
            <text:p>0.0187276166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521089" calcext:value-type="float">
            <text:p>6.521089</text:p>
          </table:table-cell>
          <table:table-cell office:value-type="float" office:value="6.6154660303" calcext:value-type="float">
            <text:p>6.6154660303</text:p>
          </table:table-cell>
          <table:table-cell table:formula="of:=POWER([.C956]-6.75;2)" office:value-type="float" office:value="0.0180993890032404" calcext:value-type="float">
            <text:p>0.018099389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520344" calcext:value-type="float">
            <text:p>6.520344</text:p>
          </table:table-cell>
          <table:table-cell office:value-type="float" office:value="6.6178215625" calcext:value-type="float">
            <text:p>6.6178215625</text:p>
          </table:table-cell>
          <table:table-cell table:formula="of:=POWER([.C957]-6.75;2)" office:value-type="float" office:value="0.0174711393399415" calcext:value-type="float">
            <text:p>0.0174711393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520146" calcext:value-type="float">
            <text:p>6.520146</text:p>
          </table:table-cell>
          <table:table-cell office:value-type="float" office:value="6.6202148065" calcext:value-type="float">
            <text:p>6.6202148065</text:p>
          </table:table-cell>
          <table:table-cell table:formula="of:=POWER([.C958]-6.75;2)" office:value-type="float" office:value="0.0168441964518325" calcext:value-type="float">
            <text:p>0.0168441965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520453" calcext:value-type="float">
            <text:p>6.520453</text:p>
          </table:table-cell>
          <table:table-cell office:value-type="float" office:value="6.6226431333" calcext:value-type="float">
            <text:p>6.6226431333</text:p>
          </table:table-cell>
          <table:table-cell table:formula="of:=POWER([.C959]-6.75;2)" office:value-type="float" office:value="0.0162197714956415" calcext:value-type="float">
            <text:p>0.0162197715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521224" calcext:value-type="float">
            <text:p>6.521224</text:p>
          </table:table-cell>
          <table:table-cell office:value-type="float" office:value="6.6251040345" calcext:value-type="float">
            <text:p>6.6251040345</text:p>
          </table:table-cell>
          <table:table-cell table:formula="of:=POWER([.C960]-6.75;2)" office:value-type="float" office:value="0.0155990021981773" calcext:value-type="float">
            <text:p>0.0155990022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522422" calcext:value-type="float">
            <text:p>6.522422</text:p>
          </table:table-cell>
          <table:table-cell office:value-type="float" office:value="6.6275951429" calcext:value-type="float">
            <text:p>6.6275951429</text:p>
          </table:table-cell>
          <table:table-cell table:formula="of:=POWER([.C961]-6.75;2)" office:value-type="float" office:value="0.0149829490416715" calcext:value-type="float">
            <text:p>0.014982949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52401" calcext:value-type="float">
            <text:p>6.52401</text:p>
          </table:table-cell>
          <table:table-cell office:value-type="float" office:value="6.6301142222" calcext:value-type="float">
            <text:p>6.6301142222</text:p>
          </table:table-cell>
          <table:table-cell table:formula="of:=POWER([.C962]-6.75;2)" office:value-type="float" office:value="0.0143725997187111" calcext:value-type="float">
            <text:p>0.0143725997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525957" calcext:value-type="float">
            <text:p>6.525957</text:p>
          </table:table-cell>
          <table:table-cell office:value-type="float" office:value="6.6326590769" calcext:value-type="float">
            <text:p>6.6326590769</text:p>
          </table:table-cell>
          <table:table-cell table:formula="of:=POWER([.C963]-6.75;2)" office:value-type="float" office:value="0.0137688922339602" calcext:value-type="float">
            <text:p>0.0137688922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528232" calcext:value-type="float">
            <text:p>6.528232</text:p>
          </table:table-cell>
          <table:table-cell office:value-type="float" office:value="6.63522764" calcext:value-type="float">
            <text:p>6.63522764</text:p>
          </table:table-cell>
          <table:table-cell table:formula="of:=POWER([.C964]-6.75;2)" office:value-type="float" office:value="0.0131726946199696" calcext:value-type="float">
            <text:p>0.0131726946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530808" calcext:value-type="float">
            <text:p>6.530808</text:p>
          </table:table-cell>
          <table:table-cell office:value-type="float" office:value="6.6378178333" calcext:value-type="float">
            <text:p>6.6378178333</text:p>
          </table:table-cell>
          <table:table-cell table:formula="of:=POWER([.C965]-6.75;2)" office:value-type="float" office:value="0.0125848385255066" calcext:value-type="float">
            <text:p>0.0125848385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533658" calcext:value-type="float">
            <text:p>6.533658</text:p>
          </table:table-cell>
          <table:table-cell office:value-type="float" office:value="6.6404275652" calcext:value-type="float">
            <text:p>6.6404275652</text:p>
          </table:table-cell>
          <table:table-cell table:formula="of:=POWER([.C966]-6.75;2)" office:value-type="float" office:value="0.0120061184680004" calcext:value-type="float">
            <text:p>0.0120061185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536759" calcext:value-type="float">
            <text:p>6.536759</text:p>
          </table:table-cell>
          <table:table-cell office:value-type="float" office:value="6.6430547727" calcext:value-type="float">
            <text:p>6.6430547727</text:p>
          </table:table-cell>
          <table:table-cell table:formula="of:=POWER([.C967]-6.75;2)" office:value-type="float" office:value="0.0114372816422486" calcext:value-type="float">
            <text:p>0.0114372816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540089" calcext:value-type="float">
            <text:p>6.540089</text:p>
          </table:table-cell>
          <table:table-cell office:value-type="float" office:value="6.645697381" calcext:value-type="float">
            <text:p>6.645697381</text:p>
          </table:table-cell>
          <table:table-cell table:formula="of:=POWER([.C968]-6.75;2)" office:value-type="float" office:value="0.0108790363302592" calcext:value-type="float">
            <text:p>0.0108790363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543631" calcext:value-type="float">
            <text:p>6.543631</text:p>
          </table:table-cell>
          <table:table-cell office:value-type="float" office:value="6.6483533" calcext:value-type="float">
            <text:p>6.6483533</text:p>
          </table:table-cell>
          <table:table-cell table:formula="of:=POWER([.C969]-6.75;2)" office:value-type="float" office:value="0.01033205162089" calcext:value-type="float">
            <text:p>0.0103320516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547365" calcext:value-type="float">
            <text:p>6.547365</text:p>
          </table:table-cell>
          <table:table-cell office:value-type="float" office:value="6.6510203684" calcext:value-type="float">
            <text:p>6.6510203684</text:p>
          </table:table-cell>
          <table:table-cell table:formula="of:=POWER([.C970]-6.75;2)" office:value-type="float" office:value="0.00979696747167168" calcext:value-type="float">
            <text:p>0.0097969675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551277" calcext:value-type="float">
            <text:p>6.551277</text:p>
          </table:table-cell>
          <table:table-cell office:value-type="float" office:value="6.6536964444" calcext:value-type="float">
            <text:p>6.6536964444</text:p>
          </table:table-cell>
          <table:table-cell table:formula="of:=POWER([.C971]-6.75;2)" office:value-type="float" office:value="0.00927437482120221" calcext:value-type="float">
            <text:p>0.0092743748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555353" calcext:value-type="float">
            <text:p>6.555353</text:p>
          </table:table-cell>
          <table:table-cell office:value-type="float" office:value="6.6563792941" calcext:value-type="float">
            <text:p>6.6563792941</text:p>
          </table:table-cell>
          <table:table-cell table:formula="of:=POWER([.C972]-6.75;2)" office:value-type="float" office:value="0.00876483657321435" calcext:value-type="float">
            <text:p>0.0087648366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55958" calcext:value-type="float">
            <text:p>6.55958</text:p>
          </table:table-cell>
          <table:table-cell office:value-type="float" office:value="6.6590666875" calcext:value-type="float">
            <text:p>6.6590666875</text:p>
          </table:table-cell>
          <table:table-cell table:formula="of:=POWER([.C973]-6.75;2)" office:value-type="float" office:value="0.00826886732222262" calcext:value-type="float">
            <text:p>0.0082688673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563948" calcext:value-type="float">
            <text:p>6.563948</text:p>
          </table:table-cell>
          <table:table-cell office:value-type="float" office:value="6.6617564667" calcext:value-type="float">
            <text:p>6.6617564667</text:p>
          </table:table-cell>
          <table:table-cell table:formula="of:=POWER([.C974]-6.75;2)" office:value-type="float" office:value="0.00778692116926821" calcext:value-type="float">
            <text:p>0.0077869212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568445" calcext:value-type="float">
            <text:p>6.568445</text:p>
          </table:table-cell>
          <table:table-cell office:value-type="float" office:value="6.6644463571" calcext:value-type="float">
            <text:p>6.6644463571</text:p>
          </table:table-cell>
          <table:table-cell table:formula="of:=POWER([.C975]-6.75;2)" office:value-type="float" office:value="0.0073194258134607" calcext:value-type="float">
            <text:p>0.0073194258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573063" calcext:value-type="float">
            <text:p>6.573063</text:p>
          </table:table-cell>
          <table:table-cell office:value-type="float" office:value="6.6671341538" calcext:value-type="float">
            <text:p>6.6671341538</text:p>
          </table:table-cell>
          <table:table-cell table:formula="of:=POWER([.C976]-6.75;2)" office:value-type="float" office:value="0.00686674846644202" calcext:value-type="float">
            <text:p>0.0068667485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577794" calcext:value-type="float">
            <text:p>6.577794</text:p>
          </table:table-cell>
          <table:table-cell office:value-type="float" office:value="6.6698176667" calcext:value-type="float">
            <text:p>6.6698176667</text:p>
          </table:table-cell>
          <table:table-cell table:formula="of:=POWER([.C977]-6.75;2)" office:value-type="float" office:value="0.00642920657343226" calcext:value-type="float">
            <text:p>0.0064292066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582629" calcext:value-type="float">
            <text:p>6.582629</text:p>
          </table:table-cell>
          <table:table-cell office:value-type="float" office:value="6.6724948182" calcext:value-type="float">
            <text:p>6.6724948182</text:p>
          </table:table-cell>
          <table:table-cell table:formula="of:=POWER([.C978]-6.75;2)" office:value-type="float" office:value="0.0060070532058511" calcext:value-type="float">
            <text:p>0.0060070532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58756" calcext:value-type="float">
            <text:p>6.58756</text:p>
          </table:table-cell>
          <table:table-cell office:value-type="float" office:value="6.6751636" calcext:value-type="float">
            <text:p>6.6751636</text:p>
          </table:table-cell>
          <table:table-cell table:formula="of:=POWER([.C979]-6.75;2)" office:value-type="float" office:value="0.00560048676495995" calcext:value-type="float">
            <text:p>0.0056004868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592579" calcext:value-type="float">
            <text:p>6.592579</text:p>
          </table:table-cell>
          <table:table-cell office:value-type="float" office:value="6.677822" calcext:value-type="float">
            <text:p>6.677822</text:p>
          </table:table-cell>
          <table:table-cell table:formula="of:=POWER([.C980]-6.75;2)" office:value-type="float" office:value="0.00520966368400001" calcext:value-type="float">
            <text:p>0.0052096637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597679" calcext:value-type="float">
            <text:p>6.597679</text:p>
          </table:table-cell>
          <table:table-cell office:value-type="float" office:value="6.68046825" calcext:value-type="float">
            <text:p>6.68046825</text:p>
          </table:table-cell>
          <table:table-cell table:formula="of:=POWER([.C981]-6.75;2)" office:value-type="float" office:value="0.00483466425806255" calcext:value-type="float">
            <text:p>0.0048346643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602851" calcext:value-type="float">
            <text:p>6.602851</text:p>
          </table:table-cell>
          <table:table-cell office:value-type="float" office:value="6.6831005714" calcext:value-type="float">
            <text:p>6.6831005714</text:p>
          </table:table-cell>
          <table:table-cell table:formula="of:=POWER([.C982]-6.75;2)" office:value-type="float" office:value="0.00447553354700652" calcext:value-type="float">
            <text:p>0.0044755335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608088" calcext:value-type="float">
            <text:p>6.608088</text:p>
          </table:table-cell>
          <table:table-cell office:value-type="float" office:value="6.6857175" calcext:value-type="float">
            <text:p>6.6857175</text:p>
          </table:table-cell>
          <table:table-cell table:formula="of:=POWER([.C983]-6.75;2)" office:value-type="float" office:value="0.00413223980625" calcext:value-type="float">
            <text:p>0.0041322398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613381" calcext:value-type="float">
            <text:p>6.613381</text:p>
          </table:table-cell>
          <table:table-cell office:value-type="float" office:value="6.6883176" calcext:value-type="float">
            <text:p>6.6883176</text:p>
          </table:table-cell>
          <table:table-cell table:formula="of:=POWER([.C984]-6.75;2)" office:value-type="float" office:value="0.00380471846976006" calcext:value-type="float">
            <text:p>0.0038047185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61872" calcext:value-type="float">
            <text:p>6.61872</text:p>
          </table:table-cell>
          <table:table-cell office:value-type="float" office:value="6.6908995" calcext:value-type="float">
            <text:p>6.6908995</text:p>
          </table:table-cell>
          <table:table-cell table:formula="of:=POWER([.C985]-6.75;2)" office:value-type="float" office:value="0.00349286910024995" calcext:value-type="float">
            <text:p>0.0034928691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624098" calcext:value-type="float">
            <text:p>6.624098</text:p>
          </table:table-cell>
          <table:table-cell office:value-type="float" office:value="6.693462" calcext:value-type="float">
            <text:p>6.693462</text:p>
          </table:table-cell>
          <table:table-cell table:formula="of:=POWER([.C986]-6.75;2)" office:value-type="float" office:value="0.00319654544399997" calcext:value-type="float">
            <text:p>0.0031965454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629505" calcext:value-type="float">
            <text:p>6.629505</text:p>
          </table:table-cell>
          <table:table-cell office:value-type="float" office:value="6.6960045" calcext:value-type="float">
            <text:p>6.6960045</text:p>
          </table:table-cell>
          <table:table-cell table:formula="of:=POWER([.C987]-6.75;2)" office:value-type="float" office:value="0.00291551402025001" calcext:value-type="float">
            <text:p>0.002915514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634932" calcext:value-type="float">
            <text:p>6.634932</text:p>
          </table:table-cell>
          <table:table-cell office:value-type="float" office:value="6.698526" calcext:value-type="float">
            <text:p>6.698526</text:p>
          </table:table-cell>
          <table:table-cell table:formula="of:=POWER([.C988]-6.75;2)" office:value-type="float" office:value="0.00264957267599998" calcext:value-type="float">
            <text:p>0.0026495727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640369" calcext:value-type="float">
            <text:p>6.640369</text:p>
          </table:table-cell>
          <table:table-cell office:value-type="string" calcext:value-type="string">
            <text:p>#DIV/0!</text:p>
          </table:table-cell>
          <table:table-cell table:formula="of:=POWER([.C989]-6.75;2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645807" calcext:value-type="float">
            <text:p>6.645807</text:p>
          </table:table-cell>
          <table:table-cell office:value-type="string" calcext:value-type="string">
            <text:p>#DIV/0!</text:p>
          </table:table-cell>
          <table:table-cell table:formula="of:=POWER([.C990]-6.75;2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651238" calcext:value-type="float">
            <text:p>6.651238</text:p>
          </table:table-cell>
          <table:table-cell office:value-type="string" calcext:value-type="string">
            <text:p>#DIV/0!</text:p>
          </table:table-cell>
          <table:table-cell table:formula="of:=POWER([.C991]-6.75;2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656652" calcext:value-type="float">
            <text:p>6.656652</text:p>
          </table:table-cell>
          <table:table-cell office:value-type="string" calcext:value-type="string">
            <text:p>#DIV/0!</text:p>
          </table:table-cell>
          <table:table-cell table:formula="of:=POWER([.C992]-6.75;2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662042" calcext:value-type="float">
            <text:p>6.662042</text:p>
          </table:table-cell>
          <table:table-cell office:value-type="string" calcext:value-type="string">
            <text:p>#DIV/0!</text:p>
          </table:table-cell>
          <table:table-cell table:formula="of:=POWER([.C993]-6.75;2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667399" calcext:value-type="float">
            <text:p>6.667399</text:p>
          </table:table-cell>
          <table:table-cell office:value-type="string" calcext:value-type="string">
            <text:p>#DIV/0!</text:p>
          </table:table-cell>
          <table:table-cell table:formula="of:=POWER([.C994]-6.75;2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672717" calcext:value-type="float">
            <text:p>6.672717</text:p>
          </table:table-cell>
          <table:table-cell office:value-type="string" calcext:value-type="string">
            <text:p>#DIV/0!</text:p>
          </table:table-cell>
          <table:table-cell table:formula="of:=POWER([.C995]-6.75;2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67799" calcext:value-type="float">
            <text:p>6.67799</text:p>
          </table:table-cell>
          <table:table-cell office:value-type="string" calcext:value-type="string">
            <text:p>#DIV/0!</text:p>
          </table:table-cell>
          <table:table-cell table:formula="of:=POWER([.C996]-6.75;2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683212" calcext:value-type="float">
            <text:p>6.683212</text:p>
          </table:table-cell>
          <table:table-cell office:value-type="string" calcext:value-type="string">
            <text:p>#DIV/0!</text:p>
          </table:table-cell>
          <table:table-cell table:formula="of:=POWER([.C997]-6.75;2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688377" calcext:value-type="float">
            <text:p>6.688377</text:p>
          </table:table-cell>
          <table:table-cell office:value-type="string" calcext:value-type="string">
            <text:p>#DIV/0!</text:p>
          </table:table-cell>
          <table:table-cell table:formula="of:=POWER([.C998]-6.75;2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693483" calcext:value-type="float">
            <text:p>6.693483</text:p>
          </table:table-cell>
          <table:table-cell office:value-type="string" calcext:value-type="string">
            <text:p>#DIV/0!</text:p>
          </table:table-cell>
          <table:table-cell table:formula="of:=POWER([.C999]-6.75;2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.698526" calcext:value-type="float">
            <text:p>6.698526</text:p>
          </table:table-cell>
          <table:table-cell office:value-type="string" calcext:value-type="string">
            <text:p>#DIV/0!</text:p>
          </table:table-cell>
          <table:table-cell table:formula="of:=POWER([.C1000]-6.75;2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POWER([.C100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8]-6.75;2)" office:value-type="float" office:value="45.5625" calcext:value-type="float">
            <text:p>45.56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02:00:53.379765412</dc:date>
    <meta:document-statistic meta:table-count="1" meta:cell-count="3612" meta:object-count="0"/>
    <meta:generator>LibreOffice/4.2.7.2$Linux_X86_64 LibreOffice_project/420m0$Build-2</meta:generator>
  </office:meta>
</office:document-meta>
</file>